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3.6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8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19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23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26" style:family="table-cell" style:parent-style-name="Default">
      <style:table-cell-properties fo:background-color="#b2b2b2"/>
      <style:text-properties fo:color="#000000"/>
    </style:style>
    <style:style style:name="ce27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28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666666"/>
      <style:text-properties fo:color="#ffffff"/>
    </style:style>
    <style:style style:name="ce32" style:family="table-cell" style:parent-style-name="Default">
      <style:table-cell-properties fo:background-color="transparent"/>
      <style:text-properties fo:color="#ffffff"/>
    </style:style>
    <style:style style:name="ce35" style:family="table-cell" style:parent-style-name="Default">
      <style:text-properties style:font-name="DejaVu Sans Mono"/>
    </style:style>
    <style:style style:name="ce37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333333"/>
      <style:text-properties fo:color="#ffffff"/>
    </style:style>
    <style:style style:name="ce40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1" style:family="table-cell" style:parent-style-name="Default" style:data-style-name="N11"/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3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31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80" style:family="table-cell" style:parent-style-name="Default">
      <style:text-properties fo:color="#1c1c1c" fo:font-size="10pt" style:font-size-asian="10pt" style:font-size-complex="10pt"/>
    </style:style>
    <style:style style:name="ce81" style:family="table-cell" style:parent-style-name="Default">
      <style:text-properties fo:color="#1c1c1c"/>
    </style:style>
    <style:style style:name="ce5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b2b2b2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2b2b2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border-bottom="none" fo:background-color="#b2b2b2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1">
      <style:table-cell-properties fo:border-bottom="0.74pt solid #000000" fo:background-color="#b2b2b2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31"/>
    <style:style style:name="ce33" style:family="table-cell" style:parent-style-name="Default" style:data-style-name="N131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43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70" style:family="table-cell" style:parent-style-name="Default" style:data-style-name="N131">
      <style:text-properties fo:font-size="8pt" style:font-size-asian="8pt" style:font-size-complex="8pt"/>
      <style:map style:condition="cell-content()&lt;=5%" style:apply-style-name="Untitled1" style:base-cell-address="Experimental.B2"/>
      <style:map style:condition="cell-content()&lt;=10%" style:apply-style-name="AlmostThere" style:base-cell-address="Experimental.B2"/>
      <style:map style:condition="cell-content()&lt;=&lt;15%" style:apply-style-name="Untitled2" style:base-cell-address="Experimental.B2"/>
      <style:map style:condition="cell-content()&gt;15%" style:apply-style-name="Cold" style:base-cell-address="Experimental.B2"/>
    </style:style>
    <style:style style:name="ce34" style:family="table-cell" style:parent-style-name="Default" style:data-style-name="N11">
      <style:table-cell-properties fo:background-color="#b2b2b2"/>
      <style:text-properties fo:color="#000000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9"/>
        <table:table-column table:style-name="co2" table:number-columns-repeated="3" table:default-cell-style-name="ce30"/>
        <table:table-column table:style-name="co2" table:number-columns-repeated="3" table:default-cell-style-name="Default"/>
        <table:table-column table:style-name="co2" table:number-columns-repeated="4" table:default-cell-style-name="ce30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lvo – SNIC (*) (**)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30" office:value-type="float" office:value="151.486" calcext:value-type="float">
            <text:p>151,486</text:p>
          </table:table-cell>
          <table:table-cell table:style-name="ce30" office:value-type="float" office:value="134.223" calcext:value-type="float">
            <text:p>134,223</text:p>
          </table:table-cell>
          <table:table-cell table:style-name="ce30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844.864" calcext:value-type="float">
            <text:p>844,864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818.645" calcext:value-type="float">
            <text:p>818,645</text:p>
          </table:table-cell>
          <table:table-cell table:style-name="ce30" office:value-type="float" office:value="676.3" calcext:value-type="float">
            <text:p>676,3</text:p>
          </table:table-cell>
          <table:table-cell table:style-name="ce30" office:value-type="float" office:value="538.586" calcext:value-type="float">
            <text:p>538,586</text:p>
          </table:table-cell>
          <table:table-cell table:style-name="ce30" office:value-type="float" office:value="362.791" calcext:value-type="float">
            <text:p>362,791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61.12" calcext:value-type="float">
            <text:p>261,12</text:p>
          </table:table-cell>
          <table:table-cell office:value-type="float" office:value="250.519" calcext:value-type="float">
            <text:p>250,519</text:p>
          </table:table-cell>
          <table:table-cell office:value-type="float" office:value="227.243" calcext:value-type="float">
            <text:p>227,243</text:p>
          </table:table-cell>
          <table:table-cell table:style-name="ce30" office:value-type="float" office:value="198.069" calcext:value-type="float">
            <text:p>198,069</text:p>
          </table:table-cell>
          <table:table-cell table:style-name="ce30" office:value-type="float" office:value="166.85" calcext:value-type="float">
            <text:p>166,85</text:p>
          </table:table-cell>
          <table:table-cell table:style-name="ce30" office:value-type="float" office:value="135.021" calcext:value-type="float">
            <text:p>135,021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94.932" calcext:value-type="float">
            <text:p>994,932</text:p>
          </table:table-cell>
          <table:table-cell office:value-type="float" office:value="1036.606" calcext:value-type="float">
            <text:p>1036,606</text:p>
          </table:table-cell>
          <table:table-cell office:value-type="float" office:value="771.567" calcext:value-type="float">
            <text:p>771,567</text:p>
          </table:table-cell>
          <table:table-cell table:style-name="ce30" office:value-type="float" office:value="746.867" calcext:value-type="float">
            <text:p>746,867</text:p>
          </table:table-cell>
          <table:table-cell table:style-name="ce30" office:value-type="float" office:value="739.457" calcext:value-type="float">
            <text:p>739,457</text:p>
          </table:table-cell>
          <table:table-cell table:style-name="ce30" office:value-type="float" office:value="687.211" calcext:value-type="float">
            <text:p>687,211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744.322" calcext:value-type="float">
            <text:p>3744,322</text:p>
          </table:table-cell>
          <table:table-cell office:value-type="float" office:value="3932.905" calcext:value-type="float">
            <text:p>3932,905</text:p>
          </table:table-cell>
          <table:table-cell office:value-type="float" office:value="4055.14" calcext:value-type="float">
            <text:p>4055,14</text:p>
          </table:table-cell>
          <table:table-cell table:style-name="ce30" office:value-type="float" office:value="3732.551" calcext:value-type="float">
            <text:p>3732,551</text:p>
          </table:table-cell>
          <table:table-cell table:style-name="ce30" office:value-type="float" office:value="3424.967" calcext:value-type="float">
            <text:p>3424,967</text:p>
          </table:table-cell>
          <table:table-cell table:style-name="ce30" office:value-type="float" office:value="3063.3" calcext:value-type="float">
            <text:p>3063,3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903.741" calcext:value-type="float">
            <text:p>1903,741</text:p>
          </table:table-cell>
          <table:table-cell office:value-type="float" office:value="2065.389" calcext:value-type="float">
            <text:p>2065,389</text:p>
          </table:table-cell>
          <table:table-cell office:value-type="float" office:value="1964.413" calcext:value-type="float">
            <text:p>1964,413</text:p>
          </table:table-cell>
          <table:table-cell table:style-name="ce30" office:value-type="float" office:value="2037.703" calcext:value-type="float">
            <text:p>2037,703</text:p>
          </table:table-cell>
          <table:table-cell table:style-name="ce30" office:value-type="float" office:value="2146.547" calcext:value-type="float">
            <text:p>2146,547</text:p>
          </table:table-cell>
          <table:table-cell table:style-name="ce30" office:value-type="float" office:value="2035.158" calcext:value-type="float">
            <text:p>2035,158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61.667" calcext:value-type="float">
            <text:p>1261,667</text:p>
          </table:table-cell>
          <table:table-cell office:value-type="float" office:value="1152.069" calcext:value-type="float">
            <text:p>1152,069</text:p>
          </table:table-cell>
          <table:table-cell office:value-type="float" office:value="979.998" calcext:value-type="float">
            <text:p>979,998</text:p>
          </table:table-cell>
          <table:table-cell table:style-name="ce30" office:value-type="float" office:value="811.194" calcext:value-type="float">
            <text:p>811,194</text:p>
          </table:table-cell>
          <table:table-cell table:style-name="ce30" office:value-type="float" office:value="638.818" calcext:value-type="float">
            <text:p>638,818</text:p>
          </table:table-cell>
          <table:table-cell table:style-name="ce30" office:value-type="float" office:value="584.646" calcext:value-type="float">
            <text:p>584,646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354.74" calcext:value-type="float">
            <text:p>1354,74</text:p>
          </table:table-cell>
          <table:table-cell office:value-type="float" office:value="1378.303" calcext:value-type="float">
            <text:p>1378,303</text:p>
          </table:table-cell>
          <table:table-cell office:value-type="float" office:value="1296.041" calcext:value-type="float">
            <text:p>1296,041</text:p>
          </table:table-cell>
          <table:table-cell table:style-name="ce30" office:value-type="float" office:value="1250.323" calcext:value-type="float">
            <text:p>1250,323</text:p>
          </table:table-cell>
          <table:table-cell table:style-name="ce30" office:value-type="float" office:value="1210.917" calcext:value-type="float">
            <text:p>1210,917</text:p>
          </table:table-cell>
          <table:table-cell table:style-name="ce30" office:value-type="float" office:value="1097.369" calcext:value-type="float">
            <text:p>1097,369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3061.533" calcext:value-type="float">
            <text:p>3061,533</text:p>
          </table:table-cell>
          <table:table-cell office:value-type="float" office:value="3181.778" calcext:value-type="float">
            <text:p>3181,778</text:p>
          </table:table-cell>
          <table:table-cell office:value-type="float" office:value="2861.897" calcext:value-type="float">
            <text:p>2861,897</text:p>
          </table:table-cell>
          <table:table-cell table:style-name="ce30" office:value-type="float" office:value="2517.29" calcext:value-type="float">
            <text:p>2517,29</text:p>
          </table:table-cell>
          <table:table-cell table:style-name="ce30" office:value-type="float" office:value="2193.545" calcext:value-type="float">
            <text:p>2193,545</text:p>
          </table:table-cell>
          <table:table-cell table:style-name="ce30" office:value-type="float" office:value="2270.346" calcext:value-type="float">
            <text:p>2270,346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528.77" calcext:value-type="float">
            <text:p>1528,77</text:p>
          </table:table-cell>
          <table:table-cell office:value-type="float" office:value="1563.125" calcext:value-type="float">
            <text:p>1563,125</text:p>
          </table:table-cell>
          <table:table-cell office:value-type="float" office:value="1303.411" calcext:value-type="float">
            <text:p>1303,411</text:p>
          </table:table-cell>
          <table:table-cell table:style-name="ce30" office:value-type="float" office:value="1191.509" calcext:value-type="float">
            <text:p>1191,509</text:p>
          </table:table-cell>
          <table:table-cell table:style-name="ce30" office:value-type="float" office:value="1100.217" calcext:value-type="float">
            <text:p>1100,217</text:p>
          </table:table-cell>
          <table:table-cell table:style-name="ce30" office:value-type="float" office:value="971.921" calcext:value-type="float">
            <text:p>971,921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81.539" calcext:value-type="float">
            <text:p>1381,539</text:p>
          </table:table-cell>
          <table:table-cell office:value-type="float" office:value="1618.657" calcext:value-type="float">
            <text:p>1618,657</text:p>
          </table:table-cell>
          <table:table-cell office:value-type="float" office:value="1411.234" calcext:value-type="float">
            <text:p>1411,234</text:p>
          </table:table-cell>
          <table:table-cell table:style-name="ce30" office:value-type="float" office:value="1241.1" calcext:value-type="float">
            <text:p>1241,1</text:p>
          </table:table-cell>
          <table:table-cell table:style-name="ce30" office:value-type="float" office:value="1083.128" calcext:value-type="float">
            <text:p>1083,128</text:p>
          </table:table-cell>
          <table:table-cell table:style-name="ce30" office:value-type="float" office:value="1220.058" calcext:value-type="float">
            <text:p>1220,058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008.624" calcext:value-type="float">
            <text:p>1008,624</text:p>
          </table:table-cell>
          <table:table-cell office:value-type="float" office:value="1028.608" calcext:value-type="float">
            <text:p>1028,608</text:p>
          </table:table-cell>
          <table:table-cell office:value-type="float" office:value="995.222" calcext:value-type="float">
            <text:p>995,222</text:p>
          </table:table-cell>
          <table:table-cell table:style-name="ce30" office:value-type="float" office:value="951.041" calcext:value-type="float">
            <text:p>951,041</text:p>
          </table:table-cell>
          <table:table-cell table:style-name="ce30" office:value-type="float" office:value="904.537" calcext:value-type="float">
            <text:p>904,537</text:p>
          </table:table-cell>
          <table:table-cell table:style-name="ce30" office:value-type="float" office:value="870.341" calcext:value-type="float">
            <text:p>870,341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30" office:value-type="float" office:value="5836.891" calcext:value-type="float">
            <text:p>5836,891</text:p>
          </table:table-cell>
          <table:table-cell table:style-name="ce30" office:value-type="float" office:value="5091.098" calcext:value-type="float">
            <text:p>5091,098</text:p>
          </table:table-cell>
          <table:table-cell table:style-name="ce30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042.91" calcext:value-type="float">
            <text:p>2042,91</text:p>
          </table:table-cell>
          <table:table-cell office:value-type="float" office:value="2318.608" calcext:value-type="float">
            <text:p>2318,608</text:p>
          </table:table-cell>
          <table:table-cell office:value-type="float" office:value="2041.73" calcext:value-type="float">
            <text:p>2041,73</text:p>
          </table:table-cell>
          <table:table-cell table:style-name="ce30" office:value-type="float" office:value="1863.549" calcext:value-type="float">
            <text:p>1863,549</text:p>
          </table:table-cell>
          <table:table-cell table:style-name="ce30" office:value-type="float" office:value="1705.68" calcext:value-type="float">
            <text:p>1705,68</text:p>
          </table:table-cell>
          <table:table-cell table:style-name="ce30" office:value-type="float" office:value="1564.94" calcext:value-type="float">
            <text:p>1564,94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103.437" calcext:value-type="float">
            <text:p>1103,437</text:p>
          </table:table-cell>
          <table:table-cell office:value-type="float" office:value="1223.444" calcext:value-type="float">
            <text:p>1223,444</text:p>
          </table:table-cell>
          <table:table-cell office:value-type="float" office:value="1240.232" calcext:value-type="float">
            <text:p>1240,232</text:p>
          </table:table-cell>
          <table:table-cell table:style-name="ce30" office:value-type="float" office:value="1076.248" calcext:value-type="float">
            <text:p>1076,248</text:p>
          </table:table-cell>
          <table:table-cell table:style-name="ce30" office:value-type="float" office:value="928.236" calcext:value-type="float">
            <text:p>928,236</text:p>
          </table:table-cell>
          <table:table-cell table:style-name="ce30" office:value-type="float" office:value="786.338" calcext:value-type="float">
            <text:p>786,338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30" office:value-type="float" office:value="4108.786" calcext:value-type="float">
            <text:p>4108,786</text:p>
          </table:table-cell>
          <table:table-cell table:style-name="ce30" office:value-type="float" office:value="3869.334" calcext:value-type="float">
            <text:p>3869,334</text:p>
          </table:table-cell>
          <table:table-cell table:style-name="ce30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728.23" calcext:value-type="float">
            <text:p>2728,23</text:p>
          </table:table-cell>
          <table:table-cell office:value-type="float" office:value="2982.021" calcext:value-type="float">
            <text:p>2982,021</text:p>
          </table:table-cell>
          <table:table-cell office:value-type="float" office:value="2983.632" calcext:value-type="float">
            <text:p>2983,632</text:p>
          </table:table-cell>
          <table:table-cell table:style-name="ce30" office:value-type="float" office:value="2632.837" calcext:value-type="float">
            <text:p>2632,837</text:p>
          </table:table-cell>
          <table:table-cell table:style-name="ce30" office:value-type="float" office:value="2308.455" calcext:value-type="float">
            <text:p>2308,455</text:p>
          </table:table-cell>
          <table:table-cell table:style-name="ce30" office:value-type="float" office:value="1813.941" calcext:value-type="float">
            <text:p>1813,941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87.536" calcext:value-type="float">
            <text:p>687,536</text:p>
          </table:table-cell>
          <table:table-cell office:value-type="float" office:value="778.779" calcext:value-type="float">
            <text:p>778,779</text:p>
          </table:table-cell>
          <table:table-cell office:value-type="float" office:value="755.713" calcext:value-type="float">
            <text:p>755,713</text:p>
          </table:table-cell>
          <table:table-cell table:style-name="ce30" office:value-type="float" office:value="794.945" calcext:value-type="float">
            <text:p>794,945</text:p>
          </table:table-cell>
          <table:table-cell table:style-name="ce30" office:value-type="float" office:value="842.687" calcext:value-type="float">
            <text:p>842,687</text:p>
          </table:table-cell>
          <table:table-cell table:style-name="ce30" office:value-type="float" office:value="831.356" calcext:value-type="float">
            <text:p>831,356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87.789" calcext:value-type="float">
            <text:p>3487,789</text:p>
          </table:table-cell>
          <table:table-cell office:value-type="float" office:value="3505.72" calcext:value-type="float">
            <text:p>3505,72</text:p>
          </table:table-cell>
          <table:table-cell office:value-type="float" office:value="3226.786" calcext:value-type="float">
            <text:p>3226,786</text:p>
          </table:table-cell>
          <table:table-cell table:style-name="ce30" office:value-type="float" office:value="2978.617" calcext:value-type="float">
            <text:p>2978,617</text:p>
          </table:table-cell>
          <table:table-cell table:style-name="ce30" office:value-type="float" office:value="2744.168" calcext:value-type="float">
            <text:p>2744,168</text:p>
          </table:table-cell>
          <table:table-cell table:style-name="ce30" office:value-type="float" office:value="2703.746" calcext:value-type="float">
            <text:p>2703,746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733.632" calcext:value-type="float">
            <text:p>4733,632</text:p>
          </table:table-cell>
          <table:table-cell office:value-type="float" office:value="4864.477" calcext:value-type="float">
            <text:p>4864,477</text:p>
          </table:table-cell>
          <table:table-cell office:value-type="float" office:value="4454.468" calcext:value-type="float">
            <text:p>4454,468</text:p>
          </table:table-cell>
          <table:table-cell table:style-name="ce30" office:value-type="float" office:value="3639.072" calcext:value-type="float">
            <text:p>3639,072</text:p>
          </table:table-cell>
          <table:table-cell table:style-name="ce30" office:value-type="float" office:value="2811.648" calcext:value-type="float">
            <text:p>2811,648</text:p>
          </table:table-cell>
          <table:table-cell table:style-name="ce30" office:value-type="float" office:value="2284.918" calcext:value-type="float">
            <text:p>2284,918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961.431" calcext:value-type="float">
            <text:p>961,431</text:p>
          </table:table-cell>
          <table:table-cell office:value-type="float" office:value="954.17" calcext:value-type="float">
            <text:p>954,17</text:p>
          </table:table-cell>
          <table:table-cell office:value-type="float" office:value="886.165" calcext:value-type="float">
            <text:p>886,165</text:p>
          </table:table-cell>
          <table:table-cell table:style-name="ce30" office:value-type="float" office:value="802.508" calcext:value-type="float">
            <text:p>802,508</text:p>
          </table:table-cell>
          <table:table-cell table:style-name="ce30" office:value-type="float" office:value="730.261" calcext:value-type="float">
            <text:p>730,261</text:p>
          </table:table-cell>
          <table:table-cell table:style-name="ce30" office:value-type="float" office:value="646.482" calcext:value-type="float">
            <text:p>646,482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3.501" calcext:value-type="float">
            <text:p>933,501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4.394" calcext:value-type="float">
            <text:p>614,394</text:p>
          </table:table-cell>
          <table:table-cell table:style-name="ce30" office:value-type="float" office:value="510.273" calcext:value-type="float">
            <text:p>510,273</text:p>
          </table:table-cell>
          <table:table-cell table:style-name="ce30" office:value-type="float" office:value="410.58" calcext:value-type="float">
            <text:p>410,58</text:p>
          </table:table-cell>
          <table:table-cell table:style-name="ce30" office:value-type="float" office:value="406.814" calcext:value-type="float">
            <text:p>406,814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0.066" calcext:value-type="float">
            <text:p>100,066</text:p>
          </table:table-cell>
          <table:table-cell office:value-type="float" office:value="121.914" calcext:value-type="float">
            <text:p>121,914</text:p>
          </table:table-cell>
          <table:table-cell office:value-type="float" office:value="120.417" calcext:value-type="float">
            <text:p>120,417</text:p>
          </table:table-cell>
          <table:table-cell table:style-name="ce30" office:value-type="float" office:value="113.282" calcext:value-type="float">
            <text:p>113,282</text:p>
          </table:table-cell>
          <table:table-cell table:style-name="ce30" office:value-type="float" office:value="105.481" calcext:value-type="float">
            <text:p>105,481</text:p>
          </table:table-cell>
          <table:table-cell table:style-name="ce30" office:value-type="float" office:value="99.723" calcext:value-type="float">
            <text:p>99,723</text:p>
          </table:table-cell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30" office:value-type="float" office:value="3017.084" calcext:value-type="float">
            <text:p>3017,084</text:p>
          </table:table-cell>
          <table:table-cell table:style-name="ce30" office:value-type="float" office:value="2776.217" calcext:value-type="float">
            <text:p>2776,217</text:p>
          </table:table-cell>
          <table:table-cell table:style-name="ce30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30" office:value-type="float" office:value="11767.653" calcext:value-type="float">
            <text:p>11767,653</text:p>
          </table:table-cell>
          <table:table-cell table:style-name="ce30" office:value-type="float" office:value="9811.084" calcext:value-type="float">
            <text:p>9811,084</text:p>
          </table:table-cell>
          <table:table-cell table:style-name="ce30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646.084" calcext:value-type="float">
            <text:p>646,084</text:p>
          </table:table-cell>
          <table:table-cell office:value-type="float" office:value="590.339" calcext:value-type="float">
            <text:p>590,339</text:p>
          </table:table-cell>
          <table:table-cell office:value-type="float" office:value="633.19" calcext:value-type="float">
            <text:p>633,19</text:p>
          </table:table-cell>
          <table:table-cell table:style-name="ce30" office:value-type="float" office:value="592.014" calcext:value-type="float">
            <text:p>592,014</text:p>
          </table:table-cell>
          <table:table-cell table:style-name="ce30" office:value-type="float" office:value="552.624" calcext:value-type="float">
            <text:p>552,624</text:p>
          </table:table-cell>
          <table:table-cell table:style-name="ce30" office:value-type="float" office:value="473.789" calcext:value-type="float">
            <text:p>473,789</text:p>
          </table:table-cell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08.683" calcext:value-type="float">
            <text:p>508,683</text:p>
          </table:table-cell>
          <table:table-cell office:value-type="float" office:value="525.234" calcext:value-type="float">
            <text:p>525,234</text:p>
          </table:table-cell>
          <table:table-cell office:value-type="float" office:value="426.767" calcext:value-type="float">
            <text:p>426,767</text:p>
          </table:table-cell>
          <table:table-cell table:style-name="ce30" office:value-type="float" office:value="454.929" calcext:value-type="float">
            <text:p>454,929</text:p>
          </table:table-cell>
          <table:table-cell table:style-name="ce30" office:value-type="float" office:value="489.016" calcext:value-type="float">
            <text:p>489,016</text:p>
          </table:table-cell>
          <table:table-cell table:style-name="ce30" office:value-type="float" office:value="500.27" calcext:value-type="float">
            <text:p>500,27</text:p>
          </table:table-cell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30" table:number-columns-repeated="3"/>
        </table:table-row>
        <table:table-row table:style-name="ro1">
          <table:table-cell table:style-name="ce18" table:number-columns-repeated="11"/>
          <table:table-cell table:number-columns-repeated="7"/>
        </table:table-row>
        <table:table-row table:style-name="ro2">
          <table:table-cell table:style-name="ce21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31" table:number-columns-repeated="10"/>
          <table:table-cell table:number-columns-repeated="7"/>
        </table:table-row>
        <table:table-row table:style-name="ro1">
          <table:table-cell table:style-name="ce23"/>
          <table:table-cell table:style-name="ce32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0"/>
          <table:table-cell table:style-name="ce35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/>
          <table:table-cell table:style-name="ce35" table:number-columns-repeated="2"/>
          <table:table-cell table:style-name="ce38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/>
          <table:table-cell table:style-name="ce35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8" table:number-columns-repeated="2"/>
          <table:table-cell table:style-name="ce35"/>
          <table:table-cell table:style-name="ce38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35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7"/>
          <table:table-cell table:style-name="ce35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19"/>
        <table:table-column table:style-name="co2" table:number-columns-repeated="10" table:default-cell-style-name="ce30"/>
        <table:table-column table:style-name="co2" table:default-cell-style-name="Default"/>
        <table:table-column table:style-name="co2" table:default-cell-style-name="ce41"/>
        <table:table-column table:style-name="co2" table:number-columns-repeated="12" table:default-cell-style-name="Default"/>
        <table:table-row table:style-name="ro1">
          <table:table-cell table:style-name="ce39" office:value-type="string" calcext:value-type="string">
            <text:p>Previsão (*)(**)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021" calcext:value-type="float">
            <text:p>202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53.552" calcext:value-type="float">
            <text:p>153,552</text:p>
          </table:table-cell>
          <table:table-cell office:value-type="float" office:value="161.915" calcext:value-type="float">
            <text:p>161,915</text:p>
          </table:table-cell>
          <table:table-cell office:value-type="float" office:value="168.267" calcext:value-type="float">
            <text:p>168,267</text:p>
          </table:table-cell>
          <table:table-cell office:value-type="float" office:value="179.304" calcext:value-type="float">
            <text:p>179,304</text:p>
          </table:table-cell>
          <table:table-cell office:value-type="float" office:value="162.433" calcext:value-type="float">
            <text:p>162,433</text:p>
          </table:table-cell>
          <table:table-cell office:value-type="float" office:value="164.637" calcext:value-type="float">
            <text:p>164,637</text:p>
          </table:table-cell>
          <table:table-cell office:value-type="float" office:value="149.997" calcext:value-type="float">
            <text:p>149,997</text:p>
          </table:table-cell>
          <table:table-cell office:value-type="float" office:value="155.06" calcext:value-type="float">
            <text:p>155,06</text:p>
          </table:table-cell>
          <table:table-cell office:value-type="float" office:value="122.448" calcext:value-type="float">
            <text:p>122,448</text:p>
          </table:table-cell>
          <table:table-cell office:value-type="float" office:value="178.064" calcext:value-type="float">
            <text:p>178,0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523.225" calcext:value-type="float">
            <text:p>523,225</text:p>
          </table:table-cell>
          <table:table-cell office:value-type="float" office:value="714.969" calcext:value-type="float">
            <text:p>714,969</text:p>
          </table:table-cell>
          <table:table-cell office:value-type="float" office:value="797.979" calcext:value-type="float">
            <text:p>797,979</text:p>
          </table:table-cell>
          <table:table-cell office:value-type="float" office:value="757.107" calcext:value-type="float">
            <text:p>757,107</text:p>
          </table:table-cell>
          <table:table-cell office:value-type="float" office:value="742.969" calcext:value-type="float">
            <text:p>742,969</text:p>
          </table:table-cell>
          <table:table-cell office:value-type="float" office:value="591.603" calcext:value-type="float">
            <text:p>591,603</text:p>
          </table:table-cell>
          <table:table-cell office:value-type="float" office:value="639.076" calcext:value-type="float">
            <text:p>639,076</text:p>
          </table:table-cell>
          <table:table-cell office:value-type="float" office:value="559.592" calcext:value-type="float">
            <text:p>559,592</text:p>
          </table:table-cell>
          <table:table-cell office:value-type="float" office:value="413.213" calcext:value-type="float">
            <text:p>413,213</text:p>
          </table:table-cell>
          <table:table-cell office:value-type="float" office:value="551.163" calcext:value-type="float">
            <text:p>551,1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58.889" calcext:value-type="float">
            <text:p>158,889</text:p>
          </table:table-cell>
          <table:table-cell office:value-type="float" office:value="191.574" calcext:value-type="float">
            <text:p>191,574</text:p>
          </table:table-cell>
          <table:table-cell office:value-type="float" office:value="210.687" calcext:value-type="float">
            <text:p>210,687</text:p>
          </table:table-cell>
          <table:table-cell office:value-type="float" office:value="212.861" calcext:value-type="float">
            <text:p>212,861</text:p>
          </table:table-cell>
          <table:table-cell office:value-type="float" office:value="208.416" calcext:value-type="float">
            <text:p>208,416</text:p>
          </table:table-cell>
          <table:table-cell office:value-type="float" office:value="201.333" calcext:value-type="float">
            <text:p>201,333</text:p>
          </table:table-cell>
          <table:table-cell office:value-type="float" office:value="183.98" calcext:value-type="float">
            <text:p>183,98</text:p>
          </table:table-cell>
          <table:table-cell office:value-type="float" office:value="185.243" calcext:value-type="float">
            <text:p>185,243</text:p>
          </table:table-cell>
          <table:table-cell office:value-type="float" office:value="145.916" calcext:value-type="float">
            <text:p>145,916</text:p>
          </table:table-cell>
          <table:table-cell office:value-type="float" office:value="132.65" calcext:value-type="float">
            <text:p>132,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839.831" calcext:value-type="float">
            <text:p>839,831</text:p>
          </table:table-cell>
          <table:table-cell office:value-type="float" office:value="892.27" calcext:value-type="float">
            <text:p>892,27</text:p>
          </table:table-cell>
          <table:table-cell office:value-type="float" office:value="1013.255" calcext:value-type="float">
            <text:p>1013,255</text:p>
          </table:table-cell>
          <table:table-cell office:value-type="float" office:value="907.192" calcext:value-type="float">
            <text:p>907,192</text:p>
          </table:table-cell>
          <table:table-cell office:value-type="float" office:value="870.285" calcext:value-type="float">
            <text:p>870,285</text:p>
          </table:table-cell>
          <table:table-cell office:value-type="float" office:value="811.371" calcext:value-type="float">
            <text:p>811,371</text:p>
          </table:table-cell>
          <table:table-cell office:value-type="float" office:value="824.447" calcext:value-type="float">
            <text:p>824,447</text:p>
          </table:table-cell>
          <table:table-cell office:value-type="float" office:value="744.726" calcext:value-type="float">
            <text:p>744,726</text:p>
          </table:table-cell>
          <table:table-cell office:value-type="float" office:value="634.503" calcext:value-type="float">
            <text:p>634,503</text:p>
          </table:table-cell>
          <table:table-cell office:value-type="float" office:value="584.89" calcext:value-type="float">
            <text:p>584,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423.621" calcext:value-type="float">
            <text:p>3423,621</text:p>
          </table:table-cell>
          <table:table-cell office:value-type="float" office:value="3466.471" calcext:value-type="float">
            <text:p>3466,471</text:p>
          </table:table-cell>
          <table:table-cell office:value-type="float" office:value="3671.893" calcext:value-type="float">
            <text:p>3671,893</text:p>
          </table:table-cell>
          <table:table-cell office:value-type="float" office:value="3920.317" calcext:value-type="float">
            <text:p>3920,317</text:p>
          </table:table-cell>
          <table:table-cell office:value-type="float" office:value="3763.669" calcext:value-type="float">
            <text:p>3763,669</text:p>
          </table:table-cell>
          <table:table-cell office:value-type="float" office:value="3687.803" calcext:value-type="float">
            <text:p>3687,803</text:p>
          </table:table-cell>
          <table:table-cell office:value-type="float" office:value="3296.355" calcext:value-type="float">
            <text:p>3296,355</text:p>
          </table:table-cell>
          <table:table-cell office:value-type="float" office:value="3746.412" calcext:value-type="float">
            <text:p>3746,412</text:p>
          </table:table-cell>
          <table:table-cell office:value-type="float" office:value="3283.066" calcext:value-type="float">
            <text:p>3283,066</text:p>
          </table:table-cell>
          <table:table-cell office:value-type="float" office:value="3687.109" calcext:value-type="float">
            <text:p>3687,1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657.629" calcext:value-type="float">
            <text:p>1657,629</text:p>
          </table:table-cell>
          <table:table-cell office:value-type="float" office:value="1637.413" calcext:value-type="float">
            <text:p>1637,413</text:p>
          </table:table-cell>
          <table:table-cell office:value-type="float" office:value="1874.549" calcext:value-type="float">
            <text:p>1874,549</text:p>
          </table:table-cell>
          <table:table-cell office:value-type="float" office:value="1777.282" calcext:value-type="float">
            <text:p>1777,282</text:p>
          </table:table-cell>
          <table:table-cell office:value-type="float" office:value="2036.323" calcext:value-type="float">
            <text:p>2036,323</text:p>
          </table:table-cell>
          <table:table-cell office:value-type="float" office:value="1956.996" calcext:value-type="float">
            <text:p>1956,996</text:p>
          </table:table-cell>
          <table:table-cell office:value-type="float" office:value="2023.062" calcext:value-type="float">
            <text:p>2023,062</text:p>
          </table:table-cell>
          <table:table-cell office:value-type="float" office:value="1983.157" calcext:value-type="float">
            <text:p>1983,157</text:p>
          </table:table-cell>
          <table:table-cell office:value-type="float" office:value="1803.265" calcext:value-type="float">
            <text:p>1803,265</text:p>
          </table:table-cell>
          <table:table-cell office:value-type="float" office:value="1864.414" calcext:value-type="float">
            <text:p>1864,4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147.466" calcext:value-type="float">
            <text:p>1147,466</text:p>
          </table:table-cell>
          <table:table-cell office:value-type="float" office:value="1184.755" calcext:value-type="float">
            <text:p>1184,755</text:p>
          </table:table-cell>
          <table:table-cell office:value-type="float" office:value="1169.44" calcext:value-type="float">
            <text:p>1169,44</text:p>
          </table:table-cell>
          <table:table-cell office:value-type="float" office:value="961.196" calcext:value-type="float">
            <text:p>961,196</text:p>
          </table:table-cell>
          <table:table-cell office:value-type="float" office:value="854.711" calcext:value-type="float">
            <text:p>854,711</text:p>
          </table:table-cell>
          <table:table-cell office:value-type="float" office:value="746.006" calcext:value-type="float">
            <text:p>746,006</text:p>
          </table:table-cell>
          <table:table-cell office:value-type="float" office:value="532.866" calcext:value-type="float">
            <text:p>532,866</text:p>
          </table:table-cell>
          <table:table-cell office:value-type="float" office:value="534.587" calcext:value-type="float">
            <text:p>534,587</text:p>
          </table:table-cell>
          <table:table-cell office:value-type="float" office:value="607.323" calcext:value-type="float">
            <text:p>607,3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242.609" calcext:value-type="float">
            <text:p>1242,609</text:p>
          </table:table-cell>
          <table:table-cell office:value-type="float" office:value="1250.538" calcext:value-type="float">
            <text:p>1250,538</text:p>
          </table:table-cell>
          <table:table-cell office:value-type="float" office:value="1190.316" calcext:value-type="float">
            <text:p>1190,316</text:p>
          </table:table-cell>
          <table:table-cell office:value-type="float" office:value="1058.276" calcext:value-type="float">
            <text:p>1058,276</text:p>
          </table:table-cell>
          <table:table-cell office:value-type="float" office:value="1244.254" calcext:value-type="float">
            <text:p>1244,254</text:p>
          </table:table-cell>
          <table:table-cell office:value-type="float" office:value="1267.003" calcext:value-type="float">
            <text:p>1267,003</text:p>
          </table:table-cell>
          <table:table-cell office:value-type="float" office:value="1154.108" calcext:value-type="float">
            <text:p>1154,108</text:p>
          </table:table-cell>
          <table:table-cell office:value-type="float" office:value="1150.619" calcext:value-type="float">
            <text:p>1150,619</text:p>
          </table:table-cell>
          <table:table-cell office:value-type="float" office:value="1117.882" calcext:value-type="float">
            <text:p>1117,882</text:p>
          </table:table-cell>
          <table:table-cell office:value-type="float" office:value="1144.173" calcext:value-type="float">
            <text:p>1144,1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2662.422" calcext:value-type="float">
            <text:p>2662,422</text:p>
          </table:table-cell>
          <table:table-cell office:value-type="float" office:value="2874.562" calcext:value-type="float">
            <text:p>2874,562</text:p>
          </table:table-cell>
          <table:table-cell office:value-type="float" office:value="3062.042" calcext:value-type="float">
            <text:p>3062,042</text:p>
          </table:table-cell>
          <table:table-cell office:value-type="float" office:value="2758.672" calcext:value-type="float">
            <text:p>2758,672</text:p>
          </table:table-cell>
          <table:table-cell office:value-type="float" office:value="2740.908" calcext:value-type="float">
            <text:p>2740,908</text:p>
          </table:table-cell>
          <table:table-cell office:value-type="float" office:value="2443.373" calcext:value-type="float">
            <text:p>2443,373</text:p>
          </table:table-cell>
          <table:table-cell office:value-type="float" office:value="2236.726" calcext:value-type="float">
            <text:p>2236,726</text:p>
          </table:table-cell>
          <table:table-cell office:value-type="float" office:value="2229.742" calcext:value-type="float">
            <text:p>2229,742</text:p>
          </table:table-cell>
          <table:table-cell office:value-type="float" office:value="2306.658" calcext:value-type="float">
            <text:p>2306,658</text:p>
          </table:table-cell>
          <table:table-cell office:value-type="float" office:value="2375.657" calcext:value-type="float">
            <text:p>2375,6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188.845" calcext:value-type="float">
            <text:p>1188,845</text:p>
          </table:table-cell>
          <table:table-cell office:value-type="float" office:value="1423.661" calcext:value-type="float">
            <text:p>1423,661</text:p>
          </table:table-cell>
          <table:table-cell office:value-type="float" office:value="1461.589" calcext:value-type="float">
            <text:p>1461,589</text:p>
          </table:table-cell>
          <table:table-cell office:value-type="float" office:value="1309.356" calcext:value-type="float">
            <text:p>1309,356</text:p>
          </table:table-cell>
          <table:table-cell office:value-type="float" office:value="1099.505" calcext:value-type="float">
            <text:p>1099,505</text:p>
          </table:table-cell>
          <table:table-cell office:value-type="float" office:value="1290.691" calcext:value-type="float">
            <text:p>1290,691</text:p>
          </table:table-cell>
          <table:table-cell office:value-type="float" office:value="1693.679" calcext:value-type="float">
            <text:p>1693,679</text:p>
          </table:table-cell>
          <table:table-cell office:value-type="float" office:value="1218.931" calcext:value-type="float">
            <text:p>1218,931</text:p>
          </table:table-cell>
          <table:table-cell office:value-type="float" office:value="959.794" calcext:value-type="float">
            <text:p>959,794</text:p>
          </table:table-cell>
          <table:table-cell office:value-type="float" office:value="1147.015" calcext:value-type="float">
            <text:p>1147,0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104.061" calcext:value-type="float">
            <text:p>1104,061</text:p>
          </table:table-cell>
          <table:table-cell office:value-type="float" office:value="1212.54" calcext:value-type="float">
            <text:p>1212,54</text:p>
          </table:table-cell>
          <table:table-cell office:value-type="float" office:value="1344.6" calcext:value-type="float">
            <text:p>1344,6</text:p>
          </table:table-cell>
          <table:table-cell office:value-type="float" office:value="1381.992" calcext:value-type="float">
            <text:p>1381,992</text:p>
          </table:table-cell>
          <table:table-cell office:value-type="float" office:value="1407.172" calcext:value-type="float">
            <text:p>1407,172</text:p>
          </table:table-cell>
          <table:table-cell office:value-type="float" office:value="1296.547" calcext:value-type="float">
            <text:p>1296,547</text:p>
          </table:table-cell>
          <table:table-cell office:value-type="float" office:value="1329.355" calcext:value-type="float">
            <text:p>1329,355</text:p>
          </table:table-cell>
          <table:table-cell office:value-type="float" office:value="1298.927" calcext:value-type="float">
            <text:p>1298,927</text:p>
          </table:table-cell>
          <table:table-cell office:value-type="float" office:value="1327.123" calcext:value-type="float">
            <text:p>1327,123</text:p>
          </table:table-cell>
          <table:table-cell office:value-type="float" office:value="1422.723" calcext:value-type="float">
            <text:p>1422,7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823.011" calcext:value-type="float">
            <text:p>823,011</text:p>
          </table:table-cell>
          <table:table-cell office:value-type="float" office:value="867.88" calcext:value-type="float">
            <text:p>867,88</text:p>
          </table:table-cell>
          <table:table-cell office:value-type="float" office:value="938.549" calcext:value-type="float">
            <text:p>938,549</text:p>
          </table:table-cell>
          <table:table-cell office:value-type="float" office:value="1008.368" calcext:value-type="float">
            <text:p>1008,368</text:p>
          </table:table-cell>
          <table:table-cell office:value-type="float" office:value="989.39" calcext:value-type="float">
            <text:p>989,39</text:p>
          </table:table-cell>
          <table:table-cell office:value-type="float" office:value="867.836" calcext:value-type="float">
            <text:p>867,836</text:p>
          </table:table-cell>
          <table:table-cell office:value-type="float" office:value="887.407" calcext:value-type="float">
            <text:p>887,407</text:p>
          </table:table-cell>
          <table:table-cell office:value-type="float" office:value="877.546" calcext:value-type="float">
            <text:p>877,546</text:p>
          </table:table-cell>
          <table:table-cell office:value-type="float" office:value="881.556" calcext:value-type="float">
            <text:p>881,556</text:p>
          </table:table-cell>
          <table:table-cell office:value-type="float" office:value="1043.993" calcext:value-type="float">
            <text:p>1043,9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6919.3125" calcext:value-type="float">
            <text:p>6919,3125</text:p>
          </table:table-cell>
          <table:table-cell office:value-type="float" office:value="7131.763" calcext:value-type="float">
            <text:p>7131,763</text:p>
          </table:table-cell>
          <table:table-cell office:value-type="float" office:value="7114.663" calcext:value-type="float">
            <text:p>7114,663</text:p>
          </table:table-cell>
          <table:table-cell office:value-type="float" office:value="6710.328" calcext:value-type="float">
            <text:p>6710,328</text:p>
          </table:table-cell>
          <table:table-cell office:value-type="float" office:value="5815.643" calcext:value-type="float">
            <text:p>5815,643</text:p>
          </table:table-cell>
          <table:table-cell office:value-type="float" office:value="5581.119" calcext:value-type="float">
            <text:p>5581,119</text:p>
          </table:table-cell>
          <table:table-cell office:value-type="float" office:value="5924.634" calcext:value-type="float">
            <text:p>5924,634</text:p>
          </table:table-cell>
          <table:table-cell office:value-type="float" office:value="5097.81" calcext:value-type="float">
            <text:p>5097,81</text:p>
          </table:table-cell>
          <table:table-cell office:value-type="float" office:value="4434.69" calcext:value-type="float">
            <text:p>4434,69</text:p>
          </table:table-cell>
          <table:table-cell office:value-type="float" office:value="6669.54" calcext:value-type="float">
            <text:p>6669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612.057" calcext:value-type="float">
            <text:p>1612,057</text:p>
          </table:table-cell>
          <table:table-cell office:value-type="float" office:value="1694.118" calcext:value-type="float">
            <text:p>1694,118</text:p>
          </table:table-cell>
          <table:table-cell office:value-type="float" office:value="2139.069" calcext:value-type="float">
            <text:p>2139,069</text:p>
          </table:table-cell>
          <table:table-cell office:value-type="float" office:value="2126.151" calcext:value-type="float">
            <text:p>2126,151</text:p>
          </table:table-cell>
          <table:table-cell office:value-type="float" office:value="1947.975" calcext:value-type="float">
            <text:p>1947,975</text:p>
          </table:table-cell>
          <table:table-cell office:value-type="float" office:value="1905.087" calcext:value-type="float">
            <text:p>1905,087</text:p>
          </table:table-cell>
          <table:table-cell office:value-type="float" office:value="1635.109" calcext:value-type="float">
            <text:p>1635,109</text:p>
          </table:table-cell>
          <table:table-cell office:value-type="float" office:value="1572.72" calcext:value-type="float">
            <text:p>1572,72</text:p>
          </table:table-cell>
          <table:table-cell office:value-type="float" office:value="1497.767" calcext:value-type="float">
            <text:p>1497,767</text:p>
          </table:table-cell>
          <table:table-cell office:value-type="float" office:value="1399.04" calcext:value-type="float">
            <text:p>1399,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700.312" calcext:value-type="float">
            <text:p>700,312</text:p>
          </table:table-cell>
          <table:table-cell office:value-type="float" office:value="952.571" calcext:value-type="float">
            <text:p>952,571</text:p>
          </table:table-cell>
          <table:table-cell office:value-type="float" office:value="867.578" calcext:value-type="float">
            <text:p>867,578</text:p>
          </table:table-cell>
          <table:table-cell office:value-type="float" office:value="1027.953" calcext:value-type="float">
            <text:p>1027,953</text:p>
          </table:table-cell>
          <table:table-cell office:value-type="float" office:value="1164.005" calcext:value-type="float">
            <text:p>1164,005</text:p>
          </table:table-cell>
          <table:table-cell office:value-type="float" office:value="1041.901" calcext:value-type="float">
            <text:p>1041,901</text:p>
          </table:table-cell>
          <table:table-cell office:value-type="float" office:value="835.777" calcext:value-type="float">
            <text:p>835,777</text:p>
          </table:table-cell>
          <table:table-cell office:value-type="float" office:value="916.136" calcext:value-type="float">
            <text:p>916,136</text:p>
          </table:table-cell>
          <table:table-cell office:value-type="float" office:value="772.267" calcext:value-type="float">
            <text:p>772,267</text:p>
          </table:table-cell>
          <table:table-cell office:value-type="float" office:value="868.622" calcext:value-type="float">
            <text:p>868,6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3695.504" calcext:value-type="float">
            <text:p>3695,504</text:p>
          </table:table-cell>
          <table:table-cell office:value-type="float" office:value="4056.084" calcext:value-type="float">
            <text:p>4056,084</text:p>
          </table:table-cell>
          <table:table-cell office:value-type="float" office:value="4328.681" calcext:value-type="float">
            <text:p>4328,681</text:p>
          </table:table-cell>
          <table:table-cell office:value-type="float" office:value="4393.142" calcext:value-type="float">
            <text:p>4393,142</text:p>
          </table:table-cell>
          <table:table-cell office:value-type="float" office:value="4212.874" calcext:value-type="float">
            <text:p>4212,874</text:p>
          </table:table-cell>
          <table:table-cell office:value-type="float" office:value="3992.58" calcext:value-type="float">
            <text:p>3992,58</text:p>
          </table:table-cell>
          <table:table-cell office:value-type="float" office:value="3890.777" calcext:value-type="float">
            <text:p>3890,777</text:p>
          </table:table-cell>
          <table:table-cell office:value-type="float" office:value="3899.632" calcext:value-type="float">
            <text:p>3899,632</text:p>
          </table:table-cell>
          <table:table-cell office:value-type="float" office:value="3772.369" calcext:value-type="float">
            <text:p>3772,369</text:p>
          </table:table-cell>
          <table:table-cell office:value-type="float" office:value="3777.083" calcext:value-type="float">
            <text:p>3777,083</text:p>
          </table:table-cell>
          <table:table-cell table:style-name="ce30"/>
          <table:table-cell/>
          <table:table-cell table:style-name="ce30" table:number-columns-repeated="12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495.201" calcext:value-type="float">
            <text:p>2495,201</text:p>
          </table:table-cell>
          <table:table-cell office:value-type="float" office:value="2665.344" calcext:value-type="float">
            <text:p>2665,344</text:p>
          </table:table-cell>
          <table:table-cell office:value-type="float" office:value="2817.943" calcext:value-type="float">
            <text:p>2817,943</text:p>
          </table:table-cell>
          <table:table-cell office:value-type="float" office:value="2480.511" calcext:value-type="float">
            <text:p>2480,511</text:p>
          </table:table-cell>
          <table:table-cell office:value-type="float" office:value="2667.217" calcext:value-type="float">
            <text:p>2667,217</text:p>
          </table:table-cell>
          <table:table-cell office:value-type="float" office:value="2530.867" calcext:value-type="float">
            <text:p>2530,867</text:p>
          </table:table-cell>
          <table:table-cell office:value-type="float" office:value="2089.616" calcext:value-type="float">
            <text:p>2089,616</text:p>
          </table:table-cell>
          <table:table-cell office:value-type="float" office:value="2182.322" calcext:value-type="float">
            <text:p>2182,322</text:p>
          </table:table-cell>
          <table:table-cell office:value-type="float" office:value="1869.889" calcext:value-type="float">
            <text:p>1869,889</text:p>
          </table:table-cell>
          <table:table-cell office:value-type="float" office:value="2128.104" calcext:value-type="float">
            <text:p>2128,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566.871" calcext:value-type="float">
            <text:p>566,871</text:p>
          </table:table-cell>
          <table:table-cell office:value-type="float" office:value="622.923" calcext:value-type="float">
            <text:p>622,923</text:p>
          </table:table-cell>
          <table:table-cell office:value-type="float" office:value="662.541" calcext:value-type="float">
            <text:p>662,541</text:p>
          </table:table-cell>
          <table:table-cell office:value-type="float" office:value="685.301" calcext:value-type="float">
            <text:p>685,301</text:p>
          </table:table-cell>
          <table:table-cell office:value-type="float" office:value="738.368" calcext:value-type="float">
            <text:p>738,368</text:p>
          </table:table-cell>
          <table:table-cell office:value-type="float" office:value="708.021" calcext:value-type="float">
            <text:p>708,021</text:p>
          </table:table-cell>
          <table:table-cell office:value-type="float" office:value="746.676" calcext:value-type="float">
            <text:p>746,676</text:p>
          </table:table-cell>
          <table:table-cell office:value-type="float" office:value="745.557" calcext:value-type="float">
            <text:p>745,557</text:p>
          </table:table-cell>
          <table:table-cell office:value-type="float" office:value="702.445" calcext:value-type="float">
            <text:p>702,445</text:p>
          </table:table-cell>
          <table:table-cell office:value-type="float" office:value="751.395" calcext:value-type="float">
            <text:p>751,3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2971.146" calcext:value-type="float">
            <text:p>2971,146</text:p>
          </table:table-cell>
          <table:table-cell office:value-type="float" office:value="2753.357" calcext:value-type="float">
            <text:p>2753,357</text:p>
          </table:table-cell>
          <table:table-cell office:value-type="float" office:value="3243.133" calcext:value-type="float">
            <text:p>3243,133</text:p>
          </table:table-cell>
          <table:table-cell office:value-type="float" office:value="3366.277" calcext:value-type="float">
            <text:p>3366,277</text:p>
          </table:table-cell>
          <table:table-cell office:value-type="float" office:value="3191.635" calcext:value-type="float">
            <text:p>3191,635</text:p>
          </table:table-cell>
          <table:table-cell office:value-type="float" office:value="3061.271" calcext:value-type="float">
            <text:p>3061,271</text:p>
          </table:table-cell>
          <table:table-cell office:value-type="float" office:value="2519.219" calcext:value-type="float">
            <text:p>2519,219</text:p>
          </table:table-cell>
          <table:table-cell office:value-type="float" office:value="2646.015" calcext:value-type="float">
            <text:p>2646,015</text:p>
          </table:table-cell>
          <table:table-cell office:value-type="float" office:value="2741.571" calcext:value-type="float">
            <text:p>2741,571</text:p>
          </table:table-cell>
          <table:table-cell office:value-type="float" office:value="2683.762" calcext:value-type="float">
            <text:p>2683,7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390.618" calcext:value-type="float">
            <text:p>4390,618</text:p>
          </table:table-cell>
          <table:table-cell office:value-type="float" office:value="4331.843" calcext:value-type="float">
            <text:p>4331,843</text:p>
          </table:table-cell>
          <table:table-cell office:value-type="float" office:value="4426.111" calcext:value-type="float">
            <text:p>4426,111</text:p>
          </table:table-cell>
          <table:table-cell office:value-type="float" office:value="4560.228" calcext:value-type="float">
            <text:p>4560,228</text:p>
          </table:table-cell>
          <table:table-cell office:value-type="float" office:value="3353.916" calcext:value-type="float">
            <text:p>3353,916</text:p>
          </table:table-cell>
          <table:table-cell office:value-type="float" office:value="3404.785" calcext:value-type="float">
            <text:p>3404,785</text:p>
          </table:table-cell>
          <table:table-cell office:value-type="float" office:value="2731.875" calcext:value-type="float">
            <text:p>2731,875</text:p>
          </table:table-cell>
          <table:table-cell office:value-type="float" office:value="2399.988" calcext:value-type="float">
            <text:p>2399,988</text:p>
          </table:table-cell>
          <table:table-cell office:value-type="float" office:value="2631.553" calcext:value-type="float">
            <text:p>2631,553</text:p>
          </table:table-cell>
          <table:table-cell office:value-type="float" office:value="2582.542" calcext:value-type="float">
            <text:p>2582,5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791.965" calcext:value-type="float">
            <text:p>791,965</text:p>
          </table:table-cell>
          <table:table-cell office:value-type="float" office:value="810.172" calcext:value-type="float">
            <text:p>810,172</text:p>
          </table:table-cell>
          <table:table-cell office:value-type="float" office:value="907.913" calcext:value-type="float">
            <text:p>907,913</text:p>
          </table:table-cell>
          <table:table-cell office:value-type="float" office:value="917.742" calcext:value-type="float">
            <text:p>917,742</text:p>
          </table:table-cell>
          <table:table-cell office:value-type="float" office:value="786.848" calcext:value-type="float">
            <text:p>786,848</text:p>
          </table:table-cell>
          <table:table-cell office:value-type="float" office:value="796.744" calcext:value-type="float">
            <text:p>796,744</text:p>
          </table:table-cell>
          <table:table-cell office:value-type="float" office:value="776.654" calcext:value-type="float">
            <text:p>776,654</text:p>
          </table:table-cell>
          <table:table-cell office:value-type="float" office:value="591.355" calcext:value-type="float">
            <text:p>591,355</text:p>
          </table:table-cell>
          <table:table-cell office:value-type="float" office:value="655.867" calcext:value-type="float">
            <text:p>655,867</text:p>
          </table:table-cell>
          <table:table-cell office:value-type="float" office:value="632.252" calcext:value-type="float">
            <text:p>632,2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817.366" calcext:value-type="float">
            <text:p>817,366</text:p>
          </table:table-cell>
          <table:table-cell office:value-type="float" office:value="887.146" calcext:value-type="float">
            <text:p>887,146</text:p>
          </table:table-cell>
          <table:table-cell office:value-type="float" office:value="831.095" calcext:value-type="float">
            <text:p>831,095</text:p>
          </table:table-cell>
          <table:table-cell office:value-type="float" office:value="729.511" calcext:value-type="float">
            <text:p>729,511</text:p>
          </table:table-cell>
          <table:table-cell office:value-type="float" office:value="794.029" calcext:value-type="float">
            <text:p>794,029</text:p>
          </table:table-cell>
          <table:table-cell office:value-type="float" office:value="743.374" calcext:value-type="float">
            <text:p>743,374</text:p>
          </table:table-cell>
          <table:table-cell office:value-type="float" office:value="700.714" calcext:value-type="float">
            <text:p>700,714</text:p>
          </table:table-cell>
          <table:table-cell office:value-type="float" office:value="661.33" calcext:value-type="float">
            <text:p>661,33</text:p>
          </table:table-cell>
          <table:table-cell office:value-type="float" office:value="636.414" calcext:value-type="float">
            <text:p>636,414</text:p>
          </table:table-cell>
          <table:table-cell office:value-type="float" office:value="424.043" calcext:value-type="float">
            <text:p>424,0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3.001" calcext:value-type="float">
            <text:p>103,001</text:p>
          </table:table-cell>
          <table:table-cell office:value-type="float" office:value="99.834" calcext:value-type="float">
            <text:p>99,834</text:p>
          </table:table-cell>
          <table:table-cell office:value-type="float" office:value="121.898" calcext:value-type="float">
            <text:p>121,898</text:p>
          </table:table-cell>
          <table:table-cell office:value-type="float" office:value="119.766" calcext:value-type="float">
            <text:p>119,766</text:p>
          </table:table-cell>
          <table:table-cell office:value-type="float" office:value="113.281" calcext:value-type="float">
            <text:p>113,281</text:p>
          </table:table-cell>
          <table:table-cell office:value-type="float" office:value="105.95" calcext:value-type="float">
            <text:p>105,95</text:p>
          </table:table-cell>
          <table:table-cell office:value-type="float" office:value="107.415" calcext:value-type="float">
            <text:p>107,415</text:p>
          </table:table-cell>
          <table:table-cell office:value-type="float" office:value="82.895" calcext:value-type="float">
            <text:p>82,895</text:p>
          </table:table-cell>
          <table:table-cell office:value-type="float" office:value="119.21" calcext:value-type="float">
            <text:p>119,21</text:p>
          </table:table-cell>
          <table:table-cell office:value-type="float" office:value="42.298" calcext:value-type="float">
            <text:p>42,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2968.815" calcext:value-type="float">
            <text:p>2968,815</text:p>
          </table:table-cell>
          <table:table-cell office:value-type="float" office:value="2981.888" calcext:value-type="float">
            <text:p>2981,888</text:p>
          </table:table-cell>
          <table:table-cell office:value-type="float" office:value="3262.271" calcext:value-type="float">
            <text:p>3262,271</text:p>
          </table:table-cell>
          <table:table-cell office:value-type="float" office:value="3326.248" calcext:value-type="float">
            <text:p>3326,248</text:p>
          </table:table-cell>
          <table:table-cell office:value-type="float" office:value="3169.801" calcext:value-type="float">
            <text:p>3169,801</text:p>
          </table:table-cell>
          <table:table-cell office:value-type="float" office:value="2965.334" calcext:value-type="float">
            <text:p>2965,334</text:p>
          </table:table-cell>
          <table:table-cell office:value-type="float" office:value="3173.486" calcext:value-type="float">
            <text:p>3173,486</text:p>
          </table:table-cell>
          <table:table-cell office:value-type="float" office:value="2881.197" calcext:value-type="float">
            <text:p>2881,197</text:p>
          </table:table-cell>
          <table:table-cell office:value-type="float" office:value="3041.927" calcext:value-type="float">
            <text:p>3041,927</text:p>
          </table:table-cell>
          <table:table-cell office:value-type="float" office:value="3339.299" calcext:value-type="float">
            <text:p>3339,2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4882.373" calcext:value-type="float">
            <text:p>14882,373</text:p>
          </table:table-cell>
          <table:table-cell office:value-type="float" office:value="14930.455" calcext:value-type="float">
            <text:p>14930,455</text:p>
          </table:table-cell>
          <table:table-cell office:value-type="float" office:value="14155.751" calcext:value-type="float">
            <text:p>14155,751</text:p>
          </table:table-cell>
          <table:table-cell office:value-type="float" office:value="14401.849" calcext:value-type="float">
            <text:p>14401,849</text:p>
          </table:table-cell>
          <table:table-cell office:value-type="float" office:value="12230.823" calcext:value-type="float">
            <text:p>12230,823</text:p>
          </table:table-cell>
          <table:table-cell office:value-type="float" office:value="11125.223" calcext:value-type="float">
            <text:p>11125,223</text:p>
          </table:table-cell>
          <table:table-cell office:value-type="float" office:value="10856.812" calcext:value-type="float">
            <text:p>10856,812</text:p>
          </table:table-cell>
          <table:table-cell office:value-type="float" office:value="9910.543" calcext:value-type="float">
            <text:p>9910,543</text:p>
          </table:table-cell>
          <table:table-cell office:value-type="float" office:value="10387.045" calcext:value-type="float">
            <text:p>10387,045</text:p>
          </table:table-cell>
          <table:table-cell office:value-type="float" office:value="10326.172" calcext:value-type="float">
            <text:p>10326,1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506.849" calcext:value-type="float">
            <text:p>506,849</text:p>
          </table:table-cell>
          <table:table-cell office:value-type="float" office:value="637.993" calcext:value-type="float">
            <text:p>637,993</text:p>
          </table:table-cell>
          <table:table-cell office:value-type="float" office:value="597.467" calcext:value-type="float">
            <text:p>597,467</text:p>
          </table:table-cell>
          <table:table-cell office:value-type="float" office:value="611.762" calcext:value-type="float">
            <text:p>611,762</text:p>
          </table:table-cell>
          <table:table-cell office:value-type="float" office:value="602.272" calcext:value-type="float">
            <text:p>602,272</text:p>
          </table:table-cell>
          <table:table-cell office:value-type="float" office:value="598.017" calcext:value-type="float">
            <text:p>598,017</text:p>
          </table:table-cell>
          <table:table-cell office:value-type="float" office:value="510.973" calcext:value-type="float">
            <text:p>510,973</text:p>
          </table:table-cell>
          <table:table-cell office:value-type="float" office:value="490.39" calcext:value-type="float">
            <text:p>490,39</text:p>
          </table:table-cell>
          <table:table-cell office:value-type="float" office:value="512.418" calcext:value-type="float">
            <text:p>512,418</text:p>
          </table:table-cell>
          <table:table-cell office:value-type="float" office:value="506.647" calcext:value-type="float">
            <text:p>506,6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458.317" calcext:value-type="float">
            <text:p>458,317</text:p>
          </table:table-cell>
          <table:table-cell office:value-type="float" office:value="487.394" calcext:value-type="float">
            <text:p>487,394</text:p>
          </table:table-cell>
          <table:table-cell office:value-type="float" office:value="517.447" calcext:value-type="float">
            <text:p>517,447</text:p>
          </table:table-cell>
          <table:table-cell office:value-type="float" office:value="476.003" calcext:value-type="float">
            <text:p>476,003</text:p>
          </table:table-cell>
          <table:table-cell office:value-type="float" office:value="448.854" calcext:value-type="float">
            <text:p>448,854</text:p>
          </table:table-cell>
          <table:table-cell office:value-type="float" office:value="471.908" calcext:value-type="float">
            <text:p>471,908</text:p>
          </table:table-cell>
          <table:table-cell office:value-type="float" office:value="503.816" calcext:value-type="float">
            <text:p>503,816</text:p>
          </table:table-cell>
          <table:table-cell office:value-type="float" office:value="461.906" calcext:value-type="float">
            <text:p>461,906</text:p>
          </table:table-cell>
          <table:table-cell office:value-type="float" office:value="438.205" calcext:value-type="float">
            <text:p>438,205</text:p>
          </table:table-cell>
          <table:table-cell office:value-type="float" office:value="465.286" calcext:value-type="float">
            <text:p>465,286</text:p>
          </table:table-cell>
          <table:table-cell table:number-columns-repeated="14"/>
        </table:table-row>
        <table:table-row table:style-name="ro1">
          <table:table-cell table:style-name="ce39"/>
          <table:table-cell table:style-name="ce18" table:number-columns-repeated="2"/>
          <table:table-cell table:style-name="ce40" table:number-columns-repeated="8"/>
          <table:table-cell/>
          <table:table-cell table:style-name="Default"/>
          <table:table-cell table:number-columns-repeated="12"/>
        </table:table-row>
        <table:table-row table:style-name="ro2">
          <table:table-cell table:style-name="ce21" office:value-type="string" calcext:value-type="string">
            <text:p>( *  ) Valores em mil toneladas </text:p>
            <text:p>( ** ) Modelo treinado com dados a partir de 2014</text:p>
          </table:table-cell>
          <table:table-cell table:style-name="ce31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0"/>
          <table:table-cell/>
          <table:table-cell table:style-name="Default"/>
          <table:table-cell table:number-columns-repeated="12"/>
        </table:table-row>
      </table:table>
      <table:table table:name="Porcentagem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81"/>
        <table:table-column table:style-name="co2" table:default-cell-style-name="ce75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 table:number-columns-repeated="1009"/>
        </table:table-row>
        <table:table-row table:style-name="ro1">
          <table:table-cell table:style-name="ce19" office:value-type="string" calcext:value-type="string">
            <text:p>Acre</text:p>
          </table:table-cell>
          <table:table-cell table:style-name="ce24" table:formula="of:=ABS([$Registrado.B2]-[$Previsto.B2])/[$Registrado.B2]" office:value-type="percentage" office:value="0.114943456257853" calcext:value-type="percentage">
            <text:p>11,494%</text:p>
          </table:table-cell>
          <table:table-cell table:style-name="ce24" table:formula="of:=ABS([$Registrado.C2]-[$Previsto.C2])/[$Registrado.C2]" office:value-type="percentage" office:value="0.163973109174274" calcext:value-type="percentage">
            <text:p>16,397%</text:p>
          </table:table-cell>
          <table:table-cell table:style-name="ce24" table:formula="of:=ABS([$Registrado.D2]-[$Previsto.D2])/[$Registrado.D2]" office:value-type="percentage" office:value="0.0200455421672714" calcext:value-type="percentage">
            <text:p>2,005%</text:p>
          </table:table-cell>
          <table:table-cell table:style-name="ce24" table:formula="of:=ABS([$Registrado.E2]-[$Previsto.E2])/[$Registrado.E2]" office:value-type="percentage" office:value="0.183634131206844" calcext:value-type="percentage">
            <text:p>18,363%</text:p>
          </table:table-cell>
          <table:table-cell table:style-name="ce24" table:formula="of:=ABS([$Registrado.F2]-[$Previsto.F2])/[$Registrado.F2]" office:value-type="percentage" office:value="0.210172623171885" calcext:value-type="percentage">
            <text:p>21,017%</text:p>
          </table:table-cell>
          <table:table-cell table:style-name="ce24" table:formula="of:=ABS([$Registrado.G2]-[$Previsto.G2])/[$Registrado.G2]" office:value-type="percentage" office:value="0.0939989766829909" calcext:value-type="percentage">
            <text:p>9,400%</text:p>
          </table:table-cell>
          <table:table-cell table:style-name="ce24" table:formula="of:=ABS([$Registrado.H2]-[$Previsto.H2])/[$Registrado.H2]" office:value-type="percentage" office:value="0.00874939473825803" calcext:value-type="percentage">
            <text:p>0,875%</text:p>
          </table:table-cell>
          <table:table-cell table:style-name="ce24" table:formula="of:=ABS([$Registrado.I2]-[$Previsto.I2])/[$Registrado.I2]" office:value-type="percentage" office:value="0.00815968271512627" calcext:value-type="percentage">
            <text:p>0,816%</text:p>
          </table:table-cell>
          <table:table-cell table:style-name="ce24" table:formula="of:=ABS([$Registrado.J2]-[$Previsto.J2])/[$Registrado.J2]" office:value-type="percentage" office:value="0.312217397898142" calcext:value-type="percentage">
            <text:p>31,222%</text:p>
          </table:table-cell>
          <table:table-cell table:style-name="ce24" table:formula="of:=ABS([$Registrado.K2]-[$Previsto.K2])/[$Registrado.K2]" office:value-type="percentage" office:value="0.0596386719265726" calcext:value-type="percentage">
            <text:p>5,964%</text:p>
          </table:table-cell>
          <table:table-cell table:style-name="ce22" table:formula="of:=AVERAGE([.B2:.K2])" office:value-type="percentage" office:value="0.117553298593922" calcext:value-type="percentage">
            <text:p>11,755%</text:p>
          </table:table-cell>
          <table:table-cell table:style-name="ce79" table:formula="of:=STDEV([.B2:.K2])" office:value-type="percentage" office:value="0.100123625077914" calcext:value-type="percentage">
            <text:p>10,01%</text:p>
          </table:table-cell>
          <table:table-cell table:formula="of:=COUNTIF([.B2:.K2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lagoas</text:p>
          </table:table-cell>
          <table:table-cell table:style-name="ce25" table:formula="of:=ABS([$Registrado.B3]-[$Previsto.B3])/[$Registrado.B3]" office:value-type="percentage" office:value="0.380699142110446" calcext:value-type="percentage">
            <text:p>38,070%</text:p>
          </table:table-cell>
          <table:table-cell table:style-name="ce25" table:formula="of:=ABS([$Registrado.C3]-[$Previsto.C3])/[$Registrado.C3]" office:value-type="percentage" office:value="0.0965484125730532" calcext:value-type="percentage">
            <text:p>9,655%</text:p>
          </table:table-cell>
          <table:table-cell table:style-name="ce25" table:formula="of:=ABS([$Registrado.D3]-[$Previsto.D3])/[$Registrado.D3]" office:value-type="percentage" office:value="0.0252441534486865" calcext:value-type="percentage">
            <text:p>2,524%</text:p>
          </table:table-cell>
          <table:table-cell table:style-name="ce25" table:formula="of:=ABS([$Registrado.E3]-[$Previsto.E3])/[$Registrado.E3]" office:value-type="percentage" office:value="0.119483956823895" calcext:value-type="percentage">
            <text:p>11,948%</text:p>
          </table:table-cell>
          <table:table-cell table:style-name="ce25" table:formula="of:=ABS([$Registrado.F3]-[$Previsto.F3])/[$Registrado.F3]" office:value-type="percentage" office:value="0.379480714314891" calcext:value-type="percentage">
            <text:p>37,948%</text:p>
          </table:table-cell>
          <table:table-cell table:style-name="ce25" table:formula="of:=ABS([$Registrado.G3]-[$Previsto.G3])/[$Registrado.G3]" office:value-type="percentage" office:value="0.630699218007062" calcext:value-type="percentage">
            <text:p>63,070%</text:p>
          </table:table-cell>
          <table:table-cell table:style-name="ce25" table:formula="of:=ABS([$Registrado.H3]-[$Previsto.H3])/[$Registrado.H3]" office:value-type="percentage" office:value="0.878099671445112" calcext:value-type="percentage">
            <text:p>87,810%</text:p>
          </table:table-cell>
          <table:table-cell table:style-name="ce25" table:formula="of:=ABS([$Registrado.I3]-[$Previsto.I3])/[$Registrado.I3]" office:value-type="percentage" office:value="0.415402204072754" calcext:value-type="percentage">
            <text:p>41,540%</text:p>
          </table:table-cell>
          <table:table-cell table:style-name="ce25" table:formula="of:=ABS([$Registrado.J3]-[$Previsto.J3])/[$Registrado.J3]" office:value-type="percentage" office:value="0.289375884597724" calcext:value-type="percentage">
            <text:p>28,938%</text:p>
          </table:table-cell>
          <table:table-cell table:style-name="ce25" table:formula="of:=ABS([$Registrado.K3]-[$Previsto.K3])/[$Registrado.K3]" office:value-type="percentage" office:value="0.0440790318048902" calcext:value-type="percentage">
            <text:p>4,408%</text:p>
          </table:table-cell>
          <table:table-cell table:style-name="ce22" table:formula="of:=AVERAGE([.B3:.K3])" office:value-type="percentage" office:value="0.325911238919851" calcext:value-type="percentage">
            <text:p>32,591%</text:p>
          </table:table-cell>
          <table:table-cell table:style-name="ce79" table:formula="of:=STDEV([.B3:.K3])" office:value-type="percentage" office:value="0.274483811171415" calcext:value-type="percentage">
            <text:p>27,45%</text:p>
          </table:table-cell>
          <table:table-cell table:formula="of:=COUNTIF([.B3:.K3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mapá</text:p>
          </table:table-cell>
          <table:table-cell table:style-name="ce25" table:formula="of:=ABS([$Registrado.B4]-[$Previsto.B4])/[$Registrado.B4]" office:value-type="percentage" office:value="0.391509650735294" calcext:value-type="percentage">
            <text:p>39,151%</text:p>
          </table:table-cell>
          <table:table-cell table:style-name="ce25" table:formula="of:=ABS([$Registrado.C4]-[$Previsto.C4])/[$Registrado.C4]" office:value-type="percentage" office:value="0.235291534773809" calcext:value-type="percentage">
            <text:p>23,529%</text:p>
          </table:table-cell>
          <table:table-cell table:style-name="ce25" table:formula="of:=ABS([$Registrado.D4]-[$Previsto.D4])/[$Registrado.D4]" office:value-type="percentage" office:value="0.0728559295555858" calcext:value-type="percentage">
            <text:p>7,286%</text:p>
          </table:table-cell>
          <table:table-cell table:style-name="ce25" table:formula="of:=ABS([$Registrado.E4]-[$Previsto.E4])/[$Registrado.E4]" office:value-type="percentage" office:value="0.074681045494247" calcext:value-type="percentage">
            <text:p>7,468%</text:p>
          </table:table-cell>
          <table:table-cell table:style-name="ce25" table:formula="of:=ABS([$Registrado.F4]-[$Previsto.F4])/[$Registrado.F4]" office:value-type="percentage" office:value="0.249121965837579" calcext:value-type="percentage">
            <text:p>24,912%</text:p>
          </table:table-cell>
          <table:table-cell table:style-name="ce25" table:formula="of:=ABS([$Registrado.G4]-[$Previsto.G4])/[$Registrado.G4]" office:value-type="percentage" office:value="0.49112360299509" calcext:value-type="percentage">
            <text:p>49,112%</text:p>
          </table:table-cell>
          <table:table-cell table:style-name="ce25" table:formula="of:=ABS([$Registrado.H4]-[$Previsto.H4])/[$Registrado.H4]" office:value-type="percentage" office:value="0.491564448263841" calcext:value-type="percentage">
            <text:p>49,156%</text:p>
          </table:table-cell>
          <table:table-cell table:style-name="ce25" table:formula="of:=ABS([$Registrado.I4]-[$Previsto.I4])/[$Registrado.I4]" office:value-type="percentage" office:value="0.54172596605994" calcext:value-type="percentage">
            <text:p>54,173%</text:p>
          </table:table-cell>
          <table:table-cell table:style-name="ce25" table:formula="of:=ABS([$Registrado.J4]-[$Previsto.J4])/[$Registrado.J4]" office:value-type="percentage" office:value="0.0928154699939336" calcext:value-type="percentage">
            <text:p>9,282%</text:p>
          </table:table-cell>
          <table:table-cell table:style-name="ce25" table:formula="of:=ABS([$Registrado.K4]-[$Previsto.K4])/[$Registrado.K4]" office:value-type="percentage" office:value="0.15842432163227" calcext:value-type="percentage">
            <text:p>15,842%</text:p>
          </table:table-cell>
          <table:table-cell table:style-name="ce22" table:formula="of:=AVERAGE([.B4:.K4])" office:value-type="percentage" office:value="0.279911393534159" calcext:value-type="percentage">
            <text:p>27,991%</text:p>
          </table:table-cell>
          <table:table-cell table:style-name="ce79" table:formula="of:=STDEV([.B4:.K4])" office:value-type="percentage" office:value="0.185023430713599" calcext:value-type="percentage">
            <text:p>18,50%</text:p>
          </table:table-cell>
          <table:table-cell table:formula="of:=COUNTIF([.B4:.K4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Amazonas</text:p>
          </table:table-cell>
          <table:table-cell table:style-name="ce25" table:formula="of:=ABS([$Registrado.B5]-[$Previsto.B5])/[$Registrado.B5]" office:value-type="percentage" office:value="0.155891055871155" calcext:value-type="percentage">
            <text:p>15,589%</text:p>
          </table:table-cell>
          <table:table-cell table:style-name="ce25" table:formula="of:=ABS([$Registrado.C5]-[$Previsto.C5])/[$Registrado.C5]" office:value-type="percentage" office:value="0.139239016559812" calcext:value-type="percentage">
            <text:p>13,924%</text:p>
          </table:table-cell>
          <table:table-cell table:style-name="ce25" table:formula="of:=ABS([$Registrado.D5]-[$Previsto.D5])/[$Registrado.D5]" office:value-type="percentage" office:value="0.313243049534259" calcext:value-type="percentage">
            <text:p>31,324%</text:p>
          </table:table-cell>
          <table:table-cell table:style-name="ce25" table:formula="of:=ABS([$Registrado.E5]-[$Previsto.E5])/[$Registrado.E5]" office:value-type="percentage" office:value="0.214663387189419" calcext:value-type="percentage">
            <text:p>21,466%</text:p>
          </table:table-cell>
          <table:table-cell table:style-name="ce25" table:formula="of:=ABS([$Registrado.F5]-[$Previsto.F5])/[$Registrado.F5]" office:value-type="percentage" office:value="0.176924418864112" calcext:value-type="percentage">
            <text:p>17,692%</text:p>
          </table:table-cell>
          <table:table-cell table:style-name="ce25" table:formula="of:=ABS([$Registrado.G5]-[$Previsto.G5])/[$Registrado.G5]" office:value-type="percentage" office:value="0.180672311706303" calcext:value-type="percentage">
            <text:p>18,067%</text:p>
          </table:table-cell>
          <table:table-cell table:style-name="ce25" table:formula="of:=ABS([$Registrado.H5]-[$Previsto.H5])/[$Registrado.H5]" office:value-type="percentage" office:value="1.35437221747859" calcext:value-type="percentage">
            <text:p>135,437%</text:p>
          </table:table-cell>
          <table:table-cell table:style-name="ce25" table:formula="of:=ABS([$Registrado.I5]-[$Previsto.I5])/[$Registrado.I5]" office:value-type="percentage" office:value="0.396071565150231" calcext:value-type="percentage">
            <text:p>39,607%</text:p>
          </table:table-cell>
          <table:table-cell table:style-name="ce25" table:formula="of:=ABS([$Registrado.J5]-[$Previsto.J5])/[$Registrado.J5]" office:value-type="percentage" office:value="0.0658183833904455" calcext:value-type="percentage">
            <text:p>6,582%</text:p>
          </table:table-cell>
          <table:table-cell table:style-name="ce25" table:formula="of:=ABS([$Registrado.K5]-[$Previsto.K5])/[$Registrado.K5]" office:value-type="percentage" office:value="0.0414075112061689" calcext:value-type="percentage">
            <text:p>4,141%</text:p>
          </table:table-cell>
          <table:table-cell table:style-name="ce22" table:formula="of:=AVERAGE([.B5:.K5])" office:value-type="percentage" office:value="0.30383029169505" calcext:value-type="percentage">
            <text:p>30,383%</text:p>
          </table:table-cell>
          <table:table-cell table:style-name="ce79" table:formula="of:=STDEV([.B5:.K5])" office:value-type="percentage" office:value="0.383833124241061" calcext:value-type="percentage">
            <text:p>38,38%</text:p>
          </table:table-cell>
          <table:table-cell table:formula="of:=COUNTIF([.B5:.K5]; &quot;&lt;0,05&quot;)" office:value-type="float" office:value="1" calcext:value-type="float">
            <text:p>1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Bahia</text:p>
          </table:table-cell>
          <table:table-cell table:style-name="ce25" table:formula="of:=ABS([$Registrado.B6]-[$Previsto.B6])/[$Registrado.B6]" office:value-type="percentage" office:value="0.0856499521141611" calcext:value-type="percentage">
            <text:p>8,565%</text:p>
          </table:table-cell>
          <table:table-cell table:style-name="ce25" table:formula="of:=ABS([$Registrado.C6]-[$Previsto.C6])/[$Registrado.C6]" office:value-type="percentage" office:value="0.11859783035695" calcext:value-type="percentage">
            <text:p>11,860%</text:p>
          </table:table-cell>
          <table:table-cell table:style-name="ce25" table:formula="of:=ABS([$Registrado.D6]-[$Previsto.D6])/[$Registrado.D6]" office:value-type="percentage" office:value="0.0945089442041458" calcext:value-type="percentage">
            <text:p>9,451%</text:p>
          </table:table-cell>
          <table:table-cell table:style-name="ce25" table:formula="of:=ABS([$Registrado.E6]-[$Previsto.E6])/[$Registrado.E6]" office:value-type="percentage" office:value="0.0503050058793571" calcext:value-type="percentage">
            <text:p>5,031%</text:p>
          </table:table-cell>
          <table:table-cell table:style-name="ce25" table:formula="of:=ABS([$Registrado.F6]-[$Previsto.F6])/[$Registrado.F6]" office:value-type="percentage" office:value="0.0988920477189999" calcext:value-type="percentage">
            <text:p>9,889%</text:p>
          </table:table-cell>
          <table:table-cell table:style-name="ce25" table:formula="of:=ABS([$Registrado.G6]-[$Previsto.G6])/[$Registrado.G6]" office:value-type="percentage" office:value="0.203866092122874" calcext:value-type="percentage">
            <text:p>20,387%</text:p>
          </table:table-cell>
          <table:table-cell table:style-name="ce25" table:formula="of:=ABS([$Registrado.H6]-[$Previsto.H6])/[$Registrado.H6]" office:value-type="percentage" office:value="0.102403824287193" calcext:value-type="percentage">
            <text:p>10,240%</text:p>
          </table:table-cell>
          <table:table-cell table:style-name="ce25" table:formula="of:=ABS([$Registrado.I6]-[$Previsto.I6])/[$Registrado.I6]" office:value-type="percentage" office:value="0.154310239910525" calcext:value-type="percentage">
            <text:p>15,431%</text:p>
          </table:table-cell>
          <table:table-cell table:style-name="ce25" table:formula="of:=ABS([$Registrado.J6]-[$Previsto.J6])/[$Registrado.J6]" office:value-type="percentage" office:value="0.136921054707011" calcext:value-type="percentage">
            <text:p>13,692%</text:p>
          </table:table-cell>
          <table:table-cell table:style-name="ce25" table:formula="of:=ABS([$Registrado.K6]-[$Previsto.K6])/[$Registrado.K6]" office:value-type="percentage" office:value="0.045417323079273" calcext:value-type="percentage">
            <text:p>4,542%</text:p>
          </table:table-cell>
          <table:table-cell table:style-name="ce22" table:formula="of:=AVERAGE([.B6:.K6])" office:value-type="percentage" office:value="0.109087231438049" calcext:value-type="percentage">
            <text:p>10,909%</text:p>
          </table:table-cell>
          <table:table-cell table:style-name="ce79" table:formula="of:=STDEV([.B6:.K6])" office:value-type="percentage" office:value="0.047507865585742" calcext:value-type="percentage">
            <text:p>4,75%</text:p>
          </table:table-cell>
          <table:table-cell table:formula="of:=COUNTIF([.B6:.K6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Ceara</text:p>
          </table:table-cell>
          <table:table-cell table:style-name="ce25" table:formula="of:=ABS([$Registrado.B7]-[$Previsto.B7])/[$Registrado.B7]" office:value-type="percentage" office:value="0.129278089824194" calcext:value-type="percentage">
            <text:p>12,928%</text:p>
          </table:table-cell>
          <table:table-cell table:style-name="ce25" table:formula="of:=ABS([$Registrado.C7]-[$Previsto.C7])/[$Registrado.C7]" office:value-type="percentage" office:value="0.207213265878728" calcext:value-type="percentage">
            <text:p>20,721%</text:p>
          </table:table-cell>
          <table:table-cell table:style-name="ce25" table:formula="of:=ABS([$Registrado.D7]-[$Previsto.D7])/[$Registrado.D7]" office:value-type="percentage" office:value="0.0457459811149692" calcext:value-type="percentage">
            <text:p>4,575%</text:p>
          </table:table-cell>
          <table:table-cell table:style-name="ce25" table:formula="of:=ABS([$Registrado.E7]-[$Previsto.E7])/[$Registrado.E7]" office:value-type="percentage" office:value="0.127801254648003" calcext:value-type="percentage">
            <text:p>12,780%</text:p>
          </table:table-cell>
          <table:table-cell table:style-name="ce25" table:formula="of:=ABS([$Registrado.F7]-[$Previsto.F7])/[$Registrado.F7]" office:value-type="percentage" office:value="0.0513494463433598" calcext:value-type="percentage">
            <text:p>5,135%</text:p>
          </table:table-cell>
          <table:table-cell table:style-name="ce25" table:formula="of:=ABS([$Registrado.G7]-[$Previsto.G7])/[$Registrado.G7]" office:value-type="percentage" office:value="0.0384058633285474" calcext:value-type="percentage">
            <text:p>3,841%</text:p>
          </table:table-cell>
          <table:table-cell table:style-name="ce25" table:formula="of:=ABS([$Registrado.H7]-[$Previsto.H7])/[$Registrado.H7]" office:value-type="percentage" office:value="0.150185911649326" calcext:value-type="percentage">
            <text:p>15,019%</text:p>
          </table:table-cell>
          <table:table-cell table:style-name="ce25" table:formula="of:=ABS([$Registrado.I7]-[$Previsto.I7])/[$Registrado.I7]" office:value-type="percentage" office:value="0.165719508825967" calcext:value-type="percentage">
            <text:p>16,572%</text:p>
          </table:table-cell>
          <table:table-cell table:style-name="ce25" table:formula="of:=ABS([$Registrado.J7]-[$Previsto.J7])/[$Registrado.J7]" office:value-type="percentage" office:value="0.0327720337873934" calcext:value-type="percentage">
            <text:p>3,277%</text:p>
          </table:table-cell>
          <table:table-cell table:style-name="ce25" table:formula="of:=ABS([$Registrado.K7]-[$Previsto.K7])/[$Registrado.K7]" office:value-type="percentage" office:value="0.123496547418462" calcext:value-type="percentage">
            <text:p>12,350%</text:p>
          </table:table-cell>
          <table:table-cell table:style-name="ce22" table:formula="of:=AVERAGE([.B7:.K7])" office:value-type="percentage" office:value="0.107196790281895" calcext:value-type="percentage">
            <text:p>10,720%</text:p>
          </table:table-cell>
          <table:table-cell table:style-name="ce79" table:formula="of:=STDEV([.B7:.K7])" office:value-type="percentage" office:value="0.0611195932752355" calcext:value-type="percentage">
            <text:p>6,11%</text:p>
          </table:table-cell>
          <table:table-cell table:formula="of:=COUNTIF([.B7:.K7]; &quot;&lt;0,05&quot;)" office:value-type="float" office:value="3" calcext:value-type="float">
            <text:p>3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Distrito Federal</text:p>
          </table:table-cell>
          <table:table-cell table:style-name="ce25" table:formula="of:=ABS([$Registrado.B8]-[$Previsto.B8])/[$Registrado.B8]" office:value-type="percentage" office:value="0.182858868465292" calcext:value-type="percentage">
            <text:p>18,286%</text:p>
          </table:table-cell>
          <table:table-cell table:style-name="ce25" table:formula="of:=ABS([$Registrado.C8]-[$Previsto.C8])/[$Registrado.C8]" office:value-type="percentage" office:value="0.00399542041318711" calcext:value-type="percentage">
            <text:p>0,400%</text:p>
          </table:table-cell>
          <table:table-cell table:style-name="ce25" table:formula="of:=ABS([$Registrado.D8]-[$Previsto.D8])/[$Registrado.D8]" office:value-type="percentage" office:value="0.208936140686001" calcext:value-type="percentage">
            <text:p>20,894%</text:p>
          </table:table-cell>
          <table:table-cell table:style-name="ce25" table:formula="of:=ABS([$Registrado.E8]-[$Previsto.E8])/[$Registrado.E8]" office:value-type="percentage" office:value="0.441628019931114" calcext:value-type="percentage">
            <text:p>44,163%</text:p>
          </table:table-cell>
          <table:table-cell table:style-name="ce25" table:formula="of:=ABS([$Registrado.F8]-[$Previsto.F8])/[$Registrado.F8]" office:value-type="percentage" office:value="0.504647646121431" calcext:value-type="percentage">
            <text:p>50,465%</text:p>
          </table:table-cell>
          <table:table-cell table:style-name="ce25" table:formula="of:=ABS([$Registrado.G8]-[$Previsto.G8])/[$Registrado.G8]" office:value-type="percentage" office:value="0.461929098976133" calcext:value-type="percentage">
            <text:p>46,193%</text:p>
          </table:table-cell>
          <table:table-cell table:style-name="ce25" table:formula="of:=ABS([$Registrado.H8]-[$Previsto.H8])/[$Registrado.H8]" office:value-type="percentage" office:value="0.306192985835099" calcext:value-type="percentage">
            <text:p>30,619%</text:p>
          </table:table-cell>
          <table:table-cell table:style-name="ce25" table:formula="of:=ABS([$Registrado.I8]-[$Previsto.I8])/[$Registrado.I8]" office:value-type="percentage" office:value="0.16351243587409" calcext:value-type="percentage">
            <text:p>16,351%</text:p>
          </table:table-cell>
          <table:table-cell table:style-name="ce25" table:formula="of:=ABS([$Registrado.J8]-[$Previsto.J8])/[$Registrado.J8]" office:value-type="percentage" office:value="0.193228447462743" calcext:value-type="percentage">
            <text:p>19,323%</text:p>
          </table:table-cell>
          <table:table-cell table:style-name="ce25" table:formula="of:=ABS([$Registrado.K8]-[$Previsto.K8])/[$Registrado.K8]" office:value-type="percentage" office:value="0.231185130141642" calcext:value-type="percentage">
            <text:p>23,119%</text:p>
          </table:table-cell>
          <table:table-cell table:style-name="ce22" table:formula="of:=AVERAGE([.B8:.K8])" office:value-type="percentage" office:value="0.269811419390673" calcext:value-type="percentage">
            <text:p>26,981%</text:p>
          </table:table-cell>
          <table:table-cell table:style-name="ce79" table:formula="of:=STDEV([.B8:.K8])" office:value-type="percentage" office:value="0.157579935793442" calcext:value-type="percentage">
            <text:p>15,76%</text:p>
          </table:table-cell>
          <table:table-cell table:formula="of:=COUNTIF([.B8:.K8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Espirito Santo</text:p>
          </table:table-cell>
          <table:table-cell table:style-name="ce25" table:formula="of:=ABS([$Registrado.B9]-[$Previsto.B9])/[$Registrado.B9]" office:value-type="percentage" office:value="0.0827693874839453" calcext:value-type="percentage">
            <text:p>8,277%</text:p>
          </table:table-cell>
          <table:table-cell table:style-name="ce25" table:formula="of:=ABS([$Registrado.C9]-[$Previsto.C9])/[$Registrado.C9]" office:value-type="percentage" office:value="0.0926973241732769" calcext:value-type="percentage">
            <text:p>9,270%</text:p>
          </table:table-cell>
          <table:table-cell table:style-name="ce25" table:formula="of:=ABS([$Registrado.D9]-[$Previsto.D9])/[$Registrado.D9]" office:value-type="percentage" office:value="0.0815753513970622" calcext:value-type="percentage">
            <text:p>8,158%</text:p>
          </table:table-cell>
          <table:table-cell table:style-name="ce25" table:formula="of:=ABS([$Registrado.E9]-[$Previsto.E9])/[$Registrado.E9]" office:value-type="percentage" office:value="0.153597910299979" calcext:value-type="percentage">
            <text:p>15,360%</text:p>
          </table:table-cell>
          <table:table-cell table:style-name="ce25" table:formula="of:=ABS([$Registrado.F9]-[$Previsto.F9])/[$Registrado.F9]" office:value-type="percentage" office:value="0.0275303757400383" calcext:value-type="percentage">
            <text:p>2,753%</text:p>
          </table:table-cell>
          <table:table-cell table:style-name="ce25" table:formula="of:=ABS([$Registrado.G9]-[$Previsto.G9])/[$Registrado.G9]" office:value-type="percentage" office:value="0.154582460412131" calcext:value-type="percentage">
            <text:p>15,458%</text:p>
          </table:table-cell>
          <table:table-cell table:style-name="ce25" table:formula="of:=ABS([$Registrado.H9]-[$Previsto.H9])/[$Registrado.H9]" office:value-type="percentage" office:value="0.00673243834995058" calcext:value-type="percentage">
            <text:p>0,673%</text:p>
          </table:table-cell>
          <table:table-cell table:style-name="ce25" table:formula="of:=ABS([$Registrado.I9]-[$Previsto.I9])/[$Registrado.I9]" office:value-type="percentage" office:value="0.00939814335568018" calcext:value-type="percentage">
            <text:p>0,940%</text:p>
          </table:table-cell>
          <table:table-cell table:style-name="ce25" table:formula="of:=ABS([$Registrado.J9]-[$Previsto.J9])/[$Registrado.J9]" office:value-type="percentage" office:value="0.0182434538995569" calcext:value-type="percentage">
            <text:p>1,824%</text:p>
          </table:table-cell>
          <table:table-cell table:style-name="ce25" table:formula="of:=ABS([$Registrado.K9]-[$Previsto.K9])/[$Registrado.K9]" office:value-type="percentage" office:value="0.00806239879050808" calcext:value-type="percentage">
            <text:p>0,806%</text:p>
          </table:table-cell>
          <table:table-cell table:style-name="ce22" table:formula="of:=AVERAGE([.B9:.K9])" office:value-type="percentage" office:value="0.0635189243902128" calcext:value-type="percentage">
            <text:p>6,352%</text:p>
          </table:table-cell>
          <table:table-cell table:style-name="ce79" table:formula="of:=STDEV([.B9:.K9])" office:value-type="percentage" office:value="0.058241851337619" calcext:value-type="percentage">
            <text:p>5,82%</text:p>
          </table:table-cell>
          <table:table-cell table:formula="of:=COUNTIF([.B9:.K9]; &quot;&lt;0,05&quot;)" office:value-type="float" office:value="5" calcext:value-type="float">
            <text:p>5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Goiais</text:p>
          </table:table-cell>
          <table:table-cell table:style-name="ce25" table:formula="of:=ABS([$Registrado.B10]-[$Previsto.B10])/[$Registrado.B10]" office:value-type="percentage" office:value="0.130363122004564" calcext:value-type="percentage">
            <text:p>13,036%</text:p>
          </table:table-cell>
          <table:table-cell table:style-name="ce25" table:formula="of:=ABS([$Registrado.C10]-[$Previsto.C10])/[$Registrado.C10]" office:value-type="percentage" office:value="0.0965548193494329" calcext:value-type="percentage">
            <text:p>9,655%</text:p>
          </table:table-cell>
          <table:table-cell table:style-name="ce25" table:formula="of:=ABS([$Registrado.D10]-[$Previsto.D10])/[$Registrado.D10]" office:value-type="percentage" office:value="0.0699343826839331" calcext:value-type="percentage">
            <text:p>6,993%</text:p>
          </table:table-cell>
          <table:table-cell table:style-name="ce25" table:formula="of:=ABS([$Registrado.E10]-[$Previsto.E10])/[$Registrado.E10]" office:value-type="percentage" office:value="0.095889627337335" calcext:value-type="percentage">
            <text:p>9,589%</text:p>
          </table:table-cell>
          <table:table-cell table:style-name="ce25" table:formula="of:=ABS([$Registrado.F10]-[$Previsto.F10])/[$Registrado.F10]" office:value-type="percentage" office:value="0.249533517662049" calcext:value-type="percentage">
            <text:p>24,953%</text:p>
          </table:table-cell>
          <table:table-cell table:style-name="ce25" table:formula="of:=ABS([$Registrado.G10]-[$Previsto.G10])/[$Registrado.G10]" office:value-type="percentage" office:value="0.0762117316039053" calcext:value-type="percentage">
            <text:p>7,621%</text:p>
          </table:table-cell>
          <table:table-cell table:style-name="ce25" table:formula="of:=ABS([$Registrado.H10]-[$Previsto.H10])/[$Registrado.H10]" office:value-type="percentage" office:value="0.0202273158342688" calcext:value-type="percentage">
            <text:p>2,023%</text:p>
          </table:table-cell>
          <table:table-cell table:style-name="ce25" table:formula="of:=ABS([$Registrado.I10]-[$Previsto.I10])/[$Registrado.I10]" office:value-type="percentage" office:value="0.0582730361242648" calcext:value-type="percentage">
            <text:p>5,827%</text:p>
          </table:table-cell>
          <table:table-cell table:style-name="ce25" table:formula="of:=ABS([$Registrado.J10]-[$Previsto.J10])/[$Registrado.J10]" office:value-type="percentage" office:value="0.0540998160818672" calcext:value-type="percentage">
            <text:p>5,410%</text:p>
          </table:table-cell>
          <table:table-cell table:style-name="ce25" table:formula="of:=ABS([$Registrado.K10]-[$Previsto.K10])/[$Registrado.K10]" office:value-type="percentage" office:value="0.146102902986376" calcext:value-type="percentage">
            <text:p>14,610%</text:p>
          </table:table-cell>
          <table:table-cell table:style-name="ce22" table:formula="of:=AVERAGE([.B10:.K10])" office:value-type="percentage" office:value="0.0997190271667996" calcext:value-type="percentage">
            <text:p>9,972%</text:p>
          </table:table-cell>
          <table:table-cell table:style-name="ce79" table:formula="of:=STDEV([.B10:.K10])" office:value-type="percentage" office:value="0.0642193422893794" calcext:value-type="percentage">
            <text:p>6,42%</text:p>
          </table:table-cell>
          <table:table-cell table:formula="of:=COUNTIF([.B10:.K10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ranhão</text:p>
          </table:table-cell>
          <table:table-cell table:style-name="ce25" table:formula="of:=ABS([$Registrado.B11]-[$Previsto.B11])/[$Registrado.B11]" office:value-type="percentage" office:value="0.222351956147753" calcext:value-type="percentage">
            <text:p>22,235%</text:p>
          </table:table-cell>
          <table:table-cell table:style-name="ce25" table:formula="of:=ABS([$Registrado.C11]-[$Previsto.C11])/[$Registrado.C11]" office:value-type="percentage" office:value="0.0892212714914034" calcext:value-type="percentage">
            <text:p>8,922%</text:p>
          </table:table-cell>
          <table:table-cell table:style-name="ce25" table:formula="of:=ABS([$Registrado.D11]-[$Previsto.D11])/[$Registrado.D11]" office:value-type="percentage" office:value="0.121356962615783" calcext:value-type="percentage">
            <text:p>12,136%</text:p>
          </table:table-cell>
          <table:table-cell table:style-name="ce25" table:formula="of:=ABS([$Registrado.E11]-[$Previsto.E11])/[$Registrado.E11]" office:value-type="percentage" office:value="0.0989056733939903" calcext:value-type="percentage">
            <text:p>9,891%</text:p>
          </table:table-cell>
          <table:table-cell table:style-name="ce25" table:formula="of:=ABS([$Registrado.F11]-[$Previsto.F11])/[$Registrado.F11]" office:value-type="percentage" office:value="0.000647145063201159" calcext:value-type="percentage">
            <text:p>0,065%</text:p>
          </table:table-cell>
          <table:table-cell table:style-name="ce25" table:formula="of:=ABS([$Registrado.G11]-[$Previsto.G11])/[$Registrado.G11]" office:value-type="percentage" office:value="0.327979331653499" calcext:value-type="percentage">
            <text:p>32,798%</text:p>
          </table:table-cell>
          <table:table-cell table:style-name="ce25" table:formula="of:=ABS([$Registrado.H11]-[$Previsto.H11])/[$Registrado.H11]" office:value-type="percentage" office:value="1.2582025354261" calcext:value-type="percentage">
            <text:p>125,820%</text:p>
          </table:table-cell>
          <table:table-cell table:style-name="ce25" table:formula="of:=ABS([$Registrado.I11]-[$Previsto.I11])/[$Registrado.I11]" office:value-type="percentage" office:value="0.574754697724293" calcext:value-type="percentage">
            <text:p>57,475%</text:p>
          </table:table-cell>
          <table:table-cell table:style-name="ce25" table:formula="of:=ABS([$Registrado.J11]-[$Previsto.J11])/[$Registrado.J11]" office:value-type="percentage" office:value="0.0755647248396098" calcext:value-type="percentage">
            <text:p>7,556%</text:p>
          </table:table-cell>
          <table:table-cell table:style-name="ce25" table:formula="of:=ABS([$Registrado.K11]-[$Previsto.K11])/[$Registrado.K11]" office:value-type="percentage" office:value="0.0829795048572933" calcext:value-type="percentage">
            <text:p>8,298%</text:p>
          </table:table-cell>
          <table:table-cell table:style-name="ce22" table:formula="of:=AVERAGE([.B11:.K11])" office:value-type="percentage" office:value="0.285196380321292" calcext:value-type="percentage">
            <text:p>28,520%</text:p>
          </table:table-cell>
          <table:table-cell table:style-name="ce79" table:formula="of:=STDEV([.B11:.K11])" office:value-type="percentage" office:value="0.380368825129609" calcext:value-type="percentage">
            <text:p>38,04%</text:p>
          </table:table-cell>
          <table:table-cell table:formula="of:=COUNTIF([.B11:.K11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to Grosso</text:p>
          </table:table-cell>
          <table:table-cell table:style-name="ce25" table:formula="of:=ABS([$Registrado.B12]-[$Previsto.B12])/[$Registrado.B12]" office:value-type="percentage" office:value="0.200847026395925" calcext:value-type="percentage">
            <text:p>20,085%</text:p>
          </table:table-cell>
          <table:table-cell table:style-name="ce25" table:formula="of:=ABS([$Registrado.C12]-[$Previsto.C12])/[$Registrado.C12]" office:value-type="percentage" office:value="0.250897503300576" calcext:value-type="percentage">
            <text:p>25,090%</text:p>
          </table:table-cell>
          <table:table-cell table:style-name="ce25" table:formula="of:=ABS([$Registrado.D12]-[$Previsto.D12])/[$Registrado.D12]" office:value-type="percentage" office:value="0.0472168329277781" calcext:value-type="percentage">
            <text:p>4,722%</text:p>
          </table:table-cell>
          <table:table-cell table:style-name="ce25" table:formula="of:=ABS([$Registrado.E12]-[$Previsto.E12])/[$Registrado.E12]" office:value-type="percentage" office:value="0.113521875755378" calcext:value-type="percentage">
            <text:p>11,352%</text:p>
          </table:table-cell>
          <table:table-cell table:style-name="ce25" table:formula="of:=ABS([$Registrado.F12]-[$Previsto.F12])/[$Registrado.F12]" office:value-type="percentage" office:value="0.299174243487381" calcext:value-type="percentage">
            <text:p>29,917%</text:p>
          </table:table-cell>
          <table:table-cell table:style-name="ce25" table:formula="of:=ABS([$Registrado.G12]-[$Previsto.G12])/[$Registrado.G12]" office:value-type="percentage" office:value="0.0626929211562074" calcext:value-type="percentage">
            <text:p>6,269%</text:p>
          </table:table-cell>
          <table:table-cell table:style-name="ce25" table:formula="of:=ABS([$Registrado.H12]-[$Previsto.H12])/[$Registrado.H12]" office:value-type="percentage" office:value="0.00985197350928987" calcext:value-type="percentage">
            <text:p>0,985%</text:p>
          </table:table-cell>
          <table:table-cell table:style-name="ce25" table:formula="of:=ABS([$Registrado.I12]-[$Previsto.I12])/[$Registrado.I12]" office:value-type="percentage" office:value="0.101749991701612" calcext:value-type="percentage">
            <text:p>10,175%</text:p>
          </table:table-cell>
          <table:table-cell table:style-name="ce25" table:formula="of:=ABS([$Registrado.J12]-[$Previsto.J12])/[$Registrado.J12]" office:value-type="percentage" office:value="0.146690662561903" calcext:value-type="percentage">
            <text:p>14,669%</text:p>
          </table:table-cell>
          <table:table-cell table:style-name="ce25" table:formula="of:=ABS([$Registrado.K12]-[$Previsto.K12])/[$Registrado.K12]" office:value-type="percentage" office:value="0.204358592642883" calcext:value-type="percentage">
            <text:p>20,436%</text:p>
          </table:table-cell>
          <table:table-cell table:style-name="ce22" table:formula="of:=AVERAGE([.B12:.K12])" office:value-type="percentage" office:value="0.143700162343893" calcext:value-type="percentage">
            <text:p>14,370%</text:p>
          </table:table-cell>
          <table:table-cell table:style-name="ce79" table:formula="of:=STDEV([.B12:.K12])" office:value-type="percentage" office:value="0.0937340810645644" calcext:value-type="percentage">
            <text:p>9,37%</text:p>
          </table:table-cell>
          <table:table-cell table:formula="of:=COUNTIF([.B12:.K12]; &quot;&lt;0,05&quot;)" office:value-type="float" office:value="2" calcext:value-type="float">
            <text:p>2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ato Grosso do Sul</text:p>
          </table:table-cell>
          <table:table-cell table:style-name="ce25" table:formula="of:=ABS([$Registrado.B13]-[$Previsto.B13])/[$Registrado.B13]" office:value-type="percentage" office:value="0.184025960119926" calcext:value-type="percentage">
            <text:p>18,403%</text:p>
          </table:table-cell>
          <table:table-cell table:style-name="ce25" table:formula="of:=ABS([$Registrado.C13]-[$Previsto.C13])/[$Registrado.C13]" office:value-type="percentage" office:value="0.156257777501244" calcext:value-type="percentage">
            <text:p>15,626%</text:p>
          </table:table-cell>
          <table:table-cell table:style-name="ce25" table:formula="of:=ABS([$Registrado.D13]-[$Previsto.D13])/[$Registrado.D13]" office:value-type="percentage" office:value="0.0569450836094861" calcext:value-type="percentage">
            <text:p>5,695%</text:p>
          </table:table-cell>
          <table:table-cell table:style-name="ce25" table:formula="of:=ABS([$Registrado.E13]-[$Previsto.E13])/[$Registrado.E13]" office:value-type="percentage" office:value="0.0602781583548974" calcext:value-type="percentage">
            <text:p>6,028%</text:p>
          </table:table-cell>
          <table:table-cell table:style-name="ce25" table:formula="of:=ABS([$Registrado.F13]-[$Previsto.F13])/[$Registrado.F13]" office:value-type="percentage" office:value="0.0938082134838044" calcext:value-type="percentage">
            <text:p>9,381%</text:p>
          </table:table-cell>
          <table:table-cell table:style-name="ce25" table:formula="of:=ABS([$Registrado.G13]-[$Previsto.G13])/[$Registrado.G13]" office:value-type="percentage" office:value="0.00287818222972375" calcext:value-type="percentage">
            <text:p>0,288%</text:p>
          </table:table-cell>
          <table:table-cell table:style-name="ce25" table:formula="of:=ABS([$Registrado.H13]-[$Previsto.H13])/[$Registrado.H13]" office:value-type="percentage" office:value="0.0203833593965598" calcext:value-type="percentage">
            <text:p>2,038%</text:p>
          </table:table-cell>
          <table:table-cell table:style-name="ce25" table:formula="of:=ABS([$Registrado.I13]-[$Previsto.I13])/[$Registrado.I13]" office:value-type="percentage" office:value="0.0272661570658342" calcext:value-type="percentage">
            <text:p>2,727%</text:p>
          </table:table-cell>
          <table:table-cell table:style-name="ce25" table:formula="of:=ABS([$Registrado.J13]-[$Previsto.J13])/[$Registrado.J13]" office:value-type="percentage" office:value="0.150753580047108" calcext:value-type="percentage">
            <text:p>15,075%</text:p>
          </table:table-cell>
          <table:table-cell table:style-name="ce25" table:formula="of:=ABS([$Registrado.K13]-[$Previsto.K13])/[$Registrado.K13]" office:value-type="percentage" office:value="0.0440114792647997" calcext:value-type="percentage">
            <text:p>4,401%</text:p>
          </table:table-cell>
          <table:table-cell table:style-name="ce22" table:formula="of:=AVERAGE([.B13:.K13])" office:value-type="percentage" office:value="0.0796607951073383" calcext:value-type="percentage">
            <text:p>7,966%</text:p>
          </table:table-cell>
          <table:table-cell table:style-name="ce79" table:formula="of:=STDEV([.B13:.K13])" office:value-type="percentage" office:value="0.0635353487733834" calcext:value-type="percentage">
            <text:p>6,35%</text:p>
          </table:table-cell>
          <table:table-cell table:formula="of:=COUNTIF([.B13:.K13]; &quot;&lt;0,05&quot;)" office:value-type="float" office:value="4" calcext:value-type="float">
            <text:p>4</text:p>
          </table:table-cell>
          <table:table-cell/>
          <table:table-cell table:style-name="ce43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9" office:value-type="string" calcext:value-type="string">
            <text:p>Minas Gerais</text:p>
          </table:table-cell>
          <table:table-cell table:style-name="ce25" table:formula="of:=ABS([$Registrado.B14]-[$Previsto.B14])/[$Registrado.B14]" office:value-type="percentage" office:value="0.031454742745897" calcext:value-type="percentage">
            <text:p>3,145%</text:p>
          </table:table-cell>
          <table:table-cell table:style-name="ce25" table:formula="of:=ABS([$Registrado.C14]-[$Previsto.C14])/[$Registrado.C14]" office:value-type="percentage" office:value="0.0130374173934548" calcext:value-type="percentage">
            <text:p>1,304%</text:p>
          </table:table-cell>
          <table:table-cell table:style-name="ce25" table:formula="of:=ABS([$Registrado.D14]-[$Previsto.D14])/[$Registrado.D14]" office:value-type="percentage" office:value="0.0728207625907851" calcext:value-type="percentage">
            <text:p>7,282%</text:p>
          </table:table-cell>
          <table:table-cell table:style-name="ce25" table:formula="of:=ABS([$Registrado.E14]-[$Previsto.E14])/[$Registrado.E14]" office:value-type="percentage" office:value="0.149640793360712" calcext:value-type="percentage">
            <text:p>14,964%</text:p>
          </table:table-cell>
          <table:table-cell table:style-name="ce25" table:formula="of:=ABS([$Registrado.F14]-[$Previsto.F14])/[$Registrado.F14]" office:value-type="percentage" office:value="0.142316058343406" calcext:value-type="percentage">
            <text:p>14,232%</text:p>
          </table:table-cell>
          <table:table-cell table:style-name="ce25" table:formula="of:=ABS([$Registrado.G14]-[$Previsto.G14])/[$Registrado.G14]" office:value-type="percentage" office:value="0.139466640533604" calcext:value-type="percentage">
            <text:p>13,947%</text:p>
          </table:table-cell>
          <table:table-cell table:style-name="ce25" table:formula="of:=ABS([$Registrado.H14]-[$Previsto.H14])/[$Registrado.H14]" office:value-type="percentage" office:value="0.0752513748187613" calcext:value-type="percentage">
            <text:p>7,525%</text:p>
          </table:table-cell>
          <table:table-cell table:style-name="ce25" table:formula="of:=ABS([$Registrado.I14]-[$Previsto.I14])/[$Registrado.I14]" office:value-type="percentage" office:value="0.18519128259636" calcext:value-type="percentage">
            <text:p>18,519%</text:p>
          </table:table-cell>
          <table:table-cell table:style-name="ce25" table:formula="of:=ABS([$Registrado.J14]-[$Previsto.J14])/[$Registrado.J14]" office:value-type="percentage" office:value="0.362330739819945" calcext:value-type="percentage">
            <text:p>36,233%</text:p>
          </table:table-cell>
          <table:table-cell table:style-name="ce25" table:formula="of:=ABS([$Registrado.K14]-[$Previsto.K14])/[$Registrado.K14]" office:value-type="percentage" office:value="0.0438860755410767" calcext:value-type="percentage">
            <text:p>4,389%</text:p>
          </table:table-cell>
          <table:table-cell table:style-name="ce22" table:formula="of:=AVERAGE([.B14:.K14])" office:value-type="percentage" office:value="0.1215395887744" calcext:value-type="percentage">
            <text:p>12,154%</text:p>
          </table:table-cell>
          <table:table-cell table:style-name="ce79" table:formula="of:=STDEV([.B14:.K14])" office:value-type="percentage" office:value="0.10220286291474" calcext:value-type="percentage">
            <text:p>10,22%</text:p>
          </table:table-cell>
          <table:table-cell table:formula="of:=COUNTIF([.B14:.K14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ará</text:p>
          </table:table-cell>
          <table:table-cell table:style-name="ce25" table:formula="of:=ABS([$Registrado.B15]-[$Previsto.B15])/[$Registrado.B15]" office:value-type="percentage" office:value="0.210901606042361" calcext:value-type="percentage">
            <text:p>21,090%</text:p>
          </table:table-cell>
          <table:table-cell table:style-name="ce25" table:formula="of:=ABS([$Registrado.C15]-[$Previsto.C15])/[$Registrado.C15]" office:value-type="percentage" office:value="0.269338327134212" calcext:value-type="percentage">
            <text:p>26,934%</text:p>
          </table:table-cell>
          <table:table-cell table:style-name="ce25" table:formula="of:=ABS([$Registrado.D15]-[$Previsto.D15])/[$Registrado.D15]" office:value-type="percentage" office:value="0.0476747660072585" calcext:value-type="percentage">
            <text:p>4,767%</text:p>
          </table:table-cell>
          <table:table-cell table:style-name="ce25" table:formula="of:=ABS([$Registrado.E15]-[$Previsto.E15])/[$Registrado.E15]" office:value-type="percentage" office:value="0.140914996063962" calcext:value-type="percentage">
            <text:p>14,091%</text:p>
          </table:table-cell>
          <table:table-cell table:style-name="ce25" table:formula="of:=ABS([$Registrado.F15]-[$Previsto.F15])/[$Registrado.F15]" office:value-type="percentage" office:value="0.142051850288448" calcext:value-type="percentage">
            <text:p>14,205%</text:p>
          </table:table-cell>
          <table:table-cell table:style-name="ce25" table:formula="of:=ABS([$Registrado.G15]-[$Previsto.G15])/[$Registrado.G15]" office:value-type="percentage" office:value="0.217354658964561" calcext:value-type="percentage">
            <text:p>21,735%</text:p>
          </table:table-cell>
          <table:table-cell table:style-name="ce25" table:formula="of:=ABS([$Registrado.H15]-[$Previsto.H15])/[$Registrado.H15]" office:value-type="percentage" office:value="0.188927208330516" calcext:value-type="percentage">
            <text:p>18,893%</text:p>
          </table:table-cell>
          <table:table-cell table:style-name="ce25" table:formula="of:=ABS([$Registrado.I15]-[$Previsto.I15])/[$Registrado.I15]" office:value-type="percentage" office:value="0.21828638003049" calcext:value-type="percentage">
            <text:p>21,829%</text:p>
          </table:table-cell>
          <table:table-cell table:style-name="ce25" table:formula="of:=ABS([$Registrado.J15]-[$Previsto.J15])/[$Registrado.J15]" office:value-type="percentage" office:value="0.0368419996026436" calcext:value-type="percentage">
            <text:p>3,684%</text:p>
          </table:table-cell>
          <table:table-cell table:style-name="ce25" table:formula="of:=ABS([$Registrado.K15]-[$Previsto.K15])/[$Registrado.K15]" office:value-type="percentage" office:value="0.0850278473197772" calcext:value-type="percentage">
            <text:p>8,503%</text:p>
          </table:table-cell>
          <table:table-cell table:style-name="ce22" table:formula="of:=AVERAGE([.B15:.K15])" office:value-type="percentage" office:value="0.155731963978423" calcext:value-type="percentage">
            <text:p>15,573%</text:p>
          </table:table-cell>
          <table:table-cell table:style-name="ce79" table:formula="of:=STDEV([.B15:.K15])" office:value-type="percentage" office:value="0.0788665347500971" calcext:value-type="percentage">
            <text:p>7,89%</text:p>
          </table:table-cell>
          <table:table-cell table:formula="of:=COUNTIF([.B15:.K15]; &quot;&lt;0,05&quot;)" office:value-type="float" office:value="2" calcext:value-type="float">
            <text:p>2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9" office:value-type="string" calcext:value-type="string">
            <text:p>Paraíba</text:p>
          </table:table-cell>
          <table:table-cell table:style-name="ce25" table:formula="of:=ABS([$Registrado.B16]-[$Previsto.B16])/[$Registrado.B16]" office:value-type="percentage" office:value="0.365335764524844" calcext:value-type="percentage">
            <text:p>36,534%</text:p>
          </table:table-cell>
          <table:table-cell table:style-name="ce25" table:formula="of:=ABS([$Registrado.C16]-[$Previsto.C16])/[$Registrado.C16]" office:value-type="percentage" office:value="0.221402042104093" calcext:value-type="percentage">
            <text:p>22,140%</text:p>
          </table:table-cell>
          <table:table-cell table:style-name="ce25" table:formula="of:=ABS([$Registrado.D16]-[$Previsto.D16])/[$Registrado.D16]" office:value-type="percentage" office:value="0.300471202162176" calcext:value-type="percentage">
            <text:p>30,047%</text:p>
          </table:table-cell>
          <table:table-cell table:style-name="ce25" table:formula="of:=ABS([$Registrado.E16]-[$Previsto.E16])/[$Registrado.E16]" office:value-type="percentage" office:value="0.0448734864083372" calcext:value-type="percentage">
            <text:p>4,487%</text:p>
          </table:table-cell>
          <table:table-cell table:style-name="ce25" table:formula="of:=ABS([$Registrado.F16]-[$Previsto.F16])/[$Registrado.F16]" office:value-type="percentage" office:value="0.253996828392779" calcext:value-type="percentage">
            <text:p>25,400%</text:p>
          </table:table-cell>
          <table:table-cell table:style-name="ce25" table:formula="of:=ABS([$Registrado.G16]-[$Previsto.G16])/[$Registrado.G16]" office:value-type="percentage" office:value="0.325004005910944" calcext:value-type="percentage">
            <text:p>32,500%</text:p>
          </table:table-cell>
          <table:table-cell table:style-name="ce25" table:formula="of:=ABS([$Registrado.H16]-[$Previsto.H16])/[$Registrado.H16]" office:value-type="percentage" office:value="0.181201727049812" calcext:value-type="percentage">
            <text:p>18,120%</text:p>
          </table:table-cell>
          <table:table-cell table:style-name="ce25" table:formula="of:=ABS([$Registrado.I16]-[$Previsto.I16])/[$Registrado.I16]" office:value-type="percentage" office:value="0.191210277214334" calcext:value-type="percentage">
            <text:p>19,121%</text:p>
          </table:table-cell>
          <table:table-cell table:style-name="ce25" table:formula="of:=ABS([$Registrado.J16]-[$Previsto.J16])/[$Registrado.J16]" office:value-type="percentage" office:value="0.26569230213351" calcext:value-type="percentage">
            <text:p>26,569%</text:p>
          </table:table-cell>
          <table:table-cell table:style-name="ce25" table:formula="of:=ABS([$Registrado.K16]-[$Previsto.K16])/[$Registrado.K16]" office:value-type="percentage" office:value="0.218926217103518" calcext:value-type="percentage">
            <text:p>21,893%</text:p>
          </table:table-cell>
          <table:table-cell table:style-name="ce22" table:formula="of:=AVERAGE([.B16:.K16])" office:value-type="percentage" office:value="0.236811385300435" calcext:value-type="percentage">
            <text:p>23,681%</text:p>
          </table:table-cell>
          <table:table-cell table:style-name="ce79" table:formula="of:=STDEV([.B16:.K16])" office:value-type="percentage" office:value="0.0894724369470271" calcext:value-type="percentage">
            <text:p>8,95%</text:p>
          </table:table-cell>
          <table:table-cell table:formula="of:=COUNTIF([.B16:.K16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9" office:value-type="string" calcext:value-type="string">
            <text:p>Paraná</text:p>
          </table:table-cell>
          <table:table-cell table:style-name="ce25" table:formula="of:=ABS([$Registrado.B17]-[$Previsto.B17])/[$Registrado.B17]" office:value-type="percentage" office:value="0.182947307399188" calcext:value-type="percentage">
            <text:p>18,295%</text:p>
          </table:table-cell>
          <table:table-cell table:style-name="ce25" table:formula="of:=ABS([$Registrado.C17]-[$Previsto.C17])/[$Registrado.C17]" office:value-type="percentage" office:value="0.114143790529922" calcext:value-type="percentage">
            <text:p>11,414%</text:p>
          </table:table-cell>
          <table:table-cell table:style-name="ce25" table:formula="of:=ABS([$Registrado.D17]-[$Previsto.D17])/[$Registrado.D17]" office:value-type="percentage" office:value="0.00302637994518897" calcext:value-type="percentage">
            <text:p>0,303%</text:p>
          </table:table-cell>
          <table:table-cell table:style-name="ce25" table:formula="of:=ABS([$Registrado.E17]-[$Previsto.E17])/[$Registrado.E17]" office:value-type="percentage" office:value="0.0692068168067161" calcext:value-type="percentage">
            <text:p>6,921%</text:p>
          </table:table-cell>
          <table:table-cell table:style-name="ce25" table:formula="of:=ABS([$Registrado.F17]-[$Previsto.F17])/[$Registrado.F17]" office:value-type="percentage" office:value="0.0887853051713809" calcext:value-type="percentage">
            <text:p>8,879%</text:p>
          </table:table-cell>
          <table:table-cell table:style-name="ce25" table:formula="of:=ABS([$Registrado.G17]-[$Previsto.G17])/[$Registrado.G17]" office:value-type="percentage" office:value="0.0605819921700467" calcext:value-type="percentage">
            <text:p>6,058%</text:p>
          </table:table-cell>
          <table:table-cell table:style-name="ce25" table:formula="of:=ABS([$Registrado.H17]-[$Previsto.H17])/[$Registrado.H17]" office:value-type="percentage" office:value="0.0311189991715594" calcext:value-type="percentage">
            <text:p>3,112%</text:p>
          </table:table-cell>
          <table:table-cell table:style-name="ce25" table:formula="of:=ABS([$Registrado.I17]-[$Previsto.I17])/[$Registrado.I17]" office:value-type="percentage" office:value="0.029748817921644" calcext:value-type="percentage">
            <text:p>2,975%</text:p>
          </table:table-cell>
          <table:table-cell table:style-name="ce25" table:formula="of:=ABS([$Registrado.J17]-[$Previsto.J17])/[$Registrado.J17]" office:value-type="percentage" office:value="0.109351788630094" calcext:value-type="percentage">
            <text:p>10,935%</text:p>
          </table:table-cell>
          <table:table-cell table:style-name="ce25" table:formula="of:=ABS([$Registrado.K17]-[$Previsto.K17])/[$Registrado.K17]" office:value-type="percentage" office:value="0.210544114816175" calcext:value-type="percentage">
            <text:p>21,054%</text:p>
          </table:table-cell>
          <table:table-cell table:style-name="ce22" table:formula="of:=AVERAGE([.B17:.K17])" office:value-type="percentage" office:value="0.0899455312561915" calcext:value-type="percentage">
            <text:p>8,995%</text:p>
          </table:table-cell>
          <table:table-cell table:style-name="ce79" table:formula="of:=STDEV([.B17:.K17])" office:value-type="percentage" office:value="0.0667402170665621" calcext:value-type="percentage">
            <text:p>6,67%</text:p>
          </table:table-cell>
          <table:table-cell table:formula="of:=COUNTIF([.B17:.K17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ernambuco</text:p>
          </table:table-cell>
          <table:table-cell table:style-name="ce25" table:formula="of:=ABS([$Registrado.B18]-[$Previsto.B18])/[$Registrado.B18]" office:value-type="percentage" office:value="0.0854139863574552" calcext:value-type="percentage">
            <text:p>8,541%</text:p>
          </table:table-cell>
          <table:table-cell table:style-name="ce25" table:formula="of:=ABS([$Registrado.C18]-[$Previsto.C18])/[$Registrado.C18]" office:value-type="percentage" office:value="0.106195429207239" calcext:value-type="percentage">
            <text:p>10,620%</text:p>
          </table:table-cell>
          <table:table-cell table:style-name="ce25" table:formula="of:=ABS([$Registrado.D18]-[$Previsto.D18])/[$Registrado.D18]" office:value-type="percentage" office:value="0.055532652820455" calcext:value-type="percentage">
            <text:p>5,553%</text:p>
          </table:table-cell>
          <table:table-cell table:style-name="ce25" table:formula="of:=ABS([$Registrado.E18]-[$Previsto.E18])/[$Registrado.E18]" office:value-type="percentage" office:value="0.0578562212548669" calcext:value-type="percentage">
            <text:p>5,786%</text:p>
          </table:table-cell>
          <table:table-cell table:style-name="ce25" table:formula="of:=ABS([$Registrado.F18]-[$Previsto.F18])/[$Registrado.F18]" office:value-type="percentage" office:value="0.155412169611277" calcext:value-type="percentage">
            <text:p>15,541%</text:p>
          </table:table-cell>
          <table:table-cell table:style-name="ce25" table:formula="of:=ABS([$Registrado.G18]-[$Previsto.G18])/[$Registrado.G18]" office:value-type="percentage" office:value="0.395231156911939" calcext:value-type="percentage">
            <text:p>39,523%</text:p>
          </table:table-cell>
          <table:table-cell table:style-name="ce25" table:formula="of:=ABS([$Registrado.H18]-[$Previsto.H18])/[$Registrado.H18]" office:value-type="percentage" office:value="0.270280193847553" calcext:value-type="percentage">
            <text:p>27,028%</text:p>
          </table:table-cell>
          <table:table-cell table:style-name="ce25" table:formula="of:=ABS([$Registrado.I18]-[$Previsto.I18])/[$Registrado.I18]" office:value-type="percentage" office:value="0.2906686948427" calcext:value-type="percentage">
            <text:p>29,067%</text:p>
          </table:table-cell>
          <table:table-cell table:style-name="ce25" table:formula="of:=ABS([$Registrado.J18]-[$Previsto.J18])/[$Registrado.J18]" office:value-type="percentage" office:value="0.0737777350688567" calcext:value-type="percentage">
            <text:p>7,378%</text:p>
          </table:table-cell>
          <table:table-cell table:style-name="ce25" table:formula="of:=ABS([$Registrado.K18]-[$Previsto.K18])/[$Registrado.K18]" office:value-type="percentage" office:value="0.0522608905904882" calcext:value-type="percentage">
            <text:p>5,226%</text:p>
          </table:table-cell>
          <table:table-cell table:style-name="ce22" table:formula="of:=AVERAGE([.B18:.K18])" office:value-type="percentage" office:value="0.154262913051283" calcext:value-type="percentage">
            <text:p>15,426%</text:p>
          </table:table-cell>
          <table:table-cell table:style-name="ce79" table:formula="of:=STDEV([.B18:.K18])" office:value-type="percentage" office:value="0.12161341792232" calcext:value-type="percentage">
            <text:p>12,16%</text:p>
          </table:table-cell>
          <table:table-cell table:formula="of:=COUNTIF([.B18:.K18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Piauí</text:p>
          </table:table-cell>
          <table:table-cell table:style-name="ce25" table:formula="of:=ABS([$Registrado.B19]-[$Previsto.B19])/[$Registrado.B19]" office:value-type="percentage" office:value="0.175503537269321" calcext:value-type="percentage">
            <text:p>17,550%</text:p>
          </table:table-cell>
          <table:table-cell table:style-name="ce25" table:formula="of:=ABS([$Registrado.C19]-[$Previsto.C19])/[$Registrado.C19]" office:value-type="percentage" office:value="0.200128662945457" calcext:value-type="percentage">
            <text:p>20,013%</text:p>
          </table:table-cell>
          <table:table-cell table:style-name="ce25" table:formula="of:=ABS([$Registrado.D19]-[$Previsto.D19])/[$Registrado.D19]" office:value-type="percentage" office:value="0.123290190852877" calcext:value-type="percentage">
            <text:p>12,329%</text:p>
          </table:table-cell>
          <table:table-cell table:style-name="ce25" table:formula="of:=ABS([$Registrado.E19]-[$Previsto.E19])/[$Registrado.E19]" office:value-type="percentage" office:value="0.137926523218587" calcext:value-type="percentage">
            <text:p>13,793%</text:p>
          </table:table-cell>
          <table:table-cell table:style-name="ce25" table:formula="of:=ABS([$Registrado.F19]-[$Previsto.F19])/[$Registrado.F19]" office:value-type="percentage" office:value="0.123793294544712" calcext:value-type="percentage">
            <text:p>12,379%</text:p>
          </table:table-cell>
          <table:table-cell table:style-name="ce25" table:formula="of:=ABS([$Registrado.G19]-[$Previsto.G19])/[$Registrado.G19]" office:value-type="percentage" office:value="0.148354014405381" calcext:value-type="percentage">
            <text:p>14,835%</text:p>
          </table:table-cell>
          <table:table-cell table:style-name="ce25" table:formula="of:=ABS([$Registrado.H19]-[$Previsto.H19])/[$Registrado.H19]" office:value-type="percentage" office:value="0.192348412626173" calcext:value-type="percentage">
            <text:p>19,235%</text:p>
          </table:table-cell>
          <table:table-cell table:style-name="ce25" table:formula="of:=ABS([$Registrado.I19]-[$Previsto.I19])/[$Registrado.I19]" office:value-type="percentage" office:value="0.0613862880229828" calcext:value-type="percentage">
            <text:p>6,139%</text:p>
          </table:table-cell>
          <table:table-cell table:style-name="ce25" table:formula="of:=ABS([$Registrado.J19]-[$Previsto.J19])/[$Registrado.J19]" office:value-type="percentage" office:value="0.108757821976137" calcext:value-type="percentage">
            <text:p>10,876%</text:p>
          </table:table-cell>
          <table:table-cell table:style-name="ce25" table:formula="of:=ABS([$Registrado.K19]-[$Previsto.K19])/[$Registrado.K19]" office:value-type="percentage" office:value="0.0907259235594796" calcext:value-type="percentage">
            <text:p>9,073%</text:p>
          </table:table-cell>
          <table:table-cell table:style-name="ce22" table:formula="of:=AVERAGE([.B19:.K19])" office:value-type="percentage" office:value="0.136221466942111" calcext:value-type="percentage">
            <text:p>13,622%</text:p>
          </table:table-cell>
          <table:table-cell table:style-name="ce79" table:formula="of:=STDEV([.B19:.K19])" office:value-type="percentage" office:value="0.0443140664194783" calcext:value-type="percentage">
            <text:p>4,43%</text:p>
          </table:table-cell>
          <table:table-cell table:formula="of:=COUNTIF([.B19:.K19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Grande do Sul</text:p>
          </table:table-cell>
          <table:table-cell table:style-name="ce25" table:formula="of:=ABS([$Registrado.B20]-[$Previsto.B20])/[$Registrado.B20]" office:value-type="percentage" office:value="0.148129086937312" calcext:value-type="percentage">
            <text:p>14,813%</text:p>
          </table:table-cell>
          <table:table-cell table:style-name="ce25" table:formula="of:=ABS([$Registrado.C20]-[$Previsto.C20])/[$Registrado.C20]" office:value-type="percentage" office:value="0.214610122884885" calcext:value-type="percentage">
            <text:p>21,461%</text:p>
          </table:table-cell>
          <table:table-cell table:style-name="ce25" table:formula="of:=ABS([$Registrado.D20]-[$Previsto.D20])/[$Registrado.D20]" office:value-type="percentage" office:value="0.00506603164882944" calcext:value-type="percentage">
            <text:p>0,507%</text:p>
          </table:table-cell>
          <table:table-cell table:style-name="ce25" table:formula="of:=ABS([$Registrado.E20]-[$Previsto.E20])/[$Registrado.E20]" office:value-type="percentage" office:value="0.13014764905995" calcext:value-type="percentage">
            <text:p>13,015%</text:p>
          </table:table-cell>
          <table:table-cell table:style-name="ce25" table:formula="of:=ABS([$Registrado.F20]-[$Previsto.F20])/[$Registrado.F20]" office:value-type="percentage" office:value="0.163061080808464" calcext:value-type="percentage">
            <text:p>16,306%</text:p>
          </table:table-cell>
          <table:table-cell table:style-name="ce25" table:formula="of:=ABS([$Registrado.G20]-[$Previsto.G20])/[$Registrado.G20]" office:value-type="percentage" office:value="0.132233205338075" calcext:value-type="percentage">
            <text:p>13,223%</text:p>
          </table:table-cell>
          <table:table-cell table:style-name="ce25" table:formula="of:=ABS([$Registrado.H20]-[$Previsto.H20])/[$Registrado.H20]" office:value-type="percentage" office:value="0.0549059771343893" calcext:value-type="percentage">
            <text:p>5,491%</text:p>
          </table:table-cell>
          <table:table-cell table:style-name="ce25" table:formula="of:=ABS([$Registrado.I20]-[$Previsto.I20])/[$Registrado.I20]" office:value-type="percentage" office:value="0.0390581079648049" calcext:value-type="percentage">
            <text:p>3,906%</text:p>
          </table:table-cell>
          <table:table-cell table:style-name="ce25" table:formula="of:=ABS([$Registrado.J20]-[$Previsto.J20])/[$Registrado.J20]" office:value-type="percentage" office:value="0.0840821849160612" calcext:value-type="percentage">
            <text:p>8,408%</text:p>
          </table:table-cell>
          <table:table-cell table:style-name="ce25" table:formula="of:=ABS([$Registrado.K20]-[$Previsto.K20])/[$Registrado.K20]" office:value-type="percentage" office:value="0.167127156265953" calcext:value-type="percentage">
            <text:p>16,713%</text:p>
          </table:table-cell>
          <table:table-cell table:style-name="ce22" table:formula="of:=AVERAGE([.B20:.K20])" office:value-type="percentage" office:value="0.113842060295872" calcext:value-type="percentage">
            <text:p>11,384%</text:p>
          </table:table-cell>
          <table:table-cell table:style-name="ce79" table:formula="of:=STDEV([.B20:.K20])" office:value-type="percentage" office:value="0.065810923209379" calcext:value-type="percentage">
            <text:p>6,58%</text:p>
          </table:table-cell>
          <table:table-cell table:formula="of:=COUNTIF([.B20:.K20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de Janeiro</text:p>
          </table:table-cell>
          <table:table-cell table:style-name="ce25" table:formula="of:=ABS([$Registrado.B21]-[$Previsto.B21])/[$Registrado.B21]" office:value-type="percentage" office:value="0.0724631741546447" calcext:value-type="percentage">
            <text:p>7,246%</text:p>
          </table:table-cell>
          <table:table-cell table:style-name="ce25" table:formula="of:=ABS([$Registrado.C21]-[$Previsto.C21])/[$Registrado.C21]" office:value-type="percentage" office:value="0.109494607539516" calcext:value-type="percentage">
            <text:p>10,949%</text:p>
          </table:table-cell>
          <table:table-cell table:style-name="ce25" table:formula="of:=ABS([$Registrado.D21]-[$Previsto.D21])/[$Registrado.D21]" office:value-type="percentage" office:value="0.0063659678327468" calcext:value-type="percentage">
            <text:p>0,637%</text:p>
          </table:table-cell>
          <table:table-cell table:style-name="ce25" table:formula="of:=ABS([$Registrado.E21]-[$Previsto.E21])/[$Registrado.E21]" office:value-type="percentage" office:value="0.253129369245786" calcext:value-type="percentage">
            <text:p>25,313%</text:p>
          </table:table-cell>
          <table:table-cell table:style-name="ce25" table:formula="of:=ABS([$Registrado.F21]-[$Previsto.F21])/[$Registrado.F21]" office:value-type="percentage" office:value="0.192864825184376" calcext:value-type="percentage">
            <text:p>19,286%</text:p>
          </table:table-cell>
          <table:table-cell table:style-name="ce25" table:formula="of:=ABS([$Registrado.G21]-[$Previsto.G21])/[$Registrado.G21]" office:value-type="percentage" office:value="0.490112555461509" calcext:value-type="percentage">
            <text:p>49,011%</text:p>
          </table:table-cell>
          <table:table-cell table:style-name="ce25" table:formula="of:=ABS([$Registrado.H21]-[$Previsto.H21])/[$Registrado.H21]" office:value-type="percentage" office:value="0.142464574450111" calcext:value-type="percentage">
            <text:p>14,246%</text:p>
          </table:table-cell>
          <table:table-cell table:style-name="ce25" table:formula="of:=ABS([$Registrado.I21]-[$Previsto.I21])/[$Registrado.I21]" office:value-type="percentage" office:value="0.116300905464712" calcext:value-type="percentage">
            <text:p>11,630%</text:p>
          </table:table-cell>
          <table:table-cell table:style-name="ce25" table:formula="of:=ABS([$Registrado.J21]-[$Previsto.J21])/[$Registrado.J21]" office:value-type="percentage" office:value="0.103574490727131" calcext:value-type="percentage">
            <text:p>10,357%</text:p>
          </table:table-cell>
          <table:table-cell table:style-name="ce25" table:formula="of:=ABS([$Registrado.K21]-[$Previsto.K21])/[$Registrado.K21]" office:value-type="percentage" office:value="0.0873384359090526" calcext:value-type="percentage">
            <text:p>8,734%</text:p>
          </table:table-cell>
          <table:table-cell table:style-name="ce22" table:formula="of:=AVERAGE([.B21:.K21])" office:value-type="percentage" office:value="0.157410890596958" calcext:value-type="percentage">
            <text:p>15,741%</text:p>
          </table:table-cell>
          <table:table-cell table:style-name="ce79" table:formula="of:=STDEV([.B21:.K21])" office:value-type="percentage" office:value="0.134642732997258" calcext:value-type="percentage">
            <text:p>13,46%</text:p>
          </table:table-cell>
          <table:table-cell table:formula="of:=COUNTIF([.B21:.K21]; &quot;&lt;0,05&quot;)" office:value-type="float" office:value="1" calcext:value-type="float">
            <text:p>1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io Grande do Norte</text:p>
          </table:table-cell>
          <table:table-cell table:style-name="ce25" table:formula="of:=ABS([$Registrado.B22]-[$Previsto.B22])/[$Registrado.B22]" office:value-type="percentage" office:value="0.17626433930256" calcext:value-type="percentage">
            <text:p>17,626%</text:p>
          </table:table-cell>
          <table:table-cell table:style-name="ce25" table:formula="of:=ABS([$Registrado.C22]-[$Previsto.C22])/[$Registrado.C22]" office:value-type="percentage" office:value="0.150914407285913" calcext:value-type="percentage">
            <text:p>15,091%</text:p>
          </table:table-cell>
          <table:table-cell table:style-name="ce25" table:formula="of:=ABS([$Registrado.D22]-[$Previsto.D22])/[$Registrado.D22]" office:value-type="percentage" office:value="0.0245417049872203" calcext:value-type="percentage">
            <text:p>2,454%</text:p>
          </table:table-cell>
          <table:table-cell table:style-name="ce25" table:formula="of:=ABS([$Registrado.E22]-[$Previsto.E22])/[$Registrado.E22]" office:value-type="percentage" office:value="0.143592338020306" calcext:value-type="percentage">
            <text:p>14,359%</text:p>
          </table:table-cell>
          <table:table-cell table:style-name="ce25" table:formula="of:=ABS([$Registrado.F22]-[$Previsto.F22])/[$Registrado.F22]" office:value-type="percentage" office:value="0.0774887334802215" calcext:value-type="percentage">
            <text:p>7,749%</text:p>
          </table:table-cell>
          <table:table-cell table:style-name="ce25" table:formula="of:=ABS([$Registrado.G22]-[$Previsto.G22])/[$Registrado.G22]" office:value-type="percentage" office:value="0.232430291949351" calcext:value-type="percentage">
            <text:p>23,243%</text:p>
          </table:table-cell>
          <table:table-cell table:style-name="ce25" table:formula="of:=ABS([$Registrado.H22]-[$Previsto.H22])/[$Registrado.H22]" office:value-type="percentage" office:value="0.60130883359587" calcext:value-type="percentage">
            <text:p>60,131%</text:p>
          </table:table-cell>
          <table:table-cell table:style-name="ce25" table:formula="of:=ABS([$Registrado.I22]-[$Previsto.I22])/[$Registrado.I22]" office:value-type="percentage" office:value="0.0498177680177102" calcext:value-type="percentage">
            <text:p>4,982%</text:p>
          </table:table-cell>
          <table:table-cell table:style-name="ce25" table:formula="of:=ABS([$Registrado.J22]-[$Previsto.J22])/[$Registrado.J22]" office:value-type="percentage" office:value="0.11947968955365" calcext:value-type="percentage">
            <text:p>11,948%</text:p>
          </table:table-cell>
          <table:table-cell table:style-name="ce25" table:formula="of:=ABS([$Registrado.K22]-[$Previsto.K22])/[$Registrado.K22]" office:value-type="percentage" office:value="0.221230261375114" calcext:value-type="percentage">
            <text:p>22,123%</text:p>
          </table:table-cell>
          <table:table-cell table:style-name="ce22" table:formula="of:=AVERAGE([.B22:.K22])" office:value-type="percentage" office:value="0.179706836756792" calcext:value-type="percentage">
            <text:p>17,971%</text:p>
          </table:table-cell>
          <table:table-cell table:style-name="ce79" table:formula="of:=STDEV([.B22:.K22])" office:value-type="percentage" office:value="0.163102064587172" calcext:value-type="percentage">
            <text:p>16,31%</text:p>
          </table:table-cell>
          <table:table-cell table:formula="of:=COUNTIF([.B22:.K22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ondônia</text:p>
          </table:table-cell>
          <table:table-cell table:style-name="ce25" table:formula="of:=ABS([$Registrado.B23]-[$Previsto.B23])/[$Registrado.B23]" office:value-type="percentage" office:value="0.124408008132825" calcext:value-type="percentage">
            <text:p>12,441%</text:p>
          </table:table-cell>
          <table:table-cell table:style-name="ce25" table:formula="of:=ABS([$Registrado.C23]-[$Previsto.C23])/[$Registrado.C23]" office:value-type="percentage" office:value="0.0731561566284007" calcext:value-type="percentage">
            <text:p>7,316%</text:p>
          </table:table-cell>
          <table:table-cell table:style-name="ce25" table:formula="of:=ABS([$Registrado.D23]-[$Previsto.D23])/[$Registrado.D23]" office:value-type="percentage" office:value="0.352706894924104" calcext:value-type="percentage">
            <text:p>35,271%</text:p>
          </table:table-cell>
          <table:table-cell table:style-name="ce25" table:formula="of:=ABS([$Registrado.E23]-[$Previsto.E23])/[$Registrado.E23]" office:value-type="percentage" office:value="0.429648443088307" calcext:value-type="percentage">
            <text:p>42,965%</text:p>
          </table:table-cell>
          <table:table-cell table:style-name="ce25" table:formula="of:=ABS([$Registrado.F23]-[$Previsto.F23])/[$Registrado.F23]" office:value-type="percentage" office:value="0.933920307857178" calcext:value-type="percentage">
            <text:p>93,392%</text:p>
          </table:table-cell>
          <table:table-cell table:style-name="ce25" table:formula="of:=ABS([$Registrado.G23]-[$Previsto.G23])/[$Registrado.G23]" office:value-type="percentage" office:value="0.827306828181921" calcext:value-type="percentage">
            <text:p>82,731%</text:p>
          </table:table-cell>
          <table:table-cell table:style-name="ce25" table:formula="of:=ABS([$Registrado.H23]-[$Previsto.H23])/[$Registrado.H23]" office:value-type="percentage" office:value="0.862917333531842" calcext:value-type="percentage">
            <text:p>86,292%</text:p>
          </table:table-cell>
          <table:table-cell table:style-name="ce25" table:formula="of:=ABS([$Registrado.I23]-[$Previsto.I23])/[$Registrado.I23]" office:value-type="percentage" office:value="0.655638755160337" calcext:value-type="percentage">
            <text:p>65,564%</text:p>
          </table:table-cell>
          <table:table-cell table:style-name="ce25" table:formula="of:=ABS([$Registrado.J23]-[$Previsto.J23])/[$Registrado.J23]" office:value-type="percentage" office:value="0.303608811251265" calcext:value-type="percentage">
            <text:p>30,361%</text:p>
          </table:table-cell>
          <table:table-cell table:style-name="ce25" table:formula="of:=ABS([$Registrado.K23]-[$Previsto.K23])/[$Registrado.K23]" office:value-type="percentage" office:value="0.15667708780806" calcext:value-type="percentage">
            <text:p>15,668%</text:p>
          </table:table-cell>
          <table:table-cell table:style-name="ce22" table:formula="of:=AVERAGE([.B23:.K23])" office:value-type="percentage" office:value="0.471998862656424" calcext:value-type="percentage">
            <text:p>47,200%</text:p>
          </table:table-cell>
          <table:table-cell table:style-name="ce79" table:formula="of:=STDEV([.B23:.K23])" office:value-type="percentage" office:value="0.324868879857986" calcext:value-type="percentage">
            <text:p>32,49%</text:p>
          </table:table-cell>
          <table:table-cell table:formula="of:=COUNTIF([.B23:.K23]; &quot;&lt;0,05&quot;)" office:value-type="float" office:value="0" calcext:value-type="float">
            <text:p>0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Roraima</text:p>
          </table:table-cell>
          <table:table-cell table:style-name="ce25" table:formula="of:=ABS([$Registrado.B24]-[$Previsto.B24])/[$Registrado.B24]" office:value-type="percentage" office:value="0.0293306417764276" calcext:value-type="percentage">
            <text:p>2,933%</text:p>
          </table:table-cell>
          <table:table-cell table:style-name="ce25" table:formula="of:=ABS([$Registrado.C24]-[$Previsto.C24])/[$Registrado.C24]" office:value-type="percentage" office:value="0.181111275161179" calcext:value-type="percentage">
            <text:p>18,111%</text:p>
          </table:table-cell>
          <table:table-cell table:style-name="ce25" table:formula="of:=ABS([$Registrado.D24]-[$Previsto.D24])/[$Registrado.D24]" office:value-type="percentage" office:value="0.0122989278922411" calcext:value-type="percentage">
            <text:p>1,230%</text:p>
          </table:table-cell>
          <table:table-cell table:style-name="ce25" table:formula="of:=ABS([$Registrado.E24]-[$Previsto.E24])/[$Registrado.E24]" office:value-type="percentage" office:value="0.0572376900125352" calcext:value-type="percentage">
            <text:p>5,724%</text:p>
          </table:table-cell>
          <table:table-cell table:style-name="ce25" table:formula="of:=ABS([$Registrado.F24]-[$Previsto.F24])/[$Registrado.F24]" office:value-type="percentage" office:value="0.0739469667523062" calcext:value-type="percentage">
            <text:p>7,395%</text:p>
          </table:table-cell>
          <table:table-cell table:style-name="ce25" table:formula="of:=ABS([$Registrado.G24]-[$Previsto.G24])/[$Registrado.G24]" office:value-type="percentage" office:value="0.0624429670186417" calcext:value-type="percentage">
            <text:p>6,244%</text:p>
          </table:table-cell>
          <table:table-cell table:style-name="ce25" table:formula="of:=ABS([$Registrado.H24]-[$Previsto.H24])/[$Registrado.H24]" office:value-type="percentage" office:value="0.29396954657158" calcext:value-type="percentage">
            <text:p>29,397%</text:p>
          </table:table-cell>
          <table:table-cell table:style-name="ce25" table:formula="of:=ABS([$Registrado.I24]-[$Previsto.I24])/[$Registrado.I24]" office:value-type="percentage" office:value="0.315596103038309" calcext:value-type="percentage">
            <text:p>31,560%</text:p>
          </table:table-cell>
          <table:table-cell table:style-name="ce25" table:formula="of:=ABS([$Registrado.J24]-[$Previsto.J24])/[$Registrado.J24]" office:value-type="percentage" office:value="0.213503902461553" calcext:value-type="percentage">
            <text:p>21,350%</text:p>
          </table:table-cell>
          <table:table-cell table:style-name="ce25" table:formula="of:=ABS([$Registrado.K24]-[$Previsto.K24])/[$Registrado.K24]" office:value-type="percentage" office:value="0.70826752374318" calcext:value-type="percentage">
            <text:p>70,827%</text:p>
          </table:table-cell>
          <table:table-cell table:style-name="ce22" table:formula="of:=AVERAGE([.B24:.K24])" office:value-type="percentage" office:value="0.194770554442795" calcext:value-type="percentage">
            <text:p>19,477%</text:p>
          </table:table-cell>
          <table:table-cell table:style-name="ce79" table:formula="of:=STDEV([.B24:.K24])" office:value-type="percentage" office:value="0.21090977077764" calcext:value-type="percentage">
            <text:p>21,09%</text:p>
          </table:table-cell>
          <table:table-cell table:formula="of:=COUNTIF([.B24:.K24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anta Catarina</text:p>
          </table:table-cell>
          <table:table-cell table:style-name="ce25" table:formula="of:=ABS([$Registrado.B25]-[$Previsto.B25])/[$Registrado.B25]" office:value-type="percentage" office:value="0.0916360443164816" calcext:value-type="percentage">
            <text:p>9,164%</text:p>
          </table:table-cell>
          <table:table-cell table:style-name="ce25" table:formula="of:=ABS([$Registrado.C25]-[$Previsto.C25])/[$Registrado.C25]" office:value-type="percentage" office:value="0.139730894716359" calcext:value-type="percentage">
            <text:p>13,973%</text:p>
          </table:table-cell>
          <table:table-cell table:style-name="ce25" table:formula="of:=ABS([$Registrado.D25]-[$Previsto.D25])/[$Registrado.D25]" office:value-type="percentage" office:value="0.00478078225326331" calcext:value-type="percentage">
            <text:p>0,478%</text:p>
          </table:table-cell>
          <table:table-cell table:style-name="ce25" table:formula="of:=ABS([$Registrado.E25]-[$Previsto.E25])/[$Registrado.E25]" office:value-type="percentage" office:value="0.102471127751166" calcext:value-type="percentage">
            <text:p>10,247%</text:p>
          </table:table-cell>
          <table:table-cell table:style-name="ce25" table:formula="of:=ABS([$Registrado.F25]-[$Previsto.F25])/[$Registrado.F25]" office:value-type="percentage" office:value="0.141769897670103" calcext:value-type="percentage">
            <text:p>14,177%</text:p>
          </table:table-cell>
          <table:table-cell table:style-name="ce25" table:formula="of:=ABS([$Registrado.G25]-[$Previsto.G25])/[$Registrado.G25]" office:value-type="percentage" office:value="0.0255387449165464" calcext:value-type="percentage">
            <text:p>2,554%</text:p>
          </table:table-cell>
          <table:table-cell table:style-name="ce25" table:formula="of:=ABS([$Registrado.H25]-[$Previsto.H25])/[$Registrado.H25]" office:value-type="percentage" office:value="0.0661857862545922" calcext:value-type="percentage">
            <text:p>6,619%</text:p>
          </table:table-cell>
          <table:table-cell table:style-name="ce25" table:formula="of:=ABS([$Registrado.I25]-[$Previsto.I25])/[$Registrado.I25]" office:value-type="percentage" office:value="0.115662024900346" calcext:value-type="percentage">
            <text:p>11,566%</text:p>
          </table:table-cell>
          <table:table-cell table:style-name="ce25" table:formula="of:=ABS([$Registrado.J25]-[$Previsto.J25])/[$Registrado.J25]" office:value-type="percentage" office:value="0.139977529182659" calcext:value-type="percentage">
            <text:p>13,998%</text:p>
          </table:table-cell>
          <table:table-cell table:style-name="ce25" table:formula="of:=ABS([$Registrado.K25]-[$Previsto.K25])/[$Registrado.K25]" office:value-type="percentage" office:value="0.183412307092624" calcext:value-type="percentage">
            <text:p>18,341%</text:p>
          </table:table-cell>
          <table:table-cell table:style-name="ce22" table:formula="of:=AVERAGE([.B25:.K25])" office:value-type="percentage" office:value="0.101116513905414" calcext:value-type="percentage">
            <text:p>10,112%</text:p>
          </table:table-cell>
          <table:table-cell table:style-name="ce79" table:formula="of:=STDEV([.B25:.K25])" office:value-type="percentage" office:value="0.0557200924926739" calcext:value-type="percentage">
            <text:p>5,57%</text:p>
          </table:table-cell>
          <table:table-cell table:formula="of:=COUNTIF([.B25:.K25]; &quot;&lt;0,05&quot;)" office:value-type="float" office:value="2" calcext:value-type="float">
            <text:p>2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ão Paulo</text:p>
          </table:table-cell>
          <table:table-cell table:style-name="ce25" table:formula="of:=ABS([$Registrado.B26]-[$Previsto.B26])/[$Registrado.B26]" office:value-type="percentage" office:value="0.0182925988623905" calcext:value-type="percentage">
            <text:p>1,829%</text:p>
          </table:table-cell>
          <table:table-cell table:style-name="ce25" table:formula="of:=ABS([$Registrado.C26]-[$Previsto.C26])/[$Registrado.C26]" office:value-type="percentage" office:value="0.0105267992272934" calcext:value-type="percentage">
            <text:p>1,053%</text:p>
          </table:table-cell>
          <table:table-cell table:style-name="ce25" table:formula="of:=ABS([$Registrado.D26]-[$Previsto.D26])/[$Registrado.D26]" office:value-type="percentage" office:value="0.0321732214878095" calcext:value-type="percentage">
            <text:p>3,217%</text:p>
          </table:table-cell>
          <table:table-cell table:style-name="ce25" table:formula="of:=ABS([$Registrado.E26]-[$Previsto.E26])/[$Registrado.E26]" office:value-type="percentage" office:value="0.223850584309378" calcext:value-type="percentage">
            <text:p>22,385%</text:p>
          </table:table-cell>
          <table:table-cell table:style-name="ce25" table:formula="of:=ABS([$Registrado.F26]-[$Previsto.F26])/[$Registrado.F26]" office:value-type="percentage" office:value="0.246633195679499" calcext:value-type="percentage">
            <text:p>24,663%</text:p>
          </table:table-cell>
          <table:table-cell table:style-name="ce25" table:formula="of:=ABS([$Registrado.G26]-[$Previsto.G26])/[$Registrado.G26]" office:value-type="percentage" office:value="0.121663747374729" calcext:value-type="percentage">
            <text:p>12,166%</text:p>
          </table:table-cell>
          <table:table-cell table:style-name="ce25" table:formula="of:=ABS([$Registrado.H26]-[$Previsto.H26])/[$Registrado.H26]" office:value-type="percentage" office:value="0.085564284726535" calcext:value-type="percentage">
            <text:p>8,556%</text:p>
          </table:table-cell>
          <table:table-cell table:style-name="ce25" table:formula="of:=ABS([$Registrado.I26]-[$Previsto.I26])/[$Registrado.I26]" office:value-type="percentage" office:value="0.0523731636074627" calcext:value-type="percentage">
            <text:p>5,237%</text:p>
          </table:table-cell>
          <table:table-cell table:style-name="ce25" table:formula="of:=ABS([$Registrado.J26]-[$Previsto.J26])/[$Registrado.J26]" office:value-type="percentage" office:value="0.0710765136481941" calcext:value-type="percentage">
            <text:p>7,108%</text:p>
          </table:table-cell>
          <table:table-cell table:style-name="ce25" table:formula="of:=ABS([$Registrado.K26]-[$Previsto.K26])/[$Registrado.K26]" office:value-type="percentage" office:value="0.147572222775309" calcext:value-type="percentage">
            <text:p>14,757%</text:p>
          </table:table-cell>
          <table:table-cell table:style-name="ce22" table:formula="of:=AVERAGE([.B26:.K26])" office:value-type="percentage" office:value="0.10097263316986" calcext:value-type="percentage">
            <text:p>10,097%</text:p>
          </table:table-cell>
          <table:table-cell table:style-name="ce79" table:formula="of:=STDEV([.B26:.K26])" office:value-type="percentage" office:value="0.0831053774899362" calcext:value-type="percentage">
            <text:p>8,31%</text:p>
          </table:table-cell>
          <table:table-cell table:formula="of:=COUNTIF([.B26:.K26]; &quot;&lt;0,05&quot;)" office:value-type="float" office:value="3" calcext:value-type="float">
            <text:p>3</text:p>
          </table:table-cell>
          <table:table-cell/>
          <table:table-cell table:style-name="ce43"/>
          <table:table-cell table:style-name="ce84" table:number-columns-repeated="1007"/>
        </table:table-row>
        <table:table-row table:style-name="ro1">
          <table:table-cell table:style-name="ce19" office:value-type="string" calcext:value-type="string">
            <text:p>Sergipe</text:p>
          </table:table-cell>
          <table:table-cell table:style-name="ce25" table:formula="of:=ABS([$Registrado.B27]-[$Previsto.B27])/[$Registrado.B27]" office:value-type="percentage" office:value="0.215506033271215" calcext:value-type="percentage">
            <text:p>21,551%</text:p>
          </table:table-cell>
          <table:table-cell table:style-name="ce25" table:formula="of:=ABS([$Registrado.C27]-[$Previsto.C27])/[$Registrado.C27]" office:value-type="percentage" office:value="0.0807231099419147" calcext:value-type="percentage">
            <text:p>8,072%</text:p>
          </table:table-cell>
          <table:table-cell table:style-name="ce25" table:formula="of:=ABS([$Registrado.D27]-[$Previsto.D27])/[$Registrado.D27]" office:value-type="percentage" office:value="0.0564175050142928" calcext:value-type="percentage">
            <text:p>5,642%</text:p>
          </table:table-cell>
          <table:table-cell table:style-name="ce25" table:formula="of:=ABS([$Registrado.E27]-[$Previsto.E27])/[$Registrado.E27]" office:value-type="percentage" office:value="0.0333573192525851" calcext:value-type="percentage">
            <text:p>3,336%</text:p>
          </table:table-cell>
          <table:table-cell table:style-name="ce25" table:formula="of:=ABS([$Registrado.F27]-[$Previsto.F27])/[$Registrado.F27]" office:value-type="percentage" office:value="0.0898404701931151" calcext:value-type="percentage">
            <text:p>8,984%</text:p>
          </table:table-cell>
          <table:table-cell table:style-name="ce25" table:formula="of:=ABS([$Registrado.G27]-[$Previsto.G27])/[$Registrado.G27]" office:value-type="percentage" office:value="0.262201106399684" calcext:value-type="percentage">
            <text:p>26,220%</text:p>
          </table:table-cell>
          <table:table-cell table:style-name="ce25" table:formula="of:=ABS([$Registrado.H27]-[$Previsto.H27])/[$Registrado.H27]" office:value-type="percentage" office:value="0.372808360871551" calcext:value-type="percentage">
            <text:p>37,281%</text:p>
          </table:table-cell>
          <table:table-cell table:style-name="ce25" table:formula="of:=ABS([$Registrado.I27]-[$Previsto.I27])/[$Registrado.I27]" office:value-type="percentage" office:value="0.196356211103602" calcext:value-type="percentage">
            <text:p>19,636%</text:p>
          </table:table-cell>
          <table:table-cell table:style-name="ce25" table:formula="of:=ABS([$Registrado.J27]-[$Previsto.J27])/[$Registrado.J27]" office:value-type="percentage" office:value="0.0265541531470603" calcext:value-type="percentage">
            <text:p>2,655%</text:p>
          </table:table-cell>
          <table:table-cell table:style-name="ce25" table:formula="of:=ABS([$Registrado.K27]-[$Previsto.K27])/[$Registrado.K27]" office:value-type="percentage" office:value="0.00947616198821499" calcext:value-type="percentage">
            <text:p>0,948%</text:p>
          </table:table-cell>
          <table:table-cell table:style-name="ce22" table:formula="of:=AVERAGE([.B27:.K27])" office:value-type="percentage" office:value="0.134324043118324" calcext:value-type="percentage">
            <text:p>13,432%</text:p>
          </table:table-cell>
          <table:table-cell table:style-name="ce79" table:formula="of:=STDEV([.B27:.K27])" office:value-type="percentage" office:value="0.121098085786335" calcext:value-type="percentage">
            <text:p>12,11%</text:p>
          </table:table-cell>
          <table:table-cell table:formula="of:=COUNTIF([.B27:.K27]; &quot;&lt;0,05&quot;)" office:value-type="float" office:value="3" calcext:value-type="float">
            <text:p>3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1">
          <table:table-cell table:style-name="ce19" office:value-type="string" calcext:value-type="string">
            <text:p>Tocantins</text:p>
          </table:table-cell>
          <table:table-cell table:style-name="ce25" table:formula="of:=ABS([$Registrado.B28]-[$Previsto.B28])/[$Registrado.B28]" office:value-type="percentage" office:value="0.0990125480898713" calcext:value-type="percentage">
            <text:p>9,901%</text:p>
          </table:table-cell>
          <table:table-cell table:style-name="ce25" table:formula="of:=ABS([$Registrado.C28]-[$Previsto.C28])/[$Registrado.C28]" office:value-type="percentage" office:value="0.0720440794008005" calcext:value-type="percentage">
            <text:p>7,204%</text:p>
          </table:table-cell>
          <table:table-cell table:style-name="ce25" table:formula="of:=ABS([$Registrado.D28]-[$Previsto.D28])/[$Registrado.D28]" office:value-type="percentage" office:value="0.21248128369813" calcext:value-type="percentage">
            <text:p>21,248%</text:p>
          </table:table-cell>
          <table:table-cell table:style-name="ce25" table:formula="of:=ABS([$Registrado.E28]-[$Previsto.E28])/[$Registrado.E28]" office:value-type="percentage" office:value="0.0463237120517707" calcext:value-type="percentage">
            <text:p>4,632%</text:p>
          </table:table-cell>
          <table:table-cell table:style-name="ce25" table:formula="of:=ABS([$Registrado.F28]-[$Previsto.F28])/[$Registrado.F28]" office:value-type="percentage" office:value="0.0821281921245931" calcext:value-type="percentage">
            <text:p>8,213%</text:p>
          </table:table-cell>
          <table:table-cell table:style-name="ce25" table:formula="of:=ABS([$Registrado.G28]-[$Previsto.G28])/[$Registrado.G28]" office:value-type="percentage" office:value="0.0566933855717912" calcext:value-type="percentage">
            <text:p>5,669%</text:p>
          </table:table-cell>
          <table:table-cell table:style-name="ce25" table:formula="of:=ABS([$Registrado.H28]-[$Previsto.H28])/[$Registrado.H28]" office:value-type="percentage" office:value="0.270856981419541" calcext:value-type="percentage">
            <text:p>27,086%</text:p>
          </table:table-cell>
          <table:table-cell table:style-name="ce25" table:formula="of:=ABS([$Registrado.I28]-[$Previsto.I28])/[$Registrado.I28]" office:value-type="percentage" office:value="0.146362165328145" calcext:value-type="percentage">
            <text:p>14,636%</text:p>
          </table:table-cell>
          <table:table-cell table:style-name="ce25" table:formula="of:=ABS([$Registrado.J28]-[$Previsto.J28])/[$Registrado.J28]" office:value-type="percentage" office:value="0.123810799678481" calcext:value-type="percentage">
            <text:p>12,381%</text:p>
          </table:table-cell>
          <table:table-cell table:style-name="ce25" table:formula="of:=ABS([$Registrado.K28]-[$Previsto.K28])/[$Registrado.K28]" office:value-type="percentage" office:value="0.141586259063151" calcext:value-type="percentage">
            <text:p>14,159%</text:p>
          </table:table-cell>
          <table:table-cell table:style-name="ce22" table:formula="of:=AVERAGE([.B28:.K28])" office:value-type="percentage" office:value="0.125129940642628" calcext:value-type="percentage">
            <text:p>12,513%</text:p>
          </table:table-cell>
          <table:table-cell table:style-name="ce79" table:formula="of:=STDEV([.B28:.K28])" office:value-type="percentage" office:value="0.071362413409738" calcext:value-type="percentage">
            <text:p>7,14%</text:p>
          </table:table-cell>
          <table:table-cell table:formula="of:=COUNTIF([.B28:.K28]; &quot;&lt;0,05&quot;)" office:value-type="float" office:value="1" calcext:value-type="float">
            <text:p>1</text:p>
          </table:table-cell>
          <table:table-cell/>
          <table:table-cell table:style-name="ce43"/>
          <table:table-cell table:number-columns-repeated="21"/>
          <table:table-cell table:style-name="ce84" table:number-columns-repeated="986"/>
        </table:table-row>
        <table:table-row table:style-name="ro3">
          <table:table-cell table:style-name="ce73"/>
          <table:table-cell table:style-name="ce77"/>
          <table:table-cell table:style-name="ce80"/>
          <table:table-cell/>
          <table:table-cell table:style-name="ce77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12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15880692913753" calcext:value-type="percentage">
            <text:p>15,88%</text:p>
          </table:table-cell>
          <table:table-cell table:style-name="ce29" table:formula="of:=AVERAGE([.C2:.C28])" office:value-type="percentage" office:value="0.133594237320236" calcext:value-type="percentage">
            <text:p>13,36%</text:p>
          </table:table-cell>
          <table:table-cell table:style-name="ce29" table:formula="of:=AVERAGE([.D2:.D28])" office:value-type="percentage" office:value="0.09137987511342" calcext:value-type="percentage">
            <text:p>9,14%</text:p>
          </table:table-cell>
          <table:table-cell table:style-name="ce29" table:formula="of:=AVERAGE([.E2:.E28])" office:value-type="percentage" office:value="0.13905804134146" calcext:value-type="percentage">
            <text:p>13,91%</text:p>
          </table:table-cell>
          <table:table-cell table:style-name="ce29" table:formula="of:=AVERAGE([.F2:.F28])" office:value-type="percentage" office:value="0.194418204959651" calcext:value-type="percentage">
            <text:p>19,44%</text:p>
          </table:table-cell>
          <table:table-cell table:style-name="ce29" table:formula="of:=AVERAGE([.G2:.G28])" office:value-type="percentage" office:value="0.230431670073452" calcext:value-type="percentage">
            <text:p>23,04%</text:p>
          </table:table-cell>
          <table:table-cell table:style-name="ce29" table:formula="of:=AVERAGE([.H2:.H28])" office:value-type="percentage" office:value="0.307299098911629" calcext:value-type="percentage">
            <text:p>30,73%</text:p>
          </table:table-cell>
          <table:table-cell table:style-name="ce29" table:formula="of:=AVERAGE([.I2:.I28])" office:value-type="percentage" office:value="0.195555576807195" calcext:value-type="percentage">
            <text:p>19,56%</text:p>
          </table:table-cell>
          <table:table-cell table:style-name="ce29" table:formula="of:=AVERAGE([.J2:.J28])" office:value-type="percentage" office:value="0.137441532261655" calcext:value-type="percentage">
            <text:p>13,74%</text:p>
          </table:table-cell>
          <table:table-cell table:style-name="ce29" table:formula="of:=AVERAGE([.K2:.K28])" office:value-type="percentage" office:value="0.137526737063049" calcext:value-type="percentage">
            <text:p>13,75%</text:p>
          </table:table-cell>
          <table:table-cell table:style-name="ce33" table:formula="of:=AVERAGE([.L2:.L28])" office:value-type="percentage" office:value="0.172551190298928" calcext:value-type="percentage">
            <text:p>17,255%</text:p>
          </table:table-cell>
          <table:table-cell table:style-name="ce29" table:formula="of:=AVERAGE([.C31:.L31])" office:value-type="percentage" office:value="0.173925616415067" calcext:value-type="percentage">
            <text:p>17,39%</text:p>
          </table:table-cell>
          <table:table-cell table:style-name="ce33" table:formula="of:=ABS(SUM([$Registrado.B2:.K28]) - SUM([$Previsto.B2:.K28]))/SUM([$Registrado.B2:.K28])" office:value-type="percentage" office:value="0.00415771912714865" calcext:value-type="percentage">
            <text:p>0,416%</text:p>
          </table:table-cell>
          <table:table-cell table:style-name="ce83" table:number-columns-repeated="1009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980298496839328" calcext:value-type="percentage">
            <text:p>9,80%</text:p>
          </table:table-cell>
          <table:table-cell table:style-name="ce79" table:formula="of:=STDEV([.C2:.C28])" office:value-type="percentage" office:value="0.0722563767139888" calcext:value-type="percentage">
            <text:p>7,23%</text:p>
          </table:table-cell>
          <table:table-cell table:style-name="ce79" table:formula="of:=STDEV([.D2:.D28])" office:value-type="percentage" office:value="0.0992661478470255" calcext:value-type="percentage">
            <text:p>9,93%</text:p>
          </table:table-cell>
          <table:table-cell table:style-name="ce79" table:formula="of:=STDEV([.E2:.E28])" office:value-type="percentage" office:value="0.102907590778759" calcext:value-type="percentage">
            <text:p>10,29%</text:p>
          </table:table-cell>
          <table:table-cell table:style-name="ce79" table:formula="of:=STDEV([.F2:.F28])" office:value-type="percentage" office:value="0.184486455518702" calcext:value-type="percentage">
            <text:p>18,45%</text:p>
          </table:table-cell>
          <table:table-cell table:style-name="ce79" table:formula="of:=STDEV([.G2:.G28])" office:value-type="percentage" office:value="0.204385146863537" calcext:value-type="percentage">
            <text:p>20,44%</text:p>
          </table:table-cell>
          <table:table-cell table:style-name="ce79" table:formula="of:=STDEV([.H2:.H28])" office:value-type="percentage" office:value="0.373828194607205" calcext:value-type="percentage">
            <text:p>37,38%</text:p>
          </table:table-cell>
          <table:table-cell table:style-name="ce79" table:formula="of:=STDEV([.I2:.I28])" office:value-type="percentage" office:value="0.180182438180757" calcext:value-type="percentage">
            <text:p>18,02%</text:p>
          </table:table-cell>
          <table:table-cell table:style-name="ce79" table:formula="of:=STDEV([.J2:.J28])" office:value-type="percentage" office:value="0.0955712910363332" calcext:value-type="percentage">
            <text:p>9,56%</text:p>
          </table:table-cell>
          <table:table-cell table:style-name="ce79" table:formula="of:=STDEV([.K2:.K28])" office:value-type="percentage" office:value="0.133449029370517" calcext:value-type="percentage">
            <text:p>13,34%</text:p>
          </table:table-cell>
          <table:table-cell table:style-name="ce22" table:formula="of:=AVERAGE([.B32:.K32])" office:value-type="percentage" office:value="0.154436252060076" calcext:value-type="percentage">
            <text:p>15,444%</text:p>
          </table:table-cell>
          <table:table-cell table:style-name="ce8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lt; 5%</text:p>
          </table:table-cell>
          <table:table-cell table:formula="of:=COUNTIF([.B2:.B28]; &quot;&lt;0,05&quot;)" office:value-type="float" office:value="3" calcext:value-type="float">
            <text:p>3</text:p>
          </table:table-cell>
          <table:table-cell table:style-name="Default" table:formula="of:=COUNTIF([.C2:.C28]; &quot;&lt;0,05&quot;)" office:value-type="float" office:value="3" calcext:value-type="float">
            <text:p>3</text:p>
          </table:table-cell>
          <table:table-cell table:style-name="Default" table:formula="of:=COUNTIF([.D2:.D28]; &quot;&lt;0,05&quot;)" office:value-type="float" office:value="12" calcext:value-type="float">
            <text:p>12</text:p>
          </table:table-cell>
          <table:table-cell table:formula="of:=COUNTIF([.E2:.E28]; &quot;&lt;0,05&quot;)" office:value-type="float" office:value="3" calcext:value-type="float">
            <text:p>3</text:p>
          </table:table-cell>
          <table:table-cell table:formula="of:=COUNTIF([.F2:.F28]; &quot;&lt;0,05&quot;)" office:value-type="float" office:value="2" calcext:value-type="float">
            <text:p>2</text:p>
          </table:table-cell>
          <table:table-cell table:formula="of:=COUNTIF([.G2:.G28]; &quot;&lt;0,05&quot;)" office:value-type="float" office:value="3" calcext:value-type="float">
            <text:p>3</text:p>
          </table:table-cell>
          <table:table-cell table:formula="of:=COUNTIF([.H2:.H28]; &quot;&lt;0,05&quot;)" office:value-type="float" office:value="6" calcext:value-type="float">
            <text:p>6</text:p>
          </table:table-cell>
          <table:table-cell table:formula="of:=COUNTIF([.I2:.I28]; &quot;&lt;0,05&quot;)" office:value-type="float" office:value="6" calcext:value-type="float">
            <text:p>6</text:p>
          </table:table-cell>
          <table:table-cell table:formula="of:=COUNTIF([.J2:.J28]; &quot;&lt;0,05&quot;)" office:value-type="float" office:value="4" calcext:value-type="float">
            <text:p>4</text:p>
          </table:table-cell>
          <table:table-cell table:formula="of:=COUNTIF([.K2:.K28]; &quot;&lt;0,05&quot;)" office:value-type="float" office:value="7" calcext:value-type="float">
            <text:p>7</text:p>
          </table:table-cell>
          <table:table-cell table:style-name="ce36" table:formula="of:=CONCATENATE(AVERAGE([.B33:.K33]); &quot;/27&quot;)" office:value-type="string" office:string-value="4,9/27" calcext:value-type="string">
            <text:p>4,9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104645586515687" calcext:value-type="percentage">
            <text:p>10,46%</text:p>
          </table:table-cell>
          <table:table-cell table:style-name="ce29" table:formula="of:=ABS(SUM([$Registrado.C2:.C28]) - SUM([$Previsto.C2:.C28]))/SUM([$Registrado.C2:.C28])" office:value-type="percentage" office:value="0.0945867722033799" calcext:value-type="percentage">
            <text:p>9,46%</text:p>
          </table:table-cell>
          <table:table-cell table:style-name="ce29" table:formula="of:=ABS(SUM([$Registrado.D2:.D28]) - SUM([$Previsto.D2:.D28]))/SUM([$Registrado.D2:.D28])" office:value-type="percentage" office:value="0.0118570810728393" calcext:value-type="percentage">
            <text:p>1,19%</text:p>
          </table:table-cell>
          <table:table-cell table:style-name="ce29" table:formula="of:=ABS(SUM([$Registrado.E2:.E28]) - SUM([$Previsto.E2:.E28]))/SUM([$Registrado.E2:.E28])" office:value-type="percentage" office:value="0.11991962311426" calcext:value-type="percentage">
            <text:p>11,99%</text:p>
          </table:table-cell>
          <table:table-cell table:style-name="ce29" table:formula="of:=ABS(SUM([$Registrado.F2:.F28]) - SUM([$Previsto.F2:.F28]))/SUM([$Registrado.F2:.F28])" office:value-type="percentage" office:value="0.161867474743047" calcext:value-type="percentage">
            <text:p>16,19%</text:p>
          </table:table-cell>
          <table:table-cell table:style-name="ce29" table:formula="of:=ABS(SUM([$Registrado.G2:.G28]) - SUM([$Previsto.G2:.G28]))/SUM([$Registrado.G2:.G28])" office:value-type="percentage" office:value="0.158027765238249" calcext:value-type="percentage">
            <text:p>15,80%</text:p>
          </table:table-cell>
          <table:table-cell table:style-name="ce29" table:formula="of:=ABS(SUM([$Registrado.H2:.H28]) - SUM([$Previsto.H2:.H28]))/SUM([$Registrado.H2:.H28])" office:value-type="percentage" office:value="0.133277507722999" calcext:value-type="percentage">
            <text:p>13,33%</text:p>
          </table:table-cell>
          <table:table-cell table:style-name="ce29" table:formula="of:=ABS(SUM([$Registrado.I2:.I28]) - SUM([$Previsto.I2:.I28]))/SUM([$Registrado.I2:.I28])" office:value-type="percentage" office:value="0.00463355959381893" calcext:value-type="percentage">
            <text:p>0,46%</text:p>
          </table:table-cell>
          <table:table-cell table:style-name="ce29" table:formula="of:=ABS(SUM([$Registrado.J2:.J28]) - SUM([$Previsto.J2:.J28]))/SUM([$Registrado.J2:.J28])" office:value-type="percentage" office:value="0.12525688577173" calcext:value-type="percentage">
            <text:p>12,53%</text:p>
          </table:table-cell>
          <table:table-cell table:style-name="ce29" table:formula="of:=ABS(SUM([$Registrado.K2:.K28]) - SUM([$Previsto.K2:.K28]))/SUM([$Registrado.K2:.K28])" office:value-type="percentage" office:value="0.11777103497524" calcext:value-type="percentage">
            <text:p>11,78%</text:p>
          </table:table-cell>
          <table:table-cell table:style-name="ce33" table:formula="of:=AVERAGE([.B34:.K34])" office:value-type="percentage" office:value="0.103184329095125" calcext:value-type="percentage">
            <text:p>10,318%</text:p>
          </table:table-cell>
          <table:table-cell table:style-name="ce36" table:formula="of:=CONCATENATE(SUM([.B33:.K33]); &quot;/270&quot;)" office:value-type="string" office:string-value="49/270" calcext:value-type="string">
            <text:p>49/270</text:p>
          </table:table-cell>
          <table:table-cell table:style-name="ce22" table:formula="of:=SUM([.B33:.K33])/270" office:value-type="percentage" office:value="0.181481481481482" calcext:value-type="percentage">
            <text:p>18,148%</text:p>
          </table:table-cell>
          <table:table-cell table:number-columns-repeated="4"/>
          <table:table-cell table:style-name="ce81"/>
          <table:table-cell table:style-name="ce75"/>
          <table:table-cell table:number-columns-repeated="1003"/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6"/>
          <table:table-cell table:style-name="ce55" office:value-type="string" calcext:value-type="string" table:number-columns-spanned="2" table:number-rows-spanned="1">
            <text:p>Frente ao trabalho anterior</text:p>
          </table:table-cell>
          <table:covered-table-cell table:style-name="ce55"/>
          <table:table-cell table:style-name="ce58" table:formula="of:=AVERAGE([.G34:.I34])" office:value-type="percentage" office:value="0.0986462775183556" calcext:value-type="percentage">
            <text:p>9,86%</text:p>
          </table:table-cell>
          <table:table-cell table:style-name="ce26" table:number-columns-repeated="4"/>
          <table:table-cell table:number-columns-repeated="1009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6"/>
          <table:table-cell table:style-name="ce56" office:value-type="string" calcext:value-type="string">
            <text:p>2017-2019 Brasil</text:p>
          </table:table-cell>
          <table:table-cell table:style-name="ce57"/>
          <table:table-cell table:style-name="ce59"/>
          <table:table-cell table:style-name="ce26" table:number-columns-repeated="4"/>
          <table:table-cell table:number-columns-repeated="1009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3"/>
          <table:table-cell table:number-columns-repeated="100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Porcentagem.B2:Porcentagem.K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K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xperimental" table:style-name="ta1">
        <table:table-column table:style-name="co8" table:default-cell-style-name="ce19"/>
        <table:table-column table:style-name="co2" table:number-columns-repeated="9" table:default-cell-style-name="ce70"/>
        <table:table-column table:style-name="co2" table:default-cell-style-name="ce22"/>
        <table:table-column table:style-name="co2" table:default-cell-style-name="ce79"/>
        <table:table-column table:style-name="co2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formula="of:=ABS([$Registrado.B2]-[$Previsto.C2])/[$Registrado.B2]" office:value-type="percentage" office:value="0.0667400601749917" calcext:value-type="percentage">
            <text:p>6,674%</text:p>
          </table:table-cell>
          <table:table-cell table:formula="of:=ABS([$Registrado.C2]-[$Previsto.D2])/[$Registrado.C2]" office:value-type="percentage" office:value="0.131175389318022" calcext:value-type="percentage">
            <text:p>13,118%</text:p>
          </table:table-cell>
          <table:table-cell table:formula="of:=ABS([$Registrado.D2]-[$Previsto.E2])/[$Registrado.D2]" office:value-type="percentage" office:value="0.0442318107961726" calcext:value-type="percentage">
            <text:p>4,423%</text:p>
          </table:table-cell>
          <table:table-cell table:formula="of:=ABS([$Registrado.E2]-[$Previsto.F2])/[$Registrado.E2]" office:value-type="percentage" office:value="0.0722641036135353" calcext:value-type="percentage">
            <text:p>7,226%</text:p>
          </table:table-cell>
          <table:table-cell table:formula="of:=ABS([$Registrado.F2]-[$Previsto.G2])/[$Registrado.F2]" office:value-type="percentage" office:value="0.226593057821685" calcext:value-type="percentage">
            <text:p>22,659%</text:p>
          </table:table-cell>
          <table:table-cell table:formula="of:=ABS([$Registrado.G2]-[$Previsto.H2])/[$Registrado.G2]" office:value-type="percentage" office:value="0.00328258832754118" calcext:value-type="percentage">
            <text:p>0,328%</text:p>
          </table:table-cell>
          <table:table-cell table:formula="of:=ABS([$Registrado.H2]-[$Previsto.I2])/[$Registrado.H2]" office:value-type="percentage" office:value="0.0427987302953678" calcext:value-type="percentage">
            <text:p>4,280%</text:p>
          </table:table-cell>
          <table:table-cell table:formula="of:=ABS([$Registrado.I2]-[$Previsto.J2])/[$Registrado.I2]" office:value-type="percentage" office:value="0.203875036572283" calcext:value-type="percentage">
            <text:p>20,388%</text:p>
          </table:table-cell>
          <table:table-cell table:formula="of:=ABS([$Registrado.J2]-[$Previsto.K2])/[$Registrado.J2]" office:value-type="percentage" office:value="0.000174125021765661" calcext:value-type="percentage">
            <text:p>0,017%</text:p>
          </table:table-cell>
          <table:table-cell table:formula="of:=AVERAGE([.B2:.J2])" office:value-type="percentage" office:value="0.0879038779934849" calcext:value-type="percentage">
            <text:p>8,790%</text:p>
          </table:table-cell>
          <table:table-cell table:formula="of:=STDEV([.B2:.J2])" office:value-type="percentage" office:value="0.0821948353506085" calcext:value-type="percentage">
            <text:p>8,22%</text:p>
          </table:table-cell>
          <table:table-cell table:formula="of:=COUNTIF([.B2:.J2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formula="of:=ABS([$Registrado.B3]-[$Previsto.C3])/[$Registrado.B3]" office:value-type="percentage" office:value="0.153746638512234" calcext:value-type="percentage">
            <text:p>15,375%</text:p>
          </table:table-cell>
          <table:table-cell table:formula="of:=ABS([$Registrado.C3]-[$Previsto.D3])/[$Registrado.C3]" office:value-type="percentage" office:value="0.0083449691991787" calcext:value-type="percentage">
            <text:p>0,834%</text:p>
          </table:table-cell>
          <table:table-cell table:formula="of:=ABS([$Registrado.D3]-[$Previsto.E3])/[$Registrado.D3]" office:value-type="percentage" office:value="0.0751705562240043" calcext:value-type="percentage">
            <text:p>7,517%</text:p>
          </table:table-cell>
          <table:table-cell table:formula="of:=ABS([$Registrado.E3]-[$Previsto.F3])/[$Registrado.E3]" office:value-type="percentage" office:value="0.0985790329735326" calcext:value-type="percentage">
            <text:p>9,858%</text:p>
          </table:table-cell>
          <table:table-cell table:formula="of:=ABS([$Registrado.F3]-[$Previsto.G3])/[$Registrado.F3]" office:value-type="percentage" office:value="0.0984373897576245" calcext:value-type="percentage">
            <text:p>9,844%</text:p>
          </table:table-cell>
          <table:table-cell table:formula="of:=ABS([$Registrado.G3]-[$Previsto.H3])/[$Registrado.G3]" office:value-type="percentage" office:value="0.76155417306383" calcext:value-type="percentage">
            <text:p>76,155%</text:p>
          </table:table-cell>
          <table:table-cell table:formula="of:=ABS([$Registrado.H3]-[$Previsto.I3])/[$Registrado.H3]" office:value-type="percentage" office:value="0.644514191337671" calcext:value-type="percentage">
            <text:p>64,451%</text:p>
          </table:table-cell>
          <table:table-cell table:formula="of:=ABS([$Registrado.I3]-[$Previsto.J3])/[$Registrado.I3]" office:value-type="percentage" office:value="0.0451589567962284" calcext:value-type="percentage">
            <text:p>4,516%</text:p>
          </table:table-cell>
          <table:table-cell table:formula="of:=ABS([$Registrado.J3]-[$Previsto.K3])/[$Registrado.J3]" office:value-type="percentage" office:value="0.0521360186696339" calcext:value-type="percentage">
            <text:p>5,214%</text:p>
          </table:table-cell>
          <table:table-cell table:formula="of:=AVERAGE([.B3:.J3])" office:value-type="percentage" office:value="0.21529354739266" calcext:value-type="percentage">
            <text:p>21,529%</text:p>
          </table:table-cell>
          <table:table-cell table:formula="of:=STDEV([.B3:.J3])" office:value-type="percentage" office:value="0.281008233544868" calcext:value-type="percentage">
            <text:p>28,10%</text:p>
          </table:table-cell>
          <table:table-cell table:formula="of:=COUNTIF([.B3:.J3]; &quot;&lt;0,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formula="of:=ABS([$Registrado.B4]-[$Previsto.C4])/[$Registrado.B4]" office:value-type="percentage" office:value="0.266337316176471" calcext:value-type="percentage">
            <text:p>26,634%</text:p>
          </table:table-cell>
          <table:table-cell table:formula="of:=ABS([$Registrado.C4]-[$Previsto.D4])/[$Registrado.C4]" office:value-type="percentage" office:value="0.158997920317421" calcext:value-type="percentage">
            <text:p>15,900%</text:p>
          </table:table-cell>
          <table:table-cell table:formula="of:=ABS([$Registrado.D4]-[$Previsto.E4])/[$Registrado.D4]" office:value-type="percentage" office:value="0.0632890782114301" calcext:value-type="percentage">
            <text:p>6,329%</text:p>
          </table:table-cell>
          <table:table-cell table:formula="of:=ABS([$Registrado.E4]-[$Previsto.F4])/[$Registrado.E4]" office:value-type="percentage" office:value="0.0522393711282432" calcext:value-type="percentage">
            <text:p>5,224%</text:p>
          </table:table-cell>
          <table:table-cell table:formula="of:=ABS([$Registrado.F4]-[$Previsto.G4])/[$Registrado.F4]" office:value-type="percentage" office:value="0.206670662271501" calcext:value-type="percentage">
            <text:p>20,667%</text:p>
          </table:table-cell>
          <table:table-cell table:formula="of:=ABS([$Registrado.G4]-[$Previsto.H4])/[$Registrado.G4]" office:value-type="percentage" office:value="0.362602854370802" calcext:value-type="percentage">
            <text:p>36,260%</text:p>
          </table:table-cell>
          <table:table-cell table:formula="of:=ABS([$Registrado.H4]-[$Previsto.I4])/[$Registrado.H4]" office:value-type="percentage" office:value="0.501803854167511" calcext:value-type="percentage">
            <text:p>50,180%</text:p>
          </table:table-cell>
          <table:table-cell table:formula="of:=ABS([$Registrado.I4]-[$Previsto.J4])/[$Registrado.I4]" office:value-type="percentage" office:value="0.214418283355388" calcext:value-type="percentage">
            <text:p>21,442%</text:p>
          </table:table-cell>
          <table:table-cell table:formula="of:=ABS([$Registrado.J4]-[$Previsto.K4])/[$Registrado.J4]" office:value-type="percentage" office:value="0.0065381994113373" calcext:value-type="percentage">
            <text:p>0,654%</text:p>
          </table:table-cell>
          <table:table-cell table:formula="of:=AVERAGE([.B4:.J4])" office:value-type="percentage" office:value="0.203655282156678" calcext:value-type="percentage">
            <text:p>20,366%</text:p>
          </table:table-cell>
          <table:table-cell table:formula="of:=STDEV([.B4:.J4])" office:value-type="percentage" office:value="0.158780409451547" calcext:value-type="percentage">
            <text:p>15,88%</text:p>
          </table:table-cell>
          <table:table-cell table:formula="of:=COUNTIF([.B4:.J4]; &quot;&lt;0,0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formula="of:=ABS([$Registrado.B5]-[$Previsto.C5])/[$Registrado.B5]" office:value-type="percentage" office:value="0.103184941282419" calcext:value-type="percentage">
            <text:p>10,318%</text:p>
          </table:table-cell>
          <table:table-cell table:formula="of:=ABS([$Registrado.C5]-[$Previsto.D5])/[$Registrado.C5]" office:value-type="percentage" office:value="0.0225263986509821" calcext:value-type="percentage">
            <text:p>2,253%</text:p>
          </table:table-cell>
          <table:table-cell table:formula="of:=ABS([$Registrado.D5]-[$Previsto.E5])/[$Registrado.D5]" office:value-type="percentage" office:value="0.175778642684303" calcext:value-type="percentage">
            <text:p>17,578%</text:p>
          </table:table-cell>
          <table:table-cell table:formula="of:=ABS([$Registrado.E5]-[$Previsto.F5])/[$Registrado.E5]" office:value-type="percentage" office:value="0.165247627757017" calcext:value-type="percentage">
            <text:p>16,525%</text:p>
          </table:table-cell>
          <table:table-cell table:formula="of:=ABS([$Registrado.F5]-[$Previsto.G5])/[$Registrado.F5]" office:value-type="percentage" office:value="0.0972524433469424" calcext:value-type="percentage">
            <text:p>9,725%</text:p>
          </table:table-cell>
          <table:table-cell table:formula="of:=ABS([$Registrado.G5]-[$Previsto.H5])/[$Registrado.G5]" office:value-type="percentage" office:value="0.199699946595733" calcext:value-type="percentage">
            <text:p>19,970%</text:p>
          </table:table-cell>
          <table:table-cell table:formula="of:=ABS([$Registrado.H5]-[$Previsto.I5])/[$Registrado.H5]" office:value-type="percentage" office:value="1.12671306225138" calcext:value-type="percentage">
            <text:p>112,671%</text:p>
          </table:table-cell>
          <table:table-cell table:formula="of:=ABS([$Registrado.I5]-[$Previsto.J5])/[$Registrado.I5]" office:value-type="percentage" office:value="0.189446314889661" calcext:value-type="percentage">
            <text:p>18,945%</text:p>
          </table:table-cell>
          <table:table-cell table:formula="of:=ABS([$Registrado.J5]-[$Previsto.K5])/[$Registrado.J5]" office:value-type="percentage" office:value="0.0175199892494794" calcext:value-type="percentage">
            <text:p>1,752%</text:p>
          </table:table-cell>
          <table:table-cell table:formula="of:=AVERAGE([.B5:.J5])" office:value-type="percentage" office:value="0.233041040745324" calcext:value-type="percentage">
            <text:p>23,304%</text:p>
          </table:table-cell>
          <table:table-cell table:formula="of:=STDEV([.B5:.J5])" office:value-type="percentage" office:value="0.341980194548175" calcext:value-type="percentage">
            <text:p>34,20%</text:p>
          </table:table-cell>
          <table:table-cell table:formula="of:=COUNTIF([.B5:.J5]; &quot;&lt;0,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formula="of:=ABS([$Registrado.B6]-[$Previsto.C6])/[$Registrado.B6]" office:value-type="percentage" office:value="0.0742059577141069" calcext:value-type="percentage">
            <text:p>7,421%</text:p>
          </table:table-cell>
          <table:table-cell table:formula="of:=ABS([$Registrado.C6]-[$Previsto.D6])/[$Registrado.C6]" office:value-type="percentage" office:value="0.0663662102186552" calcext:value-type="percentage">
            <text:p>6,637%</text:p>
          </table:table-cell>
          <table:table-cell table:formula="of:=ABS([$Registrado.D6]-[$Previsto.E6])/[$Registrado.D6]" office:value-type="percentage" office:value="0.0332474341206469" calcext:value-type="percentage">
            <text:p>3,325%</text:p>
          </table:table-cell>
          <table:table-cell table:formula="of:=ABS([$Registrado.E6]-[$Previsto.F6])/[$Registrado.E6]" office:value-type="percentage" office:value="0.0083369256039636" calcext:value-type="percentage">
            <text:p>0,834%</text:p>
          </table:table-cell>
          <table:table-cell table:formula="of:=ABS([$Registrado.F6]-[$Previsto.G6])/[$Registrado.F6]" office:value-type="percentage" office:value="0.076741177360249" calcext:value-type="percentage">
            <text:p>7,674%</text:p>
          </table:table-cell>
          <table:table-cell table:formula="of:=ABS([$Registrado.G6]-[$Previsto.H6])/[$Registrado.G6]" office:value-type="percentage" office:value="0.076079717951229" calcext:value-type="percentage">
            <text:p>7,608%</text:p>
          </table:table-cell>
          <table:table-cell table:formula="of:=ABS([$Registrado.H6]-[$Previsto.I6])/[$Registrado.H6]" office:value-type="percentage" office:value="0.252916908571872" calcext:value-type="percentage">
            <text:p>25,292%</text:p>
          </table:table-cell>
          <table:table-cell table:formula="of:=ABS([$Registrado.I6]-[$Previsto.J6])/[$Registrado.I6]" office:value-type="percentage" office:value="0.0115483033104971" calcext:value-type="percentage">
            <text:p>1,155%</text:p>
          </table:table-cell>
          <table:table-cell table:formula="of:=ABS([$Registrado.J6]-[$Previsto.K6])/[$Registrado.J6]" office:value-type="percentage" office:value="0.0307029627487579" calcext:value-type="percentage">
            <text:p>3,070%</text:p>
          </table:table-cell>
          <table:table-cell table:formula="of:=AVERAGE([.B6:.J6])" office:value-type="percentage" office:value="0.0700161775111086" calcext:value-type="percentage">
            <text:p>7,002%</text:p>
          </table:table-cell>
          <table:table-cell table:formula="of:=STDEV([.B6:.J6])" office:value-type="percentage" office:value="0.0738967504887858" calcext:value-type="percentage">
            <text:p>7,39%</text:p>
          </table:table-cell>
          <table:table-cell table:formula="of:=COUNTIF([.B6:.J6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table:formula="of:=ABS([$Registrado.B7]-[$Previsto.C7])/[$Registrado.B7]" office:value-type="percentage" office:value="0.139897181391796" calcext:value-type="percentage">
            <text:p>13,990%</text:p>
          </table:table-cell>
          <table:table-cell table:formula="of:=ABS([$Registrado.C7]-[$Previsto.D7])/[$Registrado.C7]" office:value-type="percentage" office:value="0.092399058966616" calcext:value-type="percentage">
            <text:p>9,240%</text:p>
          </table:table-cell>
          <table:table-cell table:formula="of:=ABS([$Registrado.D7]-[$Previsto.E7])/[$Registrado.D7]" office:value-type="percentage" office:value="0.0952605180275228" calcext:value-type="percentage">
            <text:p>9,526%</text:p>
          </table:table-cell>
          <table:table-cell table:formula="of:=ABS([$Registrado.E7]-[$Previsto.F7])/[$Registrado.E7]" office:value-type="percentage" office:value="0.0006772331394712" calcext:value-type="percentage">
            <text:p>0,068%</text:p>
          </table:table-cell>
          <table:table-cell table:formula="of:=ABS([$Registrado.F7]-[$Previsto.G7])/[$Registrado.F7]" office:value-type="percentage" office:value="0.0883050778762356" calcext:value-type="percentage">
            <text:p>8,831%</text:p>
          </table:table-cell>
          <table:table-cell table:formula="of:=ABS([$Registrado.G7]-[$Previsto.H7])/[$Registrado.G7]" office:value-type="percentage" office:value="0.0059435188815807" calcext:value-type="percentage">
            <text:p>0,594%</text:p>
          </table:table-cell>
          <table:table-cell table:formula="of:=ABS([$Registrado.H7]-[$Previsto.I7])/[$Registrado.H7]" office:value-type="percentage" office:value="0.127498436522827" calcext:value-type="percentage">
            <text:p>12,750%</text:p>
          </table:table-cell>
          <table:table-cell table:formula="of:=ABS([$Registrado.I7]-[$Previsto.J7])/[$Registrado.I7]" office:value-type="percentage" office:value="0.0599771929721437" calcext:value-type="percentage">
            <text:p>5,998%</text:p>
          </table:table-cell>
          <table:table-cell table:formula="of:=ABS([$Registrado.J7]-[$Previsto.K7])/[$Registrado.J7]" office:value-type="percentage" office:value="0.0000268187971876493" calcext:value-type="percentage">
            <text:p>0,003%</text:p>
          </table:table-cell>
          <table:table-cell table:formula="of:=AVERAGE([.B7:.J7])" office:value-type="percentage" office:value="0.0677761151750423" calcext:value-type="percentage">
            <text:p>6,778%</text:p>
          </table:table-cell>
          <table:table-cell table:formula="of:=STDEV([.B7:.J7])" office:value-type="percentage" office:value="0.0542305774127381" calcext:value-type="percentage">
            <text:p>5,42%</text:p>
          </table:table-cell>
          <table:table-cell table:formula="of:=COUNTIF([.B7:.J7]; &quot;&lt;0,05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formula="of:=ABS([$Registrado.B8]-[$Previsto.C8])/[$Registrado.B8]" office:value-type="percentage" office:value="0.090515960233564" calcext:value-type="percentage">
            <text:p>9,052%</text:p>
          </table:table-cell>
          <table:table-cell table:formula="of:=ABS([$Registrado.C8]-[$Previsto.D8])/[$Registrado.C8]" office:value-type="percentage" office:value="0.0283715645503873" calcext:value-type="percentage">
            <text:p>2,837%</text:p>
          </table:table-cell>
          <table:table-cell table:formula="of:=ABS([$Registrado.D8]-[$Previsto.E8])/[$Registrado.D8]" office:value-type="percentage" office:value="0.193308557772567" calcext:value-type="percentage">
            <text:p>19,331%</text:p>
          </table:table-cell>
          <table:table-cell table:formula="of:=ABS([$Registrado.E8]-[$Previsto.F8])/[$Registrado.E8]" office:value-type="percentage" office:value="0.184915075801843" calcext:value-type="percentage">
            <text:p>18,492%</text:p>
          </table:table-cell>
          <table:table-cell table:formula="of:=ABS([$Registrado.F8]-[$Previsto.G8])/[$Registrado.F8]" office:value-type="percentage" office:value="0.337956976791512" calcext:value-type="percentage">
            <text:p>33,796%</text:p>
          </table:table-cell>
          <table:table-cell table:formula="of:=ABS([$Registrado.G8]-[$Previsto.H8])/[$Registrado.G8]" office:value-type="percentage" office:value="0.275996072837238" calcext:value-type="percentage">
            <text:p>27,600%</text:p>
          </table:table-cell>
          <table:table-cell table:formula="of:=ABS([$Registrado.H8]-[$Previsto.I8])/[$Registrado.H8]" office:value-type="percentage" office:value="0.0669970059356014" calcext:value-type="percentage">
            <text:p>6,700%</text:p>
          </table:table-cell>
          <table:table-cell table:formula="of:=ABS([$Registrado.I8]-[$Previsto.J8])/[$Registrado.I8]" office:value-type="percentage" office:value="0.16081082778151" calcext:value-type="percentage">
            <text:p>16,081%</text:p>
          </table:table-cell>
          <table:table-cell table:formula="of:=ABS([$Registrado.J8]-[$Previsto.K8])/[$Registrado.J8]" office:value-type="percentage" office:value="0.0834589700056593" calcext:value-type="percentage">
            <text:p>8,346%</text:p>
          </table:table-cell>
          <table:table-cell table:formula="of:=AVERAGE([.B8:.J8])" office:value-type="percentage" office:value="0.158036779078876" calcext:value-type="percentage">
            <text:p>15,804%</text:p>
          </table:table-cell>
          <table:table-cell table:formula="of:=STDEV([.B8:.J8])" office:value-type="percentage" office:value="0.102153149620114" calcext:value-type="percentage">
            <text:p>10,22%</text:p>
          </table:table-cell>
          <table:table-cell table:formula="of:=COUNTIF([.B8:.J8]; &quot;&lt;0,0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table:formula="of:=ABS([$Registrado.B9]-[$Previsto.C9])/[$Registrado.B9]" office:value-type="percentage" office:value="0.0769166039240002" calcext:value-type="percentage">
            <text:p>7,692%</text:p>
          </table:table-cell>
          <table:table-cell table:formula="of:=ABS([$Registrado.C9]-[$Previsto.D9])/[$Registrado.C9]" office:value-type="percentage" office:value="0.136390184161248" calcext:value-type="percentage">
            <text:p>13,639%</text:p>
          </table:table-cell>
          <table:table-cell table:formula="of:=ABS([$Registrado.D9]-[$Previsto.E9])/[$Registrado.D9]" office:value-type="percentage" office:value="0.183454844406928" calcext:value-type="percentage">
            <text:p>18,345%</text:p>
          </table:table-cell>
          <table:table-cell table:formula="of:=ABS([$Registrado.E9]-[$Previsto.F9])/[$Registrado.E9]" office:value-type="percentage" office:value="0.00485394574042082" calcext:value-type="percentage">
            <text:p>0,485%</text:p>
          </table:table-cell>
          <table:table-cell table:formula="of:=ABS([$Registrado.F9]-[$Previsto.G9])/[$Registrado.F9]" office:value-type="percentage" office:value="0.0463169647465516" calcext:value-type="percentage">
            <text:p>4,632%</text:p>
          </table:table-cell>
          <table:table-cell table:formula="of:=ABS([$Registrado.G9]-[$Previsto.H9])/[$Registrado.G9]" office:value-type="percentage" office:value="0.0517045770383527" calcext:value-type="percentage">
            <text:p>5,170%</text:p>
          </table:table-cell>
          <table:table-cell table:formula="of:=ABS([$Registrado.H9]-[$Previsto.I9])/[$Registrado.H9]" office:value-type="percentage" office:value="0.00368897146695262" calcext:value-type="percentage">
            <text:p>0,369%</text:p>
          </table:table-cell>
          <table:table-cell table:formula="of:=ABS([$Registrado.I9]-[$Previsto.J9])/[$Registrado.I9]" office:value-type="percentage" office:value="0.0193208913717446" calcext:value-type="percentage">
            <text:p>1,932%</text:p>
          </table:table-cell>
          <table:table-cell table:formula="of:=ABS([$Registrado.J9]-[$Previsto.K9])/[$Registrado.J9]" office:value-type="percentage" office:value="0.00484606838770306" calcext:value-type="percentage">
            <text:p>0,485%</text:p>
          </table:table-cell>
          <table:table-cell table:formula="of:=AVERAGE([.B9:.J9])" office:value-type="percentage" office:value="0.0586103390271002" calcext:value-type="percentage">
            <text:p>5,861%</text:p>
          </table:table-cell>
          <table:table-cell table:formula="of:=STDEV([.B9:.J9])" office:value-type="percentage" office:value="0.0637477006401667" calcext:value-type="percentage">
            <text:p>6,37%</text:p>
          </table:table-cell>
          <table:table-cell table:formula="of:=COUNTIF([.B9:.J9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table:formula="of:=ABS([$Registrado.B10]-[$Previsto.C10])/[$Registrado.B10]" office:value-type="percentage" office:value="0.0610710385940638" calcext:value-type="percentage">
            <text:p>6,107%</text:p>
          </table:table-cell>
          <table:table-cell table:formula="of:=ABS([$Registrado.C10]-[$Previsto.D10])/[$Registrado.C10]" office:value-type="percentage" office:value="0.0376317895214562" calcext:value-type="percentage">
            <text:p>3,763%</text:p>
          </table:table-cell>
          <table:table-cell table:formula="of:=ABS([$Registrado.D10]-[$Previsto.E10])/[$Registrado.D10]" office:value-type="percentage" office:value="0.0360687334310074" calcext:value-type="percentage">
            <text:p>3,607%</text:p>
          </table:table-cell>
          <table:table-cell table:formula="of:=ABS([$Registrado.E10]-[$Previsto.F10])/[$Registrado.E10]" office:value-type="percentage" office:value="0.0888328321329684" calcext:value-type="percentage">
            <text:p>8,883%</text:p>
          </table:table-cell>
          <table:table-cell table:formula="of:=ABS([$Registrado.F10]-[$Previsto.G10])/[$Registrado.F10]" office:value-type="percentage" office:value="0.113892352333779" calcext:value-type="percentage">
            <text:p>11,389%</text:p>
          </table:table-cell>
          <table:table-cell table:formula="of:=ABS([$Registrado.G10]-[$Previsto.H10])/[$Registrado.G10]" office:value-type="percentage" office:value="0.0148083155607118" calcext:value-type="percentage">
            <text:p>1,481%</text:p>
          </table:table-cell>
          <table:table-cell table:formula="of:=ABS([$Registrado.H10]-[$Previsto.I10])/[$Registrado.H10]" office:value-type="percentage" office:value="0.0232865785361882" calcext:value-type="percentage">
            <text:p>2,329%</text:p>
          </table:table-cell>
          <table:table-cell table:formula="of:=ABS([$Registrado.I10]-[$Previsto.J10])/[$Registrado.I10]" office:value-type="percentage" office:value="0.0257877211625043" calcext:value-type="percentage">
            <text:p>2,579%</text:p>
          </table:table-cell>
          <table:table-cell table:formula="of:=ABS([$Registrado.J10]-[$Previsto.K10])/[$Registrado.J10]" office:value-type="percentage" office:value="0.0258051287939522" calcext:value-type="percentage">
            <text:p>2,581%</text:p>
          </table:table-cell>
          <table:table-cell table:formula="of:=AVERAGE([.B10:.J10])" office:value-type="percentage" office:value="0.0474649433407369" calcext:value-type="percentage">
            <text:p>4,746%</text:p>
          </table:table-cell>
          <table:table-cell table:formula="of:=STDEV([.B10:.J10])" office:value-type="percentage" office:value="0.0337744197233438" calcext:value-type="percentage">
            <text:p>3,38%</text:p>
          </table:table-cell>
          <table:table-cell table:formula="of:=COUNTIF([.B10:.J10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table:formula="of:=ABS([$Registrado.B11]-[$Previsto.C11])/[$Registrado.B11]" office:value-type="percentage" office:value="0.0687539656063371" calcext:value-type="percentage">
            <text:p>6,875%</text:p>
          </table:table-cell>
          <table:table-cell table:formula="of:=ABS([$Registrado.C11]-[$Previsto.D11])/[$Registrado.C11]" office:value-type="percentage" office:value="0.0649570571771292" calcext:value-type="percentage">
            <text:p>6,496%</text:p>
          </table:table-cell>
          <table:table-cell table:formula="of:=ABS([$Registrado.D11]-[$Previsto.E11])/[$Registrado.D11]" office:value-type="percentage" office:value="0.00456110927405088" calcext:value-type="percentage">
            <text:p>0,456%</text:p>
          </table:table-cell>
          <table:table-cell table:formula="of:=ABS([$Registrado.E11]-[$Previsto.F11])/[$Registrado.E11]" office:value-type="percentage" office:value="0.0772163701658988" calcext:value-type="percentage">
            <text:p>7,722%</text:p>
          </table:table-cell>
          <table:table-cell table:formula="of:=ABS([$Registrado.F11]-[$Previsto.G11])/[$Registrado.F11]" office:value-type="percentage" office:value="0.173124029168791" calcext:value-type="percentage">
            <text:p>17,312%</text:p>
          </table:table-cell>
          <table:table-cell table:formula="of:=ABS([$Registrado.G11]-[$Previsto.H11])/[$Registrado.G11]" office:value-type="percentage" office:value="0.742609738857376" calcext:value-type="percentage">
            <text:p>74,261%</text:p>
          </table:table-cell>
          <table:table-cell table:formula="of:=ABS([$Registrado.H11]-[$Previsto.I11])/[$Registrado.H11]" office:value-type="percentage" office:value="0.625215329888055" calcext:value-type="percentage">
            <text:p>62,522%</text:p>
          </table:table-cell>
          <table:table-cell table:formula="of:=ABS([$Registrado.I11]-[$Previsto.J11])/[$Registrado.I11]" office:value-type="percentage" office:value="0.23997183626275" calcext:value-type="percentage">
            <text:p>23,997%</text:p>
          </table:table-cell>
          <table:table-cell table:formula="of:=ABS([$Registrado.J11]-[$Previsto.K11])/[$Registrado.J11]" office:value-type="percentage" office:value="0.104759070319355" calcext:value-type="percentage">
            <text:p>10,476%</text:p>
          </table:table-cell>
          <table:table-cell table:formula="of:=AVERAGE([.B11:.J11])" office:value-type="percentage" office:value="0.233463167413305" calcext:value-type="percentage">
            <text:p>23,346%</text:p>
          </table:table-cell>
          <table:table-cell table:formula="of:=STDEV([.B11:.J11])" office:value-type="percentage" office:value="0.265819617225954" calcext:value-type="percentage">
            <text:p>26,58%</text:p>
          </table:table-cell>
          <table:table-cell table:formula="of:=COUNTIF([.B11:.J11]; &quot;&lt;0,0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table:formula="of:=ABS([$Registrado.B12]-[$Previsto.C12])/[$Registrado.B12]" office:value-type="percentage" office:value="0.122326622701205" calcext:value-type="percentage">
            <text:p>12,233%</text:p>
          </table:table-cell>
          <table:table-cell table:formula="of:=ABS([$Registrado.C12]-[$Previsto.D12])/[$Registrado.C12]" office:value-type="percentage" office:value="0.169311348852784" calcext:value-type="percentage">
            <text:p>16,931%</text:p>
          </table:table-cell>
          <table:table-cell table:formula="of:=ABS([$Registrado.D12]-[$Previsto.E12])/[$Registrado.D12]" office:value-type="percentage" office:value="0.0207208726547121" calcext:value-type="percentage">
            <text:p>2,072%</text:p>
          </table:table-cell>
          <table:table-cell table:formula="of:=ABS([$Registrado.E12]-[$Previsto.F12])/[$Registrado.E12]" office:value-type="percentage" office:value="0.13381032954637" calcext:value-type="percentage">
            <text:p>13,381%</text:p>
          </table:table-cell>
          <table:table-cell table:formula="of:=ABS([$Registrado.F12]-[$Previsto.G12])/[$Registrado.F12]" office:value-type="percentage" office:value="0.197039500409924" calcext:value-type="percentage">
            <text:p>19,704%</text:p>
          </table:table-cell>
          <table:table-cell table:formula="of:=ABS([$Registrado.G12]-[$Previsto.H12])/[$Registrado.G12]" office:value-type="percentage" office:value="0.0895834460328936" calcext:value-type="percentage">
            <text:p>8,958%</text:p>
          </table:table-cell>
          <table:table-cell table:formula="of:=ABS([$Registrado.H12]-[$Previsto.I12])/[$Registrado.H12]" office:value-type="percentage" office:value="0.0132628271646767" calcext:value-type="percentage">
            <text:p>1,326%</text:p>
          </table:table-cell>
          <table:table-cell table:formula="of:=ABS([$Registrado.I12]-[$Previsto.J12])/[$Registrado.I12]" office:value-type="percentage" office:value="0.0822515462662787" calcext:value-type="percentage">
            <text:p>8,225%</text:p>
          </table:table-cell>
          <table:table-cell table:formula="of:=ABS([$Registrado.J12]-[$Previsto.K12])/[$Registrado.J12]" office:value-type="percentage" office:value="0.0852220777667615" calcext:value-type="percentage">
            <text:p>8,522%</text:p>
          </table:table-cell>
          <table:table-cell table:formula="of:=AVERAGE([.B12:.J12])" office:value-type="percentage" office:value="0.101503174599512" calcext:value-type="percentage">
            <text:p>10,150%</text:p>
          </table:table-cell>
          <table:table-cell table:formula="of:=STDEV([.B12:.J12])" office:value-type="percentage" office:value="0.0615349745633539" calcext:value-type="percentage">
            <text:p>6,15%</text:p>
          </table:table-cell>
          <table:table-cell table:formula="of:=COUNTIF([.B12:.J12]; &quot;&lt;0,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formula="of:=ABS([$Registrado.B13]-[$Previsto.C13])/[$Registrado.B13]" office:value-type="percentage" office:value="0.139540601849649" calcext:value-type="percentage">
            <text:p>13,954%</text:p>
          </table:table-cell>
          <table:table-cell table:formula="of:=ABS([$Registrado.C13]-[$Previsto.D13])/[$Registrado.C13]" office:value-type="percentage" office:value="0.0875542480711797" calcext:value-type="percentage">
            <text:p>8,755%</text:p>
          </table:table-cell>
          <table:table-cell table:formula="of:=ABS([$Registrado.D13]-[$Previsto.E13])/[$Registrado.D13]" office:value-type="percentage" office:value="0.0132091131425954" calcext:value-type="percentage">
            <text:p>1,321%</text:p>
          </table:table-cell>
          <table:table-cell table:formula="of:=ABS([$Registrado.E13]-[$Previsto.F13])/[$Registrado.E13]" office:value-type="percentage" office:value="0.0403231827019024" calcext:value-type="percentage">
            <text:p>4,032%</text:p>
          </table:table-cell>
          <table:table-cell table:formula="of:=ABS([$Registrado.F13]-[$Previsto.G13])/[$Registrado.F13]" office:value-type="percentage" office:value="0.0405743490868809" calcext:value-type="percentage">
            <text:p>4,057%</text:p>
          </table:table-cell>
          <table:table-cell table:formula="of:=ABS([$Registrado.G13]-[$Previsto.H13])/[$Registrado.G13]" office:value-type="percentage" office:value="0.0196084063602657" calcext:value-type="percentage">
            <text:p>1,961%</text:p>
          </table:table-cell>
          <table:table-cell table:formula="of:=ABS([$Registrado.H13]-[$Previsto.I13])/[$Registrado.H13]" office:value-type="percentage" office:value="0.00904470609879507" calcext:value-type="percentage">
            <text:p>0,904%</text:p>
          </table:table-cell>
          <table:table-cell table:formula="of:=ABS([$Registrado.I13]-[$Previsto.J13])/[$Registrado.I13]" office:value-type="percentage" office:value="0.0228211904086265" calcext:value-type="percentage">
            <text:p>2,282%</text:p>
          </table:table-cell>
          <table:table-cell table:formula="of:=ABS([$Registrado.J13]-[$Previsto.K13])/[$Registrado.J13]" office:value-type="percentage" office:value="0.00573000207120102" calcext:value-type="percentage">
            <text:p>0,573%</text:p>
          </table:table-cell>
          <table:table-cell table:formula="of:=AVERAGE([.B13:.J13])" office:value-type="percentage" office:value="0.0420450888656773" calcext:value-type="percentage">
            <text:p>4,205%</text:p>
          </table:table-cell>
          <table:table-cell table:formula="of:=STDEV([.B13:.J13])" office:value-type="percentage" office:value="0.0442914691859817" calcext:value-type="percentage">
            <text:p>4,43%</text:p>
          </table:table-cell>
          <table:table-cell table:formula="of:=COUNTIF([.B13:.J13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formula="of:=ABS([$Registrado.B14]-[$Previsto.C14])/[$Registrado.B14]" office:value-type="percentage" office:value="0.00171653910554076" calcext:value-type="percentage">
            <text:p>0,172%</text:p>
          </table:table-cell>
          <table:table-cell table:formula="of:=ABS([$Registrado.C14]-[$Previsto.D14])/[$Registrado.C14]" office:value-type="percentage" office:value="0.0154038813607196" calcext:value-type="percentage">
            <text:p>1,540%</text:p>
          </table:table-cell>
          <table:table-cell table:formula="of:=ABS([$Registrado.D14]-[$Previsto.E14])/[$Registrado.D14]" office:value-type="percentage" office:value="0.0118510465210086" calcext:value-type="percentage">
            <text:p>1,185%</text:p>
          </table:table-cell>
          <table:table-cell table:formula="of:=ABS([$Registrado.E14]-[$Previsto.F14])/[$Registrado.E14]" office:value-type="percentage" office:value="0.00364029412233321" calcext:value-type="percentage">
            <text:p>0,364%</text:p>
          </table:table-cell>
          <table:table-cell table:formula="of:=ABS([$Registrado.F14]-[$Previsto.G14])/[$Registrado.F14]" office:value-type="percentage" office:value="0.0962505534169642" calcext:value-type="percentage">
            <text:p>9,625%</text:p>
          </table:table-cell>
          <table:table-cell table:formula="of:=ABS([$Registrado.G14]-[$Previsto.H14])/[$Registrado.G14]" office:value-type="percentage" office:value="0.209600225397661" calcext:value-type="percentage">
            <text:p>20,960%</text:p>
          </table:table-cell>
          <table:table-cell table:formula="of:=ABS([$Registrado.H14]-[$Previsto.I14])/[$Registrado.H14]" office:value-type="percentage" office:value="0.0748074545930044" calcext:value-type="percentage">
            <text:p>7,481%</text:p>
          </table:table-cell>
          <table:table-cell table:formula="of:=ABS([$Registrado.I14]-[$Previsto.J14])/[$Registrado.I14]" office:value-type="percentage" office:value="0.291181101103661" calcext:value-type="percentage">
            <text:p>29,118%</text:p>
          </table:table-cell>
          <table:table-cell table:formula="of:=ABS([$Registrado.J14]-[$Previsto.K14])/[$Registrado.J14]" office:value-type="percentage" office:value="0.0409790453129111" calcext:value-type="percentage">
            <text:p>4,098%</text:p>
          </table:table-cell>
          <table:table-cell table:formula="of:=AVERAGE([.B14:.J14])" office:value-type="percentage" office:value="0.0828255712148671" calcext:value-type="percentage">
            <text:p>8,283%</text:p>
          </table:table-cell>
          <table:table-cell table:formula="of:=STDEV([.B14:.J14])" office:value-type="percentage" office:value="0.102415539876769" calcext:value-type="percentage">
            <text:p>10,24%</text:p>
          </table:table-cell>
          <table:table-cell table:formula="of:=COUNTIF([.B14:.J14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formula="of:=ABS([$Registrado.B15]-[$Previsto.C15])/[$Registrado.B15]" office:value-type="percentage" office:value="0.170732925092148" calcext:value-type="percentage">
            <text:p>17,073%</text:p>
          </table:table-cell>
          <table:table-cell table:formula="of:=ABS([$Registrado.C15]-[$Previsto.D15])/[$Registrado.C15]" office:value-type="percentage" office:value="0.0774339603762258" calcext:value-type="percentage">
            <text:p>7,743%</text:p>
          </table:table-cell>
          <table:table-cell table:formula="of:=ABS([$Registrado.D15]-[$Previsto.E15])/[$Registrado.D15]" office:value-type="percentage" office:value="0.0413477785995209" calcext:value-type="percentage">
            <text:p>4,135%</text:p>
          </table:table-cell>
          <table:table-cell table:formula="of:=ABS([$Registrado.E15]-[$Previsto.F15])/[$Registrado.E15]" office:value-type="percentage" office:value="0.0453038798550507" calcext:value-type="percentage">
            <text:p>4,530%</text:p>
          </table:table-cell>
          <table:table-cell table:formula="of:=ABS([$Registrado.F15]-[$Previsto.G15])/[$Registrado.F15]" office:value-type="percentage" office:value="0.116907626283945" calcext:value-type="percentage">
            <text:p>11,691%</text:p>
          </table:table-cell>
          <table:table-cell table:formula="of:=ABS([$Registrado.G15]-[$Previsto.H15])/[$Registrado.G15]" office:value-type="percentage" office:value="0.0448381407593901" calcext:value-type="percentage">
            <text:p>4,484%</text:p>
          </table:table-cell>
          <table:table-cell table:formula="of:=ABS([$Registrado.H15]-[$Previsto.I15])/[$Registrado.H15]" office:value-type="percentage" office:value="0.143562661012549" calcext:value-type="percentage">
            <text:p>14,356%</text:p>
          </table:table-cell>
          <table:table-cell table:formula="of:=ABS([$Registrado.I15]-[$Previsto.J15])/[$Registrado.I15]" office:value-type="percentage" office:value="0.160225047407756" calcext:value-type="percentage">
            <text:p>16,023%</text:p>
          </table:table-cell>
          <table:table-cell table:formula="of:=ABS([$Registrado.J15]-[$Previsto.K15])/[$Registrado.J15]" office:value-type="percentage" office:value="0.0315026094685739" calcext:value-type="percentage">
            <text:p>3,150%</text:p>
          </table:table-cell>
          <table:table-cell table:formula="of:=AVERAGE([.B15:.J15])" office:value-type="percentage" office:value="0.0924282920950178" calcext:value-type="percentage">
            <text:p>9,243%</text:p>
          </table:table-cell>
          <table:table-cell table:formula="of:=STDEV([.B15:.J15])" office:value-type="percentage" office:value="0.0558720608241983" calcext:value-type="percentage">
            <text:p>5,59%</text:p>
          </table:table-cell>
          <table:table-cell table:formula="of:=COUNTIF([.B15:.J15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formula="of:=ABS([$Registrado.B16]-[$Previsto.C16])/[$Registrado.B16]" office:value-type="percentage" office:value="0.136723709645408" calcext:value-type="percentage">
            <text:p>13,672%</text:p>
          </table:table-cell>
          <table:table-cell table:formula="of:=ABS([$Registrado.C16]-[$Previsto.D16])/[$Registrado.C16]" office:value-type="percentage" office:value="0.290872324356489" calcext:value-type="percentage">
            <text:p>29,087%</text:p>
          </table:table-cell>
          <table:table-cell table:formula="of:=ABS([$Registrado.D16]-[$Previsto.E16])/[$Registrado.D16]" office:value-type="percentage" office:value="0.171160718317218" calcext:value-type="percentage">
            <text:p>17,116%</text:p>
          </table:table-cell>
          <table:table-cell table:formula="of:=ABS([$Registrado.E16]-[$Previsto.F16])/[$Registrado.E16]" office:value-type="percentage" office:value="0.081539756636017" calcext:value-type="percentage">
            <text:p>8,154%</text:p>
          </table:table-cell>
          <table:table-cell table:formula="of:=ABS([$Registrado.F16]-[$Previsto.G16])/[$Registrado.F16]" office:value-type="percentage" office:value="0.12245269521975" calcext:value-type="percentage">
            <text:p>12,245%</text:p>
          </table:table-cell>
          <table:table-cell table:formula="of:=ABS([$Registrado.G16]-[$Previsto.H16])/[$Registrado.G16]" office:value-type="percentage" office:value="0.0628724543389739" calcext:value-type="percentage">
            <text:p>6,287%</text:p>
          </table:table-cell>
          <table:table-cell table:formula="of:=ABS([$Registrado.H16]-[$Previsto.I16])/[$Registrado.H16]" office:value-type="percentage" office:value="0.294772918389123" calcext:value-type="percentage">
            <text:p>29,477%</text:p>
          </table:table-cell>
          <table:table-cell table:formula="of:=ABS([$Registrado.I16]-[$Previsto.J16])/[$Registrado.I16]" office:value-type="percentage" office:value="0.00414391220679255" calcext:value-type="percentage">
            <text:p>0,414%</text:p>
          </table:table-cell>
          <table:table-cell table:formula="of:=ABS([$Registrado.J16]-[$Previsto.K16])/[$Registrado.J16]" office:value-type="percentage" office:value="0.174073447219438" calcext:value-type="percentage">
            <text:p>17,407%</text:p>
          </table:table-cell>
          <table:table-cell table:formula="of:=AVERAGE([.B16:.J16])" office:value-type="percentage" office:value="0.148734659592134" calcext:value-type="percentage">
            <text:p>14,873%</text:p>
          </table:table-cell>
          <table:table-cell table:formula="of:=STDEV([.B16:.J16])" office:value-type="percentage" office:value="0.0976628339742443" calcext:value-type="percentage">
            <text:p>9,77%</text:p>
          </table:table-cell>
          <table:table-cell table:formula="of:=COUNTIF([.B16:.J16]; &quot;&lt;0,0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formula="of:=ABS([$Registrado.B17]-[$Previsto.C17])/[$Registrado.B17]" office:value-type="percentage" office:value="0.103225337162382" calcext:value-type="percentage">
            <text:p>10,323%</text:p>
          </table:table-cell>
          <table:table-cell table:formula="of:=ABS([$Registrado.C17]-[$Previsto.D17])/[$Registrado.C17]" office:value-type="percentage" office:value="0.0546081041060421" calcext:value-type="percentage">
            <text:p>5,461%</text:p>
          </table:table-cell>
          <table:table-cell table:formula="of:=ABS([$Registrado.D17]-[$Previsto.E17])/[$Registrado.D17]" office:value-type="percentage" office:value="0.0118201556443713" calcext:value-type="percentage">
            <text:p>1,182%</text:p>
          </table:table-cell>
          <table:table-cell table:formula="of:=ABS([$Registrado.E17]-[$Previsto.F17])/[$Registrado.E17]" office:value-type="percentage" office:value="0.0253330302429963" calcext:value-type="percentage">
            <text:p>2,533%</text:p>
          </table:table-cell>
          <table:table-cell table:formula="of:=ABS([$Registrado.F17]-[$Previsto.G17])/[$Registrado.F17]" office:value-type="percentage" office:value="0.0318519931337021" calcext:value-type="percentage">
            <text:p>3,185%</text:p>
          </table:table-cell>
          <table:table-cell table:formula="of:=ABS([$Registrado.G17]-[$Previsto.H17])/[$Registrado.G17]" office:value-type="percentage" office:value="0.0335392206917327" calcext:value-type="percentage">
            <text:p>3,354%</text:p>
          </table:table-cell>
          <table:table-cell table:formula="of:=ABS([$Registrado.H17]-[$Previsto.I17])/[$Registrado.H17]" office:value-type="percentage" office:value="0.0334657177672702" calcext:value-type="percentage">
            <text:p>3,347%</text:p>
          </table:table-cell>
          <table:table-cell table:formula="of:=ABS([$Registrado.I17]-[$Previsto.J17])/[$Registrado.I17]" office:value-type="percentage" office:value="0.00385664121274665" calcext:value-type="percentage">
            <text:p>0,386%</text:p>
          </table:table-cell>
          <table:table-cell table:formula="of:=ABS([$Registrado.J17]-[$Previsto.K17])/[$Registrado.J17]" office:value-type="percentage" office:value="0.108238823363866" calcext:value-type="percentage">
            <text:p>10,824%</text:p>
          </table:table-cell>
          <table:table-cell table:formula="of:=AVERAGE([.B17:.J17])" office:value-type="percentage" office:value="0.0451043359250121" calcext:value-type="percentage">
            <text:p>4,510%</text:p>
          </table:table-cell>
          <table:table-cell table:formula="of:=STDEV([.B17:.J17])" office:value-type="percentage" office:value="0.0372479585270809" calcext:value-type="percentage">
            <text:p>3,72%</text:p>
          </table:table-cell>
          <table:table-cell table:formula="of:=COUNTIF([.B17:.J17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formula="of:=ABS([$Registrado.B18]-[$Previsto.C18])/[$Registrado.B18]" office:value-type="percentage" office:value="0.0230501094115965" calcext:value-type="percentage">
            <text:p>2,305%</text:p>
          </table:table-cell>
          <table:table-cell table:formula="of:=ABS([$Registrado.C18]-[$Previsto.D18])/[$Registrado.C18]" office:value-type="percentage" office:value="0.0550224160057894" calcext:value-type="percentage">
            <text:p>5,502%</text:p>
          </table:table-cell>
          <table:table-cell table:formula="of:=ABS([$Registrado.D18]-[$Previsto.E18])/[$Registrado.D18]" office:value-type="percentage" office:value="0.168627029070609" calcext:value-type="percentage">
            <text:p>16,863%</text:p>
          </table:table-cell>
          <table:table-cell table:formula="of:=ABS([$Registrado.E18]-[$Previsto.F18])/[$Registrado.E18]" office:value-type="percentage" office:value="0.0130581574172651" calcext:value-type="percentage">
            <text:p>1,306%</text:p>
          </table:table-cell>
          <table:table-cell table:formula="of:=ABS([$Registrado.F18]-[$Previsto.G18])/[$Registrado.F18]" office:value-type="percentage" office:value="0.0963466907520399" calcext:value-type="percentage">
            <text:p>9,635%</text:p>
          </table:table-cell>
          <table:table-cell table:formula="of:=ABS([$Registrado.G18]-[$Previsto.H18])/[$Registrado.G18]" office:value-type="percentage" office:value="0.151975725781599" calcext:value-type="percentage">
            <text:p>15,198%</text:p>
          </table:table-cell>
          <table:table-cell table:formula="of:=ABS([$Registrado.H18]-[$Previsto.I18])/[$Registrado.H18]" office:value-type="percentage" office:value="0.326636287814498" calcext:value-type="percentage">
            <text:p>32,664%</text:p>
          </table:table-cell>
          <table:table-cell table:formula="of:=ABS([$Registrado.I18]-[$Previsto.J18])/[$Registrado.I18]" office:value-type="percentage" office:value="0.105889596095682" calcext:value-type="percentage">
            <text:p>10,589%</text:p>
          </table:table-cell>
          <table:table-cell table:formula="of:=ABS([$Registrado.J18]-[$Previsto.K18])/[$Registrado.J18]" office:value-type="percentage" office:value="0.0541253020307761" calcext:value-type="percentage">
            <text:p>5,413%</text:p>
          </table:table-cell>
          <table:table-cell table:formula="of:=AVERAGE([.B18:.J18])" office:value-type="percentage" office:value="0.110525701597762" calcext:value-type="percentage">
            <text:p>11,053%</text:p>
          </table:table-cell>
          <table:table-cell table:formula="of:=STDEV([.B18:.J18])" office:value-type="percentage" office:value="0.0971041407693279" calcext:value-type="percentage">
            <text:p>9,71%</text:p>
          </table:table-cell>
          <table:table-cell table:formula="of:=COUNTIF([.B18:.J18]; &quot;&lt;0,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formula="of:=ABS([$Registrado.B19]-[$Previsto.C19])/[$Registrado.B19]" office:value-type="percentage" office:value="0.0939776244443927" calcext:value-type="percentage">
            <text:p>9,398%</text:p>
          </table:table-cell>
          <table:table-cell table:formula="of:=ABS([$Registrado.C19]-[$Previsto.D19])/[$Registrado.C19]" office:value-type="percentage" office:value="0.149256721098026" calcext:value-type="percentage">
            <text:p>14,926%</text:p>
          </table:table-cell>
          <table:table-cell table:formula="of:=ABS([$Registrado.D19]-[$Previsto.E19])/[$Registrado.D19]" office:value-type="percentage" office:value="0.0931729373452619" calcext:value-type="percentage">
            <text:p>9,317%</text:p>
          </table:table-cell>
          <table:table-cell table:formula="of:=ABS([$Registrado.E19]-[$Previsto.F19])/[$Registrado.E19]" office:value-type="percentage" office:value="0.0711709615130606" calcext:value-type="percentage">
            <text:p>7,117%</text:p>
          </table:table-cell>
          <table:table-cell table:formula="of:=ABS([$Registrado.F19]-[$Previsto.G19])/[$Registrado.F19]" office:value-type="percentage" office:value="0.159805479377278" calcext:value-type="percentage">
            <text:p>15,981%</text:p>
          </table:table-cell>
          <table:table-cell table:formula="of:=ABS([$Registrado.G19]-[$Previsto.H19])/[$Registrado.G19]" office:value-type="percentage" office:value="0.101857687921901" calcext:value-type="percentage">
            <text:p>10,186%</text:p>
          </table:table-cell>
          <table:table-cell table:formula="of:=ABS([$Registrado.H19]-[$Previsto.I19])/[$Registrado.H19]" office:value-type="percentage" office:value="0.190561509238722" calcext:value-type="percentage">
            <text:p>19,056%</text:p>
          </table:table-cell>
          <table:table-cell table:formula="of:=ABS([$Registrado.I19]-[$Previsto.J19])/[$Registrado.I19]" office:value-type="percentage" office:value="0.0000113889217111829" calcext:value-type="percentage">
            <text:p>0,001%</text:p>
          </table:table-cell>
          <table:table-cell table:formula="of:=ABS([$Registrado.J19]-[$Previsto.K19])/[$Registrado.J19]" office:value-type="percentage" office:value="0.0466514583259322" calcext:value-type="percentage">
            <text:p>4,665%</text:p>
          </table:table-cell>
          <table:table-cell table:formula="of:=AVERAGE([.B19:.J19])" office:value-type="percentage" office:value="0.100718418687365" calcext:value-type="percentage">
            <text:p>10,072%</text:p>
          </table:table-cell>
          <table:table-cell table:formula="of:=STDEV([.B19:.J19])" office:value-type="percentage" office:value="0.059119469365232" calcext:value-type="percentage">
            <text:p>5,91%</text:p>
          </table:table-cell>
          <table:table-cell table:formula="of:=COUNTIF([.B19:.J19]; &quot;&lt;0,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formula="of:=ABS([$Registrado.B20]-[$Previsto.C20])/[$Registrado.B20]" office:value-type="percentage" office:value="0.210572371207089" calcext:value-type="percentage">
            <text:p>21,057%</text:p>
          </table:table-cell>
          <table:table-cell table:formula="of:=ABS([$Registrado.C20]-[$Previsto.D20])/[$Registrado.C20]" office:value-type="percentage" office:value="0.0749024451467887" calcext:value-type="percentage">
            <text:p>7,490%</text:p>
          </table:table-cell>
          <table:table-cell table:formula="of:=ABS([$Registrado.D20]-[$Previsto.E20])/[$Registrado.D20]" office:value-type="percentage" office:value="0.043229083056639" calcext:value-type="percentage">
            <text:p>4,323%</text:p>
          </table:table-cell>
          <table:table-cell table:formula="of:=ABS([$Registrado.E20]-[$Previsto.F20])/[$Registrado.E20]" office:value-type="percentage" office:value="0.0715157403586967" calcext:value-type="percentage">
            <text:p>7,152%</text:p>
          </table:table-cell>
          <table:table-cell table:formula="of:=ABS([$Registrado.F20]-[$Previsto.G20])/[$Registrado.F20]" office:value-type="percentage" office:value="0.115555242973462" calcext:value-type="percentage">
            <text:p>11,556%</text:p>
          </table:table-cell>
          <table:table-cell table:formula="of:=ABS([$Registrado.G20]-[$Previsto.H20])/[$Registrado.G20]" office:value-type="percentage" office:value="0.0682486446581891" calcext:value-type="percentage">
            <text:p>6,825%</text:p>
          </table:table-cell>
          <table:table-cell table:formula="of:=ABS([$Registrado.H20]-[$Previsto.I20])/[$Registrado.H20]" office:value-type="percentage" office:value="0.00733800399538559" calcext:value-type="percentage">
            <text:p>0,734%</text:p>
          </table:table-cell>
          <table:table-cell table:formula="of:=ABS([$Registrado.I20]-[$Previsto.J20])/[$Registrado.I20]" office:value-type="percentage" office:value="0.00435544625074992" calcext:value-type="percentage">
            <text:p>0,436%</text:p>
          </table:table-cell>
          <table:table-cell table:formula="of:=ABS([$Registrado.J20]-[$Previsto.K20])/[$Registrado.J20]" office:value-type="percentage" office:value="0.103395306105404" calcext:value-type="percentage">
            <text:p>10,340%</text:p>
          </table:table-cell>
          <table:table-cell table:formula="of:=AVERAGE([.B20:.J20])" office:value-type="percentage" office:value="0.0776791426391559" calcext:value-type="percentage">
            <text:p>7,768%</text:p>
          </table:table-cell>
          <table:table-cell table:formula="of:=STDEV([.B20:.J20])" office:value-type="percentage" office:value="0.0626520240604505" calcext:value-type="percentage">
            <text:p>6,27%</text:p>
          </table:table-cell>
          <table:table-cell table:formula="of:=COUNTIF([.B20:.J20]; &quot;&lt;0,05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formula="of:=ABS([$Registrado.B21]-[$Previsto.C21])/[$Registrado.B21]" office:value-type="percentage" office:value="0.0848796442139989" calcext:value-type="percentage">
            <text:p>8,488%</text:p>
          </table:table-cell>
          <table:table-cell table:formula="of:=ABS([$Registrado.C21]-[$Previsto.D21])/[$Registrado.C21]" office:value-type="percentage" office:value="0.0901157513952682" calcext:value-type="percentage">
            <text:p>9,012%</text:p>
          </table:table-cell>
          <table:table-cell table:formula="of:=ABS([$Registrado.D21]-[$Previsto.E21])/[$Registrado.D21]" office:value-type="percentage" office:value="0.0237424536442961" calcext:value-type="percentage">
            <text:p>2,374%</text:p>
          </table:table-cell>
          <table:table-cell table:formula="of:=ABS([$Registrado.E21]-[$Previsto.F21])/[$Registrado.E21]" office:value-type="percentage" office:value="0.0783595378162345" calcext:value-type="percentage">
            <text:p>7,836%</text:p>
          </table:table-cell>
          <table:table-cell table:formula="of:=ABS([$Registrado.F21]-[$Previsto.G21])/[$Registrado.F21]" office:value-type="percentage" office:value="0.21095706148138" calcext:value-type="percentage">
            <text:p>21,096%</text:p>
          </table:table-cell>
          <table:table-cell table:formula="of:=ABS([$Registrado.G21]-[$Previsto.H21])/[$Registrado.G21]" office:value-type="percentage" office:value="0.19561183377259" calcext:value-type="percentage">
            <text:p>19,561%</text:p>
          </table:table-cell>
          <table:table-cell table:formula="of:=ABS([$Registrado.H21]-[$Previsto.I21])/[$Registrado.H21]" office:value-type="percentage" office:value="0.00367010536916001" calcext:value-type="percentage">
            <text:p>0,367%</text:p>
          </table:table-cell>
          <table:table-cell table:formula="of:=ABS([$Registrado.I21]-[$Previsto.J21])/[$Registrado.I21]" office:value-type="percentage" office:value="0.0310364037980104" calcext:value-type="percentage">
            <text:p>3,104%</text:p>
          </table:table-cell>
          <table:table-cell table:formula="of:=ABS([$Registrado.J21]-[$Previsto.K21])/[$Registrado.J21]" office:value-type="percentage" office:value="0.120269845384617" calcext:value-type="percentage">
            <text:p>12,027%</text:p>
          </table:table-cell>
          <table:table-cell table:formula="of:=AVERAGE([.B21:.J21])" office:value-type="percentage" office:value="0.0931825152083951" calcext:value-type="percentage">
            <text:p>9,318%</text:p>
          </table:table-cell>
          <table:table-cell table:formula="of:=STDEV([.B21:.J21])" office:value-type="percentage" office:value="0.0725352747822544" calcext:value-type="percentage">
            <text:p>7,25%</text:p>
          </table:table-cell>
          <table:table-cell table:formula="of:=COUNTIF([.B21:.J21]; &quot;&lt;0,05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formula="of:=ABS([$Registrado.B22]-[$Previsto.C22])/[$Registrado.B22]" office:value-type="percentage" office:value="0.157326942859134" calcext:value-type="percentage">
            <text:p>15,733%</text:p>
          </table:table-cell>
          <table:table-cell table:formula="of:=ABS([$Registrado.C22]-[$Previsto.D22])/[$Registrado.C22]" office:value-type="percentage" office:value="0.0484787826068729" calcext:value-type="percentage">
            <text:p>4,848%</text:p>
          </table:table-cell>
          <table:table-cell table:formula="of:=ABS([$Registrado.D22]-[$Previsto.E22])/[$Registrado.D22]" office:value-type="percentage" office:value="0.0356333188514554" calcext:value-type="percentage">
            <text:p>3,563%</text:p>
          </table:table-cell>
          <table:table-cell table:formula="of:=ABS([$Registrado.E22]-[$Previsto.F22])/[$Registrado.E22]" office:value-type="percentage" office:value="0.0195138241612546" calcext:value-type="percentage">
            <text:p>1,951%</text:p>
          </table:table-cell>
          <table:table-cell table:formula="of:=ABS([$Registrado.F22]-[$Previsto.G22])/[$Registrado.F22]" office:value-type="percentage" office:value="0.091040052803039" calcext:value-type="percentage">
            <text:p>9,104%</text:p>
          </table:table-cell>
          <table:table-cell table:formula="of:=ABS([$Registrado.G22]-[$Previsto.H22])/[$Registrado.G22]" office:value-type="percentage" office:value="0.201354407392627" calcext:value-type="percentage">
            <text:p>20,135%</text:p>
          </table:table-cell>
          <table:table-cell table:formula="of:=ABS([$Registrado.H22]-[$Previsto.I22])/[$Registrado.H22]" office:value-type="percentage" office:value="0.21925849257338" calcext:value-type="percentage">
            <text:p>21,926%</text:p>
          </table:table-cell>
          <table:table-cell table:formula="of:=ABS([$Registrado.I22]-[$Previsto.J22])/[$Registrado.I22]" office:value-type="percentage" office:value="0.164344311042388" calcext:value-type="percentage">
            <text:p>16,434%</text:p>
          </table:table-cell>
          <table:table-cell table:formula="of:=ABS([$Registrado.J22]-[$Previsto.K22])/[$Registrado.J22]" office:value-type="percentage" office:value="0.151183506228662" calcext:value-type="percentage">
            <text:p>15,118%</text:p>
          </table:table-cell>
          <table:table-cell table:formula="of:=AVERAGE([.B22:.J22])" office:value-type="percentage" office:value="0.120903737613201" calcext:value-type="percentage">
            <text:p>12,090%</text:p>
          </table:table-cell>
          <table:table-cell table:formula="of:=STDEV([.B22:.J22])" office:value-type="percentage" office:value="0.0741322622265357" calcext:value-type="percentage">
            <text:p>7,41%</text:p>
          </table:table-cell>
          <table:table-cell table:formula="of:=COUNTIF([.B22:.J22]; &quot;&lt;0,05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table:formula="of:=ABS([$Registrado.B23]-[$Previsto.C23])/[$Registrado.B23]" office:value-type="percentage" office:value="0.0496571508761105" calcext:value-type="percentage">
            <text:p>4,966%</text:p>
          </table:table-cell>
          <table:table-cell table:formula="of:=ABS([$Registrado.C23]-[$Previsto.D23])/[$Registrado.C23]" office:value-type="percentage" office:value="0.00535280099677026" calcext:value-type="percentage">
            <text:p>0,535%</text:p>
          </table:table-cell>
          <table:table-cell table:formula="of:=ABS([$Registrado.D23]-[$Previsto.E23])/[$Registrado.D23]" office:value-type="percentage" office:value="0.187366738607473" calcext:value-type="percentage">
            <text:p>18,737%</text:p>
          </table:table-cell>
          <table:table-cell table:formula="of:=ABS([$Registrado.E23]-[$Previsto.F23])/[$Registrado.E23]" office:value-type="percentage" office:value="0.556086643816153" calcext:value-type="percentage">
            <text:p>55,609%</text:p>
          </table:table-cell>
          <table:table-cell table:formula="of:=ABS([$Registrado.F23]-[$Previsto.G23])/[$Registrado.F23]" office:value-type="percentage" office:value="0.810546056797701" calcext:value-type="percentage">
            <text:p>81,055%</text:p>
          </table:table-cell>
          <table:table-cell table:formula="of:=ABS([$Registrado.G23]-[$Previsto.H23])/[$Registrado.G23]" office:value-type="percentage" office:value="0.722443180421519" calcext:value-type="percentage">
            <text:p>72,244%</text:p>
          </table:table-cell>
          <table:table-cell table:formula="of:=ABS([$Registrado.H23]-[$Previsto.I23])/[$Registrado.H23]" office:value-type="percentage" office:value="0.758211082102845" calcext:value-type="percentage">
            <text:p>75,821%</text:p>
          </table:table-cell>
          <table:table-cell table:formula="of:=ABS([$Registrado.I23]-[$Previsto.J23])/[$Registrado.I23]" office:value-type="percentage" office:value="0.59326158306233" calcext:value-type="percentage">
            <text:p>59,326%</text:p>
          </table:table-cell>
          <table:table-cell table:formula="of:=ABS([$Registrado.J23]-[$Previsto.K23])/[$Registrado.J23]" office:value-type="percentage" office:value="0.131404728448117" calcext:value-type="percentage">
            <text:p>13,140%</text:p>
          </table:table-cell>
          <table:table-cell table:formula="of:=AVERAGE([.B23:.J23])" office:value-type="percentage" office:value="0.423814440569891" calcext:value-type="percentage">
            <text:p>42,381%</text:p>
          </table:table-cell>
          <table:table-cell table:formula="of:=STDEV([.B23:.J23])" office:value-type="percentage" office:value="0.32658931161824" calcext:value-type="percentage">
            <text:p>32,66%</text:p>
          </table:table-cell>
          <table:table-cell table:formula="of:=COUNTIF([.B23:.J23]; &quot;&lt;0,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raima*</text:p>
          </table:table-cell>
          <table:table-cell table:formula="of:=ABS([$Registrado.B24]-[$Previsto.C24])/[$Registrado.B24]" office:value-type="percentage" office:value="0.00231846980992544" calcext:value-type="percentage">
            <text:p>0,232%</text:p>
          </table:table-cell>
          <table:table-cell table:formula="of:=ABS([$Registrado.C24]-[$Previsto.D24])/[$Registrado.C24]" office:value-type="percentage" office:value="0.000131240054464666" calcext:value-type="percentage">
            <text:p>0,013%</text:p>
          </table:table-cell>
          <table:table-cell table:formula="of:=ABS([$Registrado.D24]-[$Previsto.E24])/[$Registrado.D24]" office:value-type="percentage" office:value="0.00540621340840576" calcext:value-type="percentage">
            <text:p>0,541%</text:p>
          </table:table-cell>
          <table:table-cell table:formula="of:=ABS([$Registrado.E24]-[$Previsto.F24])/[$Registrado.E24]" office:value-type="percentage" office:value="0.00000882752776249152" calcext:value-type="percentage">
            <text:p>0,001%</text:p>
          </table:table-cell>
          <table:table-cell table:formula="of:=ABS([$Registrado.F24]-[$Previsto.G24])/[$Registrado.F24]" office:value-type="percentage" office:value="0.00444629838549131" calcext:value-type="percentage">
            <text:p>0,445%</text:p>
          </table:table-cell>
          <table:table-cell table:formula="of:=ABS([$Registrado.G24]-[$Previsto.H24])/[$Registrado.G24]" office:value-type="percentage" office:value="0.0771336602388617" calcext:value-type="percentage">
            <text:p>7,713%</text:p>
          </table:table-cell>
          <table:table-cell table:formula="of:=ABS([$Registrado.H24]-[$Previsto.I24])/[$Registrado.H24]" office:value-type="percentage" office:value="0.00140943478051371" calcext:value-type="percentage">
            <text:p>0,141%</text:p>
          </table:table-cell>
          <table:table-cell table:formula="of:=ABS([$Registrado.I24]-[$Previsto.J24])/[$Registrado.I24]" office:value-type="percentage" office:value="0.0157694848084545" calcext:value-type="percentage">
            <text:p>1,577%</text:p>
          </table:table-cell>
          <table:table-cell table:formula="of:=ABS([$Registrado.J24]-[$Previsto.K24])/[$Registrado.J24]" office:value-type="percentage" office:value="0.72093606296719" calcext:value-type="percentage">
            <text:p>72,094%</text:p>
          </table:table-cell>
          <table:table-cell table:formula="of:=AVERAGE([.B24:.J24])" office:value-type="percentage" office:value="0.0919510768867855" calcext:value-type="percentage">
            <text:p>9,195%</text:p>
          </table:table-cell>
          <table:table-cell table:formula="of:=STDEV([.B24:.J24])" office:value-type="percentage" office:value="0.237146699333222" calcext:value-type="percentage">
            <text:p>23,71%</text:p>
          </table:table-cell>
          <table:table-cell table:formula="of:=COUNTIF([.B24:.J24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table:formula="of:=ABS([$Registrado.B25]-[$Previsto.C25])/[$Registrado.B25]" office:value-type="percentage" office:value="0.0876361177489284" calcext:value-type="percentage">
            <text:p>8,764%</text:p>
          </table:table-cell>
          <table:table-cell table:formula="of:=ABS([$Registrado.C25]-[$Previsto.D25])/[$Registrado.C25]" office:value-type="percentage" office:value="0.0588409241518226" calcext:value-type="percentage">
            <text:p>5,884%</text:p>
          </table:table-cell>
          <table:table-cell table:formula="of:=ABS([$Registrado.D25]-[$Previsto.E25])/[$Registrado.D25]" office:value-type="percentage" office:value="0.0244857240273271" calcext:value-type="percentage">
            <text:p>2,449%</text:p>
          </table:table-cell>
          <table:table-cell table:formula="of:=ABS([$Registrado.E25]-[$Previsto.F25])/[$Registrado.E25]" office:value-type="percentage" office:value="0.050617417347346" calcext:value-type="percentage">
            <text:p>5,062%</text:p>
          </table:table-cell>
          <table:table-cell table:formula="of:=ABS([$Registrado.F25]-[$Previsto.G25])/[$Registrado.F25]" office:value-type="percentage" office:value="0.0681203954878166" calcext:value-type="percentage">
            <text:p>6,812%</text:p>
          </table:table-cell>
          <table:table-cell table:formula="of:=ABS([$Registrado.G25]-[$Previsto.H25])/[$Registrado.G25]" office:value-type="percentage" office:value="0.0975265684911822" calcext:value-type="percentage">
            <text:p>9,753%</text:p>
          </table:table-cell>
          <table:table-cell table:formula="of:=ABS([$Registrado.H25]-[$Previsto.I25])/[$Registrado.H25]" office:value-type="percentage" office:value="0.0320135999341505" calcext:value-type="percentage">
            <text:p>3,201%</text:p>
          </table:table-cell>
          <table:table-cell table:formula="of:=ABS([$Registrado.I25]-[$Previsto.J25])/[$Registrado.I25]" office:value-type="percentage" office:value="0.0663284865349489" calcext:value-type="percentage">
            <text:p>6,633%</text:p>
          </table:table-cell>
          <table:table-cell table:formula="of:=ABS([$Registrado.J25]-[$Previsto.K25])/[$Registrado.J25]" office:value-type="percentage" office:value="0.0559036502921094" calcext:value-type="percentage">
            <text:p>5,590%</text:p>
          </table:table-cell>
          <table:table-cell table:formula="of:=AVERAGE([.B25:.J25])" office:value-type="percentage" office:value="0.0601636537795146" calcext:value-type="percentage">
            <text:p>6,016%</text:p>
          </table:table-cell>
          <table:table-cell table:formula="of:=STDEV([.B25:.J25])" office:value-type="percentage" office:value="0.0235276609815863" calcext:value-type="percentage">
            <text:p>2,35%</text:p>
          </table:table-cell>
          <table:table-cell table:formula="of:=COUNTIF([.B25:.J25]; &quot;&lt;0,05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table:formula="of:=ABS([$Registrado.B26]-[$Previsto.C26])/[$Registrado.B26]" office:value-type="percentage" office:value="0.0151208966572719" calcext:value-type="percentage">
            <text:p>1,512%</text:p>
          </table:table-cell>
          <table:table-cell table:formula="of:=ABS([$Registrado.C26]-[$Previsto.D26])/[$Registrado.C26]" office:value-type="percentage" office:value="0.0618680910051675" calcext:value-type="percentage">
            <text:p>6,187%</text:p>
          </table:table-cell>
          <table:table-cell table:formula="of:=ABS([$Registrado.D26]-[$Previsto.E26])/[$Registrado.D26]" office:value-type="percentage" office:value="0.0501175725477926" calcext:value-type="percentage">
            <text:p>5,012%</text:p>
          </table:table-cell>
          <table:table-cell table:formula="of:=ABS([$Registrado.E26]-[$Previsto.F26])/[$Registrado.E26]" office:value-type="percentage" office:value="0.0393595902258505" calcext:value-type="percentage">
            <text:p>3,936%</text:p>
          </table:table-cell>
          <table:table-cell table:formula="of:=ABS([$Registrado.F26]-[$Previsto.G26])/[$Registrado.F26]" office:value-type="percentage" office:value="0.133944322564153" calcext:value-type="percentage">
            <text:p>13,394%</text:p>
          </table:table-cell>
          <table:table-cell table:formula="of:=ABS([$Registrado.G26]-[$Previsto.H26])/[$Registrado.G26]" office:value-type="percentage" office:value="0.0946020976355197" calcext:value-type="percentage">
            <text:p>9,460%</text:p>
          </table:table-cell>
          <table:table-cell table:formula="of:=ABS([$Registrado.H26]-[$Previsto.I26])/[$Registrado.H26]" office:value-type="percentage" office:value="0.00905242505382167" calcext:value-type="percentage">
            <text:p>0,905%</text:p>
          </table:table-cell>
          <table:table-cell table:formula="of:=ABS([$Registrado.I26]-[$Previsto.J26])/[$Registrado.I26]" office:value-type="percentage" office:value="0.00681096960914015" calcext:value-type="percentage">
            <text:p>0,681%</text:p>
          </table:table-cell>
          <table:table-cell table:formula="of:=ABS([$Registrado.J26]-[$Previsto.K26])/[$Registrado.J26]" office:value-type="percentage" office:value="0.0765204449476823" calcext:value-type="percentage">
            <text:p>7,652%</text:p>
          </table:table-cell>
          <table:table-cell table:formula="of:=AVERAGE([.B26:.J26])" office:value-type="percentage" office:value="0.0541551566940443" calcext:value-type="percentage">
            <text:p>5,416%</text:p>
          </table:table-cell>
          <table:table-cell table:formula="of:=STDEV([.B26:.J26])" office:value-type="percentage" office:value="0.0427150065517647" calcext:value-type="percentage">
            <text:p>4,27%</text:p>
          </table:table-cell>
          <table:table-cell table:formula="of:=COUNTIF([.B26:.J26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table:formula="of:=ABS([$Registrado.B27]-[$Previsto.C27])/[$Registrado.B27]" office:value-type="percentage" office:value="0.0125231394060213" calcext:value-type="percentage">
            <text:p>1,252%</text:p>
          </table:table-cell>
          <table:table-cell table:formula="of:=ABS([$Registrado.C27]-[$Previsto.D27])/[$Registrado.C27]" office:value-type="percentage" office:value="0.0120744182579839" calcext:value-type="percentage">
            <text:p>1,207%</text:p>
          </table:table-cell>
          <table:table-cell table:formula="of:=ABS([$Registrado.D27]-[$Previsto.E27])/[$Registrado.D27]" office:value-type="percentage" office:value="0.0338413430407936" calcext:value-type="percentage">
            <text:p>3,384%</text:p>
          </table:table-cell>
          <table:table-cell table:formula="of:=ABS([$Registrado.E27]-[$Previsto.F27])/[$Registrado.E27]" office:value-type="percentage" office:value="0.0173272929356401" calcext:value-type="percentage">
            <text:p>1,733%</text:p>
          </table:table-cell>
          <table:table-cell table:formula="of:=ABS([$Registrado.F27]-[$Previsto.G27])/[$Registrado.F27]" office:value-type="percentage" office:value="0.0821408407886737" calcext:value-type="percentage">
            <text:p>8,214%</text:p>
          </table:table-cell>
          <table:table-cell table:formula="of:=ABS([$Registrado.G27]-[$Previsto.H27])/[$Registrado.G27]" office:value-type="percentage" office:value="0.0784821935502935" calcext:value-type="percentage">
            <text:p>7,848%</text:p>
          </table:table-cell>
          <table:table-cell table:formula="of:=ABS([$Registrado.H27]-[$Previsto.I27])/[$Registrado.H27]" office:value-type="percentage" office:value="0.317508933129148" calcext:value-type="percentage">
            <text:p>31,751%</text:p>
          </table:table-cell>
          <table:table-cell table:formula="of:=ABS([$Registrado.I27]-[$Previsto.J27])/[$Registrado.I27]" office:value-type="percentage" office:value="0.250095754361398" calcext:value-type="percentage">
            <text:p>25,010%</text:p>
          </table:table-cell>
          <table:table-cell table:formula="of:=ABS([$Registrado.J27]-[$Previsto.K27])/[$Registrado.J27]" office:value-type="percentage" office:value="0.0375173823509297" calcext:value-type="percentage">
            <text:p>3,752%</text:p>
          </table:table-cell>
          <table:table-cell table:formula="of:=AVERAGE([.B27:.J27])" office:value-type="percentage" office:value="0.0935012553134312" calcext:value-type="percentage">
            <text:p>9,350%</text:p>
          </table:table-cell>
          <table:table-cell table:formula="of:=STDEV([.B27:.J27])" office:value-type="percentage" office:value="0.112216122306609" calcext:value-type="percentage">
            <text:p>11,22%</text:p>
          </table:table-cell>
          <table:table-cell table:formula="of:=COUNTIF([.B27:.J27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cantins</text:p>
          </table:table-cell>
          <table:table-cell table:formula="of:=ABS([$Registrado.B28]-[$Previsto.C28])/[$Registrado.B28]" office:value-type="percentage" office:value="0.0418512118549273" calcext:value-type="percentage">
            <text:p>4,185%</text:p>
          </table:table-cell>
          <table:table-cell table:formula="of:=ABS([$Registrado.C28]-[$Previsto.D28])/[$Registrado.C28]" office:value-type="percentage" office:value="0.0148257728936056" calcext:value-type="percentage">
            <text:p>1,483%</text:p>
          </table:table-cell>
          <table:table-cell table:formula="of:=ABS([$Registrado.D28]-[$Previsto.E28])/[$Registrado.D28]" office:value-type="percentage" office:value="0.115369745083383" calcext:value-type="percentage">
            <text:p>11,537%</text:p>
          </table:table-cell>
          <table:table-cell table:formula="of:=ABS([$Registrado.E28]-[$Previsto.F28])/[$Registrado.E28]" office:value-type="percentage" office:value="0.0133537321208364" calcext:value-type="percentage">
            <text:p>1,335%</text:p>
          </table:table-cell>
          <table:table-cell table:formula="of:=ABS([$Registrado.F28]-[$Previsto.G28])/[$Registrado.F28]" office:value-type="percentage" office:value="0.0349845403831367" calcext:value-type="percentage">
            <text:p>3,498%</text:p>
          </table:table-cell>
          <table:table-cell table:formula="of:=ABS([$Registrado.G28]-[$Previsto.H28])/[$Registrado.G28]" office:value-type="percentage" office:value="0.00708817238691105" calcext:value-type="percentage">
            <text:p>0,709%</text:p>
          </table:table-cell>
          <table:table-cell table:formula="of:=ABS([$Registrado.H28]-[$Previsto.I28])/[$Registrado.H28]" office:value-type="percentage" office:value="0.165140576836731" calcext:value-type="percentage">
            <text:p>16,514%</text:p>
          </table:table-cell>
          <table:table-cell table:formula="of:=ABS([$Registrado.I28]-[$Previsto.J28])/[$Registrado.I28]" office:value-type="percentage" office:value="0.0875408257472724" calcext:value-type="percentage">
            <text:p>8,754%</text:p>
          </table:table-cell>
          <table:table-cell table:formula="of:=ABS([$Registrado.J28]-[$Previsto.K28])/[$Registrado.J28]" office:value-type="percentage" office:value="0.0696624450638439" calcext:value-type="percentage">
            <text:p>6,966%</text:p>
          </table:table-cell>
          <table:table-cell table:formula="of:=AVERAGE([.B28:.J28])" office:value-type="percentage" office:value="0.0610907802634052" calcext:value-type="percentage">
            <text:p>6,109%</text:p>
          </table:table-cell>
          <table:table-cell table:formula="of:=STDEV([.B28:.J28])" office:value-type="percentage" office:value="0.0535407550556293" calcext:value-type="percentage">
            <text:p>5,35%</text:p>
          </table:table-cell>
          <table:table-cell table:formula="of:=COUNTIF([.B28:.J28]; &quot;&lt;0,05&quot;)" office:value-type="float" office:value="5" calcext:value-type="float">
            <text:p>5</text:p>
          </table:table-cell>
        </table:table-row>
        <table:table-row table:style-name="ro3">
          <table:table-cell table:style-name="ce73"/>
          <table:table-cell table:style-name="ce77"/>
          <table:table-cell table:style-name="ce80"/>
          <table:table-cell table:style-name="ce75"/>
          <table:table-cell table:style-name="ce77" table:number-columns-repeated="2"/>
          <table:table-cell table:style-name="Default" table:number-columns-repeated="6"/>
          <table:table-cell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946129288020634" calcext:value-type="percentage">
            <text:p>9,46%</text:p>
          </table:table-cell>
          <table:table-cell table:style-name="ce29" table:formula="of:=AVERAGE([.C2:.C28])" office:value-type="percentage" office:value="0.0745634730672998" calcext:value-type="percentage">
            <text:p>7,46%</text:p>
          </table:table-cell>
          <table:table-cell table:style-name="ce29" table:formula="of:=AVERAGE([.D2:.D28])" office:value-type="percentage" office:value="0.072424930685611" calcext:value-type="percentage">
            <text:p>7,24%</text:p>
          </table:table-cell>
          <table:table-cell table:style-name="ce29" table:formula="of:=AVERAGE([.E2:.E28])" office:value-type="percentage" office:value="0.0745735080148764" calcext:value-type="percentage">
            <text:p>7,46%</text:p>
          </table:table-cell>
          <table:table-cell table:style-name="ce29" table:formula="of:=AVERAGE([.F2:.F28])" office:value-type="percentage" office:value="0.143639030771119" calcext:value-type="percentage">
            <text:p>14,36%</text:p>
          </table:table-cell>
          <table:table-cell table:style-name="ce29" table:formula="of:=AVERAGE([.G2:.G28])" office:value-type="percentage" office:value="0.175949909974685" calcext:value-type="percentage">
            <text:p>17,59%</text:p>
          </table:table-cell>
          <table:table-cell table:style-name="ce29" table:formula="of:=AVERAGE([.H2:.H28])" office:value-type="percentage" office:value="0.222783326104711" calcext:value-type="percentage">
            <text:p>22,28%</text:p>
          </table:table-cell>
          <table:table-cell table:style-name="ce29" table:formula="of:=AVERAGE([.I2:.I28])" office:value-type="percentage" office:value="0.113342187159728" calcext:value-type="percentage">
            <text:p>11,33%</text:p>
          </table:table-cell>
          <table:table-cell table:style-name="ce29" table:formula="of:=AVERAGE([.J2:.J28])" office:value-type="percentage" office:value="0.0866401292130684" calcext:value-type="percentage">
            <text:p>8,66%</text:p>
          </table:table-cell>
          <table:table-cell table:style-name="ce33" table:formula="of:=AVERAGE([.B31:.J31])" office:value-type="percentage" office:value="0.117614380421462" calcext:value-type="percentage">
            <text:p>11,761%</text:p>
          </table:table-cell>
          <table:table-cell table:style-name="ce29" table:formula="of:=AVERAGE([.C31:.K31])" office:value-type="percentage" office:value="0.120170097268062" calcext:value-type="percentage">
            <text:p>12,02%</text:p>
          </table:table-cell>
          <table:table-cell table:style-name="ce33" table:formula="of:=ABS(SUM([$Registrado.B2:.K28]) - SUM([$Previsto.B2:.K28]))/SUM([$Registrado.B2:.K28])" office:value-type="percentage" office:value="0.00415771912714865" calcext:value-type="percentage">
            <text:p>0,416%</text:p>
          </table:table-cell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640044353981537" calcext:value-type="percentage">
            <text:p>6,40%</text:p>
          </table:table-cell>
          <table:table-cell table:style-name="ce79" table:formula="of:=STDEV([.C2:.C28])" office:value-type="percentage" office:value="0.0650921860454607" calcext:value-type="percentage">
            <text:p>6,51%</text:p>
          </table:table-cell>
          <table:table-cell table:style-name="ce79" table:formula="of:=STDEV([.D2:.D28])" office:value-type="percentage" office:value="0.0646950366005394" calcext:value-type="percentage">
            <text:p>6,47%</text:p>
          </table:table-cell>
          <table:table-cell table:style-name="ce79" table:formula="of:=STDEV([.E2:.E28])" office:value-type="percentage" office:value="0.107871839896701" calcext:value-type="percentage">
            <text:p>10,79%</text:p>
          </table:table-cell>
          <table:table-cell table:style-name="ce79" table:formula="of:=STDEV([.F2:.F28])" office:value-type="percentage" office:value="0.151538336067348" calcext:value-type="percentage">
            <text:p>15,15%</text:p>
          </table:table-cell>
          <table:table-cell table:style-name="ce79" table:formula="of:=STDEV([.G2:.G28])" office:value-type="percentage" office:value="0.221943453201527" calcext:value-type="percentage">
            <text:p>22,19%</text:p>
          </table:table-cell>
          <table:table-cell table:style-name="ce79" table:formula="of:=STDEV([.H2:.H28])" office:value-type="percentage" office:value="0.283135193858818" calcext:value-type="percentage">
            <text:p>28,31%</text:p>
          </table:table-cell>
          <table:table-cell table:style-name="ce79" table:formula="of:=STDEV([.I2:.I28])" office:value-type="percentage" office:value="0.131657553259767" calcext:value-type="percentage">
            <text:p>13,17%</text:p>
          </table:table-cell>
          <table:table-cell table:style-name="ce79" table:formula="of:=STDEV([.J2:.J28])" office:value-type="percentage" office:value="0.135493873559537" calcext:value-type="percentage">
            <text:p>13,55%</text:p>
          </table:table-cell>
          <table:table-cell table:formula="of:=AVERAGE([.B32:.J32])" office:value-type="percentage" office:value="0.136159100876428" calcext:value-type="percentage">
            <text:p>13,616%</text:p>
          </table:table-cell>
          <table:table-cell table:style-name="ce83" table:number-columns-repeated="2"/>
        </table:table-row>
        <table:table-row table:style-name="ro1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7" calcext:value-type="float">
            <text:p>7</text:p>
          </table:table-cell>
          <table:table-cell table:style-name="Default" table:formula="of:=COUNTIF([.C2:.C28]; &quot;&lt;0,05&quot;)" office:value-type="float" office:value="10" calcext:value-type="float">
            <text:p>10</text:p>
          </table:table-cell>
          <table:table-cell table:style-name="Default" table:formula="of:=COUNTIF([.D2:.D28]; &quot;&lt;0,05&quot;)" office:value-type="float" office:value="15" calcext:value-type="float">
            <text:p>15</text:p>
          </table:table-cell>
          <table:table-cell table:style-name="Default" table:formula="of:=COUNTIF([.E2:.E28]; &quot;&lt;0,05&quot;)" office:value-type="float" office:value="13" calcext:value-type="float">
            <text:p>13</text:p>
          </table:table-cell>
          <table:table-cell table:style-name="Default" table:formula="of:=COUNTIF([.F2:.F28]; &quot;&lt;0,05&quot;)" office:value-type="float" office:value="5" calcext:value-type="float">
            <text:p>5</text:p>
          </table:table-cell>
          <table:table-cell table:style-name="Default" table:formula="of:=COUNTIF([.G2:.G28]; &quot;&lt;0,05&quot;)" office:value-type="float" office:value="7" calcext:value-type="float">
            <text:p>7</text:p>
          </table:table-cell>
          <table:table-cell table:style-name="Default" table:formula="of:=COUNTIF([.H2:.H28]; &quot;&lt;0,05&quot;)" office:value-type="float" office:value="11" calcext:value-type="float">
            <text:p>11</text:p>
          </table:table-cell>
          <table:table-cell table:style-name="Default" table:formula="of:=COUNTIF([.I2:.I28]; &quot;&lt;0,05&quot;)" office:value-type="float" office:value="12" calcext:value-type="float">
            <text:p>12</text:p>
          </table:table-cell>
          <table:table-cell table:style-name="Default" table:formula="of:=COUNTIF([.J2:.J28]; &quot;&lt;0,05&quot;)" office:value-type="float" office:value="12" calcext:value-type="float">
            <text:p>12</text:p>
          </table:table-cell>
          <table:table-cell table:style-name="ce36" table:formula="of:=CONCATENATE(AVERAGE([.B33:.J33]); &quot;/27&quot;)" office:value-type="string" office:string-value="10,2222222222222/27" calcext:value-type="string">
            <text:p>10,2222222222222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</table:table-row>
        <table:table-row table:style-name="ro4">
          <table:table-cell table:style-name="Default"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104645586515687" calcext:value-type="percentage">
            <text:p>10,46%</text:p>
          </table:table-cell>
          <table:table-cell table:style-name="ce29" table:formula="of:=ABS(SUM([$Registrado.C2:.C28]) - SUM([$Previsto.C2:.C28]))/SUM([$Registrado.C2:.C28])" office:value-type="percentage" office:value="0.0945867722033799" calcext:value-type="percentage">
            <text:p>9,46%</text:p>
          </table:table-cell>
          <table:table-cell table:style-name="ce29" table:formula="of:=ABS(SUM([$Registrado.D2:.D28]) - SUM([$Previsto.D2:.D28]))/SUM([$Registrado.D2:.D28])" office:value-type="percentage" office:value="0.0118570810728393" calcext:value-type="percentage">
            <text:p>1,19%</text:p>
          </table:table-cell>
          <table:table-cell table:style-name="ce29" table:formula="of:=ABS(SUM([$Registrado.E2:.E28]) - SUM([$Previsto.E2:.E28]))/SUM([$Registrado.E2:.E28])" office:value-type="percentage" office:value="0.11991962311426" calcext:value-type="percentage">
            <text:p>11,99%</text:p>
          </table:table-cell>
          <table:table-cell table:style-name="ce29" table:formula="of:=ABS(SUM([$Registrado.F2:.F28]) - SUM([$Previsto.F2:.F28]))/SUM([$Registrado.F2:.F28])" office:value-type="percentage" office:value="0.161867474743047" calcext:value-type="percentage">
            <text:p>16,19%</text:p>
          </table:table-cell>
          <table:table-cell table:style-name="ce29" table:formula="of:=ABS(SUM([$Registrado.G2:.G28]) - SUM([$Previsto.G2:.G28]))/SUM([$Registrado.G2:.G28])" office:value-type="percentage" office:value="0.158027765238249" calcext:value-type="percentage">
            <text:p>15,80%</text:p>
          </table:table-cell>
          <table:table-cell table:style-name="ce29" table:formula="of:=ABS(SUM([$Registrado.H2:.H28]) - SUM([$Previsto.H2:.H28]))/SUM([$Registrado.H2:.H28])" office:value-type="percentage" office:value="0.133277507722999" calcext:value-type="percentage">
            <text:p>13,33%</text:p>
          </table:table-cell>
          <table:table-cell table:style-name="ce29" table:formula="of:=ABS(SUM([$Registrado.I2:.I28]) - SUM([$Previsto.I2:.I28]))/SUM([$Registrado.I2:.I28])" office:value-type="percentage" office:value="0.00463355959381893" calcext:value-type="percentage">
            <text:p>0,46%</text:p>
          </table:table-cell>
          <table:table-cell table:style-name="ce29" table:formula="of:=ABS(SUM([$Registrado.J2:.J28]) - SUM([$Previsto.J2:.J28]))/SUM([$Registrado.J2:.J28])" office:value-type="percentage" office:value="0.12525688577173" calcext:value-type="percentage">
            <text:p>12,53%</text:p>
          </table:table-cell>
          <table:table-cell table:style-name="ce33" table:formula="of:=AVERAGE([.B34:.J34])" office:value-type="percentage" office:value="0.101563583997335" calcext:value-type="percentage">
            <text:p>10,156%</text:p>
          </table:table-cell>
          <table:table-cell table:style-name="ce36" table:formula="of:=CONCATENATE(SUM([.B33:.J33]); &quot;/270&quot;)" office:value-type="string" office:string-value="92/270" calcext:value-type="string">
            <text:p>92/270</text:p>
          </table:table-cell>
          <table:table-cell table:style-name="ce22" table:formula="of:=SUM([.B33:.J33])/270" office:value-type="percentage" office:value="0.340740740740741" calcext:value-type="percentage">
            <text:p>34,074%</text:p>
          </table:table-cell>
        </table:table-row>
        <table:table-row table:style-name="ro1">
          <table:table-cell table:style-name="ce26" office:value-type="string" calcext:value-type="string">
            <text:p>Trabalho Final de Graduação - MAC0499 - Pedro Fernandes</text:p>
          </table:table-cell>
          <table:table-cell table:style-name="ce26" table:number-columns-repeated="7"/>
          <table:table-cell table:style-name="ce34"/>
          <table:table-cell table:style-name="ce26" table:number-columns-repeated="4"/>
        </table:table-row>
        <table:table-row table:style-name="ro1">
          <table:table-cell table:style-name="ce27" office:value-type="string" calcext:value-type="string">
            <text:p>"Métodos de Explicabilidade de Inteligência Artificial Usando Demanda de Cimento como Estudo de Caso."</text:p>
          </table:table-cell>
          <table:table-cell table:style-name="ce26" table:number-columns-repeated="12"/>
        </table:table-row>
        <table:table-row table:style-name="ro1">
          <table:table-cell table:style-name="ce28" office:value-type="string" calcext:value-type="string">
            <text:p><text:span text:style-name="T1">Orientador:</text:span> Dr. Marcelo Finger</text:p>
          </table:table-cell>
          <table:table-cell table:style-name="ce26" table:number-columns-repeated="12"/>
        </table:table-row>
        <calcext:conditional-formats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AlmostThere" calcext:value="&lt;=10%" calcext:base-cell-address="Experimental.B2"/>
            <calcext:condition calcext:apply-style-name="Untitled2" calcext:value="&lt;=&lt;15%" calcext:base-cell-address="Experimental.B2"/>
            <calcext:condition calcext:apply-style-name="Cold" calcext:value="&gt;15%" calcext:base-cell-address="Experimental.B2"/>
          </calcext:conditional-format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Cold" calcext:value="&gt;15%" calcext:base-cell-address="Experimental.B2"/>
            <calcext:condition calcext:apply-style-name="AlmostThere" calcext:value="&lt;=10%" calcext:base-cell-address="Experimental.B2"/>
            <calcext:condition calcext:apply-style-name="Untitled2" calcext:value="&lt;=15%" calcext:base-cell-address="Experiment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6">
      <number:day/>
      <number:text>/</number:text>
      <number:month number:textual="true"/>
      <number:text>/</number:text>
      <number:year/>
    </number:date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date-style style:name="N136">
      <number:day/>
      <number:text>/</number:text>
      <number:month/>
      <number:text>/</number:text>
      <number:year number:style="long"/>
    </number:date-style>
    <number:time-style style:name="N135">
      <number:minutes number:style="long"/>
      <number:text>:</number:text>
      <number:seconds number:style="long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percentage-style style:name="N131">
      <number:number number:decimal-places="3" number:min-decimal-places="3" number:min-integer-digits="1"/>
      <number:text>%</number:text>
    </number:percentage-style>
    <number:number-style style:name="N13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date-style style:name="N12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7">
      <number:day/>
      <number:text>/</number:text>
      <number:month number:textual="true"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date-style style:name="N115">
      <number:month number:textual="true"/>
      <number:text>/</number:text>
      <number:year/>
    </number:date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4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05T16:30:44.835241108</dc:date>
    <meta:editing-duration>P7DT21H35M26S</meta:editing-duration>
    <meta:editing-cycles>438</meta:editing-cycles>
    <meta:generator>LibreOffice/7.3.7.2$Linux_X86_64 LibreOffice_project/30$Build-2</meta:generator>
    <meta:document-statistic meta:table-count="4" meta:cell-count="1520" meta:object-count="0"/>
  </office:meta>
</office:document-meta>
</file>